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3796B955.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BM Plex Sans SC" svg:font-family="'IBM Plex Sans SC'"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withoutfill">
      <style:graphic-properties draw:stroke="dash" draw:stroke-dash="Double_20_Dash" svg:stroke-width="0.053cm" draw:marker-start-width="0.279cm" draw:marker-end-width="0.279cm" svg:stroke-linecap="butt" draw:fill="none" draw:textarea-vertical-align="middle" fo:padding-top="0.151cm" fo:padding-bottom="0.151cm" fo:padding-left="0.276cm" fo:padding-right="0.276cm" loext:decorative="false"/>
    </style:style>
    <style:style style:name="gr2" style:family="graphic" style:parent-style-name="standard">
      <style:graphic-properties draw:stroke="none" svg:stroke-color="#000000" draw:fill="solid" draw:fill-color="#ffffff" draw:opacity="75%" draw:textarea-horizontal-align="center" draw:auto-grow-height="true" draw:auto-grow-width="true" fo:min-height="1.423cm" fo:min-width="3.462cm" loext:decorative="false"/>
      <style:paragraph-properties style:writing-mode="lr-tb"/>
    </style:style>
    <style:style style:name="gr3" style:family="graphic">
      <style:graphic-properties style:writing-mode="lr-tb" loext:decorative="false"/>
    </style:style>
    <style:style style:name="gr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 style:family="graphic">
      <style:graphic-properties loext:decorative="false"/>
    </style:style>
    <style:style style:name="gr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2">
      <style:graphic-properties draw:stroke="solid" draw:stroke-dash="Dashed_20__28_var_29__20_2" svg:stroke-width="0.04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2"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graphic-properties svg:stroke-width="0.106cm" svg:stroke-color="#c99c00" draw:marker-start-width="0.358cm" draw:marker-end-width="0.358cm" draw:fill="bitmap" loext:fill-use-slide-background="false" draw:fill-image-name="_35__20_Percent" draw:textarea-horizontal-align="left" draw:textarea-vertical-align="top" draw:auto-grow-height="false" fo:min-height="7.216cm" fo:min-width="10.466cm" fo:padding-top="0.177cm" fo:padding-bottom="0.177cm" fo:padding-left="0.302cm" fo:padding-right="0.302cm" style:writing-mode="lr-tb" loext:decorative="false">
        <loext:stroke-complex-color loext:theme-type="accent5" loext:color-type="theme">
          <loext:transformation loext:type="lumoff" loext:value="0"/>
        </loext:stroke-complex-color>
      </style:graphic-properties>
      <style:paragraph-properties style:writing-mode="lr-tb"/>
    </style:style>
    <style:style style:name="gr48"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57"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9"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6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1"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9"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6"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9"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4"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5"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12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1"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13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8" style:family="graphic" style:parent-style-name="standard">
      <style:graphic-properties draw:stroke="none" svg:stroke-color="#000000" draw:fill="solid" draw:fill-color="#ffffff" draw:opacity="75%" draw:textarea-horizontal-align="left" draw:auto-grow-height="true" draw:auto-grow-width="true" fo:min-height="0.712cm" fo:min-width="2.367cm" loext:decorative="false"/>
      <style:paragraph-properties style:writing-mode="lr-tb"/>
    </style:style>
    <style:style style:name="gr169" style:family="graphic" style:parent-style-name="standard">
      <style:graphic-properties draw:stroke="none" svg:stroke-color="#000000" draw:fill="solid" draw:fill-color="#ffffff" draw:opacity="75%" draw:textarea-horizontal-align="left" draw:auto-grow-height="true" draw:auto-grow-width="true" fo:min-height="0.712cm" fo:min-width="2.438cm" loext:decorative="false"/>
      <style:paragraph-properties style:writing-mode="lr-tb"/>
    </style:style>
    <style:style style:name="gr17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1"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2"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3" style:family="graphic" style:parent-style-name="standard" style:list-style-name="L2">
      <style:graphic-properties draw:stroke="solid" draw:stroke-dash="Dashed_20__28_var_29_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4" style:family="graphic" style:parent-style-name="standard" style:list-style-name="L2">
      <style:graphic-properties draw:stroke="solid" draw:stroke-dash="Dashed_20__28_var_29__20_2" svg:stroke-width="0.04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5"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6"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79" style:family="graphic" style:parent-style-name="standard">
      <style:graphic-properties draw:stroke="none" svg:stroke-color="#000000" draw:fill="solid" draw:fill-color="#ffffff" draw:opacity="75%" draw:textarea-horizontal-align="left" draw:auto-grow-height="true" draw:auto-grow-width="true" fo:min-height="0.712cm" fo:min-width="2.931cm" loext:decorative="false"/>
      <style:paragraph-properties style:writing-mode="lr-tb"/>
    </style:style>
    <style:style style:name="gr18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18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6"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1"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2"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19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0" style:family="graphic" style:parent-style-name="standard" style:list-style-name="L2">
      <style:graphic-properties draw:stroke="solid" svg:stroke-width="0.04cm" svg:stroke-color="#666666" draw:marker-start="" draw:marker-start-width="0.275cm" draw:marker-start-center="false" draw:marker-end="" draw:marker-end-width="0.275cm" draw:marker-end-center="false" draw:fill="gradient" draw:fill-color="#cfe7f5" draw:fill-gradient-name="Dark_20_Grey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Purple_20_Linear_20_B"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9b460"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5" style:family="graphic" style:parent-style-name="standard" style:list-style-name="L2">
      <style:graphic-properties draw:stroke="solid" svg:stroke-width="0.04cm" svg:stroke-color="#663300" draw:marker-start="" draw:marker-start-width="0.275cm" draw:marker-start-center="false" draw:marker-end="" draw:marker-end-width="0.275cm" draw:marker-end-center="false" draw:fill="gradient" draw:fill-color="#cfe7f5" draw:fill-gradient-name="Gradient_20_11"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6"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07" style:family="graphic" style:parent-style-name="standard">
      <style:graphic-properties draw:stroke="none" svg:stroke-color="#000000" draw:fill="solid" draw:fill-color="#ffffff" draw:opacity="75%" draw:textarea-horizontal-align="left" draw:auto-grow-height="true" draw:auto-grow-width="true" fo:min-height="0.712cm" fo:min-width="1.342cm" loext:decorative="false"/>
      <style:paragraph-properties style:writing-mode="lr-tb"/>
    </style:style>
    <style:style style:name="gr208" style:family="graphic" style:parent-style-name="standard">
      <style:graphic-properties draw:stroke="none" svg:stroke-color="#000000" draw:fill="solid" draw:fill-color="#ffffff" draw:opacity="75%" draw:textarea-horizontal-align="left" draw:auto-grow-height="true" draw:auto-grow-width="true" fo:min-height="0.712cm" fo:min-width="1.167cm" loext:decorative="false"/>
      <style:paragraph-properties style:writing-mode="lr-tb"/>
    </style:style>
    <style:style style:name="gr20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21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8"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9"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12cm" fo:min-width="0.005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30"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1"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6"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7" style:family="graphic" style:parent-style-name="standard" style:list-style-name="L2">
      <style:graphic-properties draw:stroke="solid" draw:stroke-dash="Dashed_20__28_var_29_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9" style:family="graphic" style:parent-style-name="standard">
      <style:graphic-properties draw:stroke="none" svg:stroke-width="0.035cm" svg:stroke-color="#000000" draw:fill="solid" draw:fill-color="#ffffff" draw:opacity="75%" draw:textarea-horizontal-align="left" draw:auto-grow-height="true" draw:auto-grow-width="true" fo:min-height="0.712cm" fo:min-width="1.188cm" fo:padding-top="0.142cm" fo:padding-bottom="0.142cm" fo:padding-left="0.267cm" fo:padding-right="0.267cm" loext:decorative="false"/>
      <style:paragraph-properties style:writing-mode="lr-tb"/>
    </style:style>
    <style:style style:name="gr25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1"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4"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0"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4"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0" style:family="graphic" style:parent-style-name="standard">
      <style:graphic-properties draw:stroke="none" svg:stroke-color="#000000" draw:fill="solid" draw:fill-color="#ffffff" draw:opacity="75%" draw:textarea-horizontal-align="left" draw:auto-grow-height="true" draw:auto-grow-width="true" fo:min-height="0.712cm" fo:min-width="1.979cm" loext:decorative="false"/>
      <style:paragraph-properties style:writing-mode="lr-tb"/>
    </style:style>
    <style:style style:name="gr271"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7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7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7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8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2"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30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7"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0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1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11"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12"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1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14"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31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31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7"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34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2" style:family="graphic" style:parent-style-name="standard">
      <style:graphic-properties draw:stroke="none" svg:stroke-color="#000000" draw:fill="solid" draw:fill-color="#ffffff" draw:opacity="75%" draw:textarea-horizontal-align="left" draw:auto-grow-height="true" draw:auto-grow-width="true" fo:min-height="0.712cm" fo:min-width="4.944cm" loext:decorative="false"/>
      <style:paragraph-properties style:writing-mode="lr-tb"/>
    </style:style>
    <style:style style:name="gr343"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01cm" fo:min-width="0.08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4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4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12cm" fo:min-width="0.005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68"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9"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12cm" fo:min-width="0.005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83"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4" style:family="graphic" style:parent-style-name="standard" style:list-style-name="L2">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01cm" fo:min-width="0.08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9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39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01cm" fo:min-width="0.088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422"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42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4"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5"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6"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7"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8"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9"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0"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1"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2"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3" style:family="graphic" style:parent-style-name="standard" style:list-style-name="L2">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4"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446"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7"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9"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0"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5"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0"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paragraph-properties style:writing-mode="lr-tb"/>
    </style:style>
    <style:style style:name="gr461"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2"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69"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7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fo:wrap-option="wrap" draw:shadow="hidden" draw:shadow-offset-x="0.2cm" draw:shadow-offset-y="0.2cm" draw:shadow-color="#808080" loext:decorative="false"/>
    </style:style>
    <style:style style:name="gr494"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49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8"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9"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4"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178cm" fo:min-width="2.739cm" fo:padding-top="0.095cm" fo:padding-bottom="0.095cm" fo:padding-left="0.22cm" fo:padding-right="0.22cm" fo:wrap-option="no-wrap" draw:shadow="hidden" draw:shadow-offset-x="0.2cm" draw:shadow-offset-y="0.2cm" draw:shadow-color="#808080" style:writing-mode="lr-tb" loext:decorative="false"/>
      <style:paragraph-properties style:writing-mode="lr-tb"/>
    </style:style>
    <style:style style:name="gr505" style:family="graphic" style:parent-style-name="standard">
      <style:graphic-properties draw:stroke="none" svg:stroke-color="#000000" draw:fill="solid" draw:fill-color="#ffffff" draw:opacity="75%" draw:textarea-horizontal-align="left" draw:auto-grow-height="true" draw:auto-grow-width="true" fo:min-height="0.712cm" fo:min-width="5.438cm" loext:decorative="false"/>
      <style:paragraph-properties style:writing-mode="lr-tb"/>
    </style:style>
    <style:style style:name="gr506" style:family="graphic" style:parent-style-name="standard">
      <style:graphic-properties draw:stroke="none" svg:stroke-color="#000000" draw:fill="solid" draw:fill-color="#ffffff" draw:opacity="75%" draw:textarea-horizontal-align="center" draw:auto-grow-height="true" draw:auto-grow-width="true" fo:min-height="0.712cm" fo:min-width="0.848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ffff" draw:opacity="75%"/>
      <style:paragraph-properties fo:text-align="center"/>
    </style:style>
    <style:style style:name="P4"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cfe7f5"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f7941d"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VRT_20_Light_20_Linear_20_T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fo:hyphenate="false"/>
    </style:style>
    <style:style style:name="P21" style:family="paragraph">
      <loext:graphic-properties draw:fill="gradient" draw:fill-color="#0073bc" draw:secondary-fill-color="#cfe7e5" draw:fill-gradient-name="VRT_20_Light_20_Axial_20_V"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style:paragraph-properties fo:text-align="start"/>
    </style:style>
    <style:style style:name="P23" style:family="paragraph">
      <loext:graphic-properties draw:fill="bitmap" draw:fill-image-name="_35__20_Percent"/>
      <style:paragraph-properties fo:text-align="start" style:writing-mode="lr-tb"/>
    </style:style>
    <style:style style:name="P24"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8"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solid" draw:fill-color="#ffffff" draw:opacity="75%"/>
    </style:style>
    <style:style style:name="P30"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style:style>
    <style:style style:name="P31" style:family="paragraph">
      <loext:graphic-properties draw:fill="gradient" draw:fill-color="#f7941d"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5"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6" style:family="paragraph">
      <loext:graphic-properties draw:fill="gradient" draw:fill-color="#cfe7f5" draw:fill-gradient-name="Dark_20_Grey_20_Square_20_BR"/>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7" style:family="paragraph">
      <loext:graphic-properties draw:fill="gradient" draw:fill-color="#cfe7f5" draw:fill-gradient-name="Light_20_Purple_20_Linear_20_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8" style:family="paragraph">
      <loext:graphic-properties draw:fill="gradient" draw:fill-color="#cfe7f5" draw:fill-gradient-name="Gradient_20_1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9"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0"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5"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7"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8"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42cm" fo:margin-bottom="0.35cm" fo:line-height="100%" fo:text-align="center" fo:text-indent="0cm" style:text-autospace="ideograph-alpha" style:punctuation-wrap="simple" style:line-break="strict" loext:tab-stop-distance="0cm">
        <style:tab-stops/>
      </style:paragraph-properties>
      <style:text-properties fo:hyphenate="false"/>
    </style:style>
    <style:style style:name="P50"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1"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2"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3"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4"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5"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style:paragraph-properties fo:margin-left="0cm" fo:margin-right="0cm" fo:margin-top="0cm" fo:margin-bottom="0cm" fo:line-height="100%" fo:text-align="center" fo:text-indent="0cm" style:text-autospace="ideograph-alpha" style:punctuation-wrap="simple" style:line-break="strict" loext:tab-stop-distance="0cm">
        <style:tab-stops/>
      </style:paragraph-properties>
      <style:text-properties fo:hyphenate="false"/>
    </style:style>
    <style:style style:name="P58"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IBM Plex Sans SC"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61"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1" style:family="text">
      <style:text-properties fo:font-variant="normal" fo:text-transform="none" fo:color="#ffffff" loext:opacity="100%" style:text-outline="false" style:text-line-through-style="none" style:text-line-through-type="none" style:text-position="0% 100%" style:font-name="Arial Narrow" fo:font-size="10pt" fo:letter-spacing="normal" fo:language="en" fo:country="AU" fo:font-style="italic" fo:text-shadow="none" style:text-underline-style="none" fo:font-weight="bold" style:text-underline-mode="continuous" style:text-overline-mode="continuous" style:text-line-through-mode="continuous" style:letter-kerning="true" style:font-name-asian="微软雅黑" style:font-size-asian="13pt" style:language-asian="zh" style:country-asian="CN" style:font-style-asian="italic" style:font-weight-asian="bold" style:font-name-complex="Lohit Hindi" style:font-size-complex="13pt" style:language-complex="hi" style:country-complex="IN" style:font-style-complex="italic" style:font-weight-complex="bold" style:text-emphasize="none" style:text-scale="100%" style:font-relief="none" style:text-overline-style="none" style:text-overline-color="font-color"/>
    </style:style>
    <style:style style:name="T2"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7.25cm" svg:y1="13.5cm" svg:x2="31.5cm" svg:y2="11.5cm">
          <text:p/>
        </draw:line>
        <draw:line draw:style-name="gr1" draw:text-style-name="P1" draw:layer="layout" svg:x1="26cm" svg:y1="13.5cm" svg:x2="24.5cm" svg:y2="10.25cm">
          <text:p/>
        </draw:line>
        <draw:frame draw:style-name="gr2" draw:text-style-name="P3" draw:layer="layout" svg:width="3.962cm" svg:height="1.673cm" svg:x="24.75cm" svg:y="15.577cm">
          <draw:text-box>
            <text:p text:style-name="P2">ap-01</text:p>
            <text:p text:style-name="P2">JohnConnor</text:p>
          </draw:text-box>
        </draw:frame>
        <draw:g draw:style-name="gr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4" draw:text-style-name="P4" draw:layer="layout" svg:width="2.099cm" svg:height="1.277cm" svg:x="3.892cm" svg:y="7.225cm" svg:viewBox="0 0 2100 1278" svg:d="M0 1278c303 0 2100-575 2100-831 0-255-221-447-442-447 0 192-1658 958-1658 1278z">
            <text:p/>
          </draw:path>
          <draw:g draw:style-name="gr5">
            <draw:polygon draw:style-name="gr6" draw:text-style-name="P5" draw:layer="layout" svg:width="1.657cm" svg:height="1.916cm" svg:x="2.234cm" svg:y="6.458cm" svg:viewBox="0 0 1658 1917" draw:points="0,958 0,0 1658,958 1658,1917">
              <text:p/>
            </draw:polygon>
            <draw:polygon draw:style-name="gr7" draw:text-style-name="P6" draw:layer="layout" svg:width="1.657cm" svg:height="1.916cm" svg:x="3.892cm" svg:y="6.458cm" svg:viewBox="0 0 1658 1917" draw:points="0,1917 0,958 1658,0 1658,958">
              <text:p/>
            </draw:polygon>
            <draw:polygon draw:style-name="gr8" draw:text-style-name="P7" draw:layer="layout" svg:width="3.315cm" svg:height="1.916cm" svg:x="2.234cm" svg:y="5.5cm" svg:viewBox="0 0 3316 1917" draw:points="1658,1917 0,958 1658,0 3316,958">
              <text:p/>
            </draw:polygon>
            <draw:polygon draw:style-name="gr9" draw:text-style-name="P8" draw:layer="layout" svg:width="0.11cm" svg:height="0.255cm" svg:x="3.58cm" svg:y="7.492cm" svg:viewBox="0 0 111 256" draw:points="0,192 0,0 111,64 111,256">
              <text:p/>
            </draw:polygon>
            <draw:polygon draw:style-name="gr10" draw:text-style-name="P5" draw:layer="layout" svg:width="0.441cm" svg:height="0.382cm" svg:x="3.45cm" svg:y="8.119cm" svg:viewBox="0 0 442 383" draw:points="0,128 0,0 442,256 442,383">
              <text:p/>
            </draw:polygon>
            <draw:polygon draw:style-name="gr11" draw:text-style-name="P5" draw:layer="layout" svg:width="0.441cm" svg:height="0.382cm" svg:x="2.234cm" svg:y="7.417cm" svg:viewBox="0 0 442 383" draw:points="0,128 0,0 442,256 442,383">
              <text:p/>
            </draw:polygon>
            <draw:polygon draw:style-name="gr12" draw:text-style-name="P9" draw:layer="layout" svg:width="0.441cm" svg:height="0.382cm" svg:x="3.892cm" svg:y="8.119cm" svg:viewBox="0 0 442 383" draw:points="0,383 0,256 442,0 442,128">
              <text:p/>
            </draw:polygon>
            <draw:polygon draw:style-name="gr13" draw:text-style-name="P9" draw:layer="layout" svg:width="0.441cm" svg:height="0.382cm" svg:x="5.108cm" svg:y="7.417cm" svg:viewBox="0 0 442 383" draw:points="0,383 0,256 442,0 442,128">
              <text:p/>
            </draw:polygon>
            <draw:polygon draw:style-name="gr14" draw:text-style-name="P10" draw:layer="layout" svg:width="3.315cm" svg:height="3.002cm" svg:x="2.234cm" svg:y="5.5cm" svg:viewBox="0 0 3316 3003" draw:points="0,2044 0,958 1658,0 3316,958 3316,2044 2874,2300 2874,2172 2100,2619 2100,2747 1658,3003 1216,2747 1216,2619 442,2172 442,2300">
              <text:p/>
            </draw:polygon>
          </draw:g>
        </draw:g>
        <draw:line draw:style-name="gr15" draw:text-style-name="P1" draw:layer="layout" svg:x1="4.75cm" svg:y1="7.5cm" svg:x2="12.5cm" svg:y2="12.25cm">
          <text:p/>
        </draw:line>
        <draw:g draw:style-name="gr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6" draw:text-style-name="P4" draw:layer="layout" svg:width="2.099cm" svg:height="1.277cm" svg:x="10.65cm" svg:y="3.225cm" svg:viewBox="0 0 2100 1278" svg:d="M0 1278c303 0 2100-575 2100-831 0-255-221-447-442-447 0 192-1658 958-1658 1278z">
            <text:p/>
          </draw:path>
          <draw:g draw:style-name="gr5">
            <draw:polygon draw:style-name="gr17" draw:text-style-name="P5" draw:layer="layout" svg:width="1.657cm" svg:height="1.916cm" svg:x="8.992cm" svg:y="2.458cm" svg:viewBox="0 0 1658 1917" draw:points="0,958 0,0 1658,958 1658,1917">
              <text:p/>
            </draw:polygon>
            <draw:polygon draw:style-name="gr18" draw:text-style-name="P6" draw:layer="layout" svg:width="1.657cm" svg:height="1.916cm" svg:x="10.65cm" svg:y="2.458cm" svg:viewBox="0 0 1658 1917" draw:points="0,1917 0,958 1658,0 1658,958">
              <text:p/>
            </draw:polygon>
            <draw:polygon draw:style-name="gr19" draw:text-style-name="P7" draw:layer="layout" svg:width="3.315cm" svg:height="1.916cm" svg:x="8.992cm" svg:y="1.5cm" svg:viewBox="0 0 3316 1917" draw:points="1658,1917 0,958 1658,0 3316,958">
              <text:p/>
            </draw:polygon>
            <draw:polygon draw:style-name="gr20" draw:text-style-name="P8" draw:layer="layout" svg:width="0.11cm" svg:height="0.255cm" svg:x="10.338cm" svg:y="3.492cm" svg:viewBox="0 0 111 256" draw:points="0,192 0,0 111,64 111,256">
              <text:p/>
            </draw:polygon>
            <draw:polygon draw:style-name="gr21" draw:text-style-name="P5" draw:layer="layout" svg:width="0.441cm" svg:height="0.382cm" svg:x="10.208cm" svg:y="4.119cm" svg:viewBox="0 0 442 383" draw:points="0,128 0,0 442,256 442,383">
              <text:p/>
            </draw:polygon>
            <draw:polygon draw:style-name="gr22" draw:text-style-name="P5" draw:layer="layout" svg:width="0.441cm" svg:height="0.382cm" svg:x="8.992cm" svg:y="3.417cm" svg:viewBox="0 0 442 383" draw:points="0,128 0,0 442,256 442,383">
              <text:p/>
            </draw:polygon>
            <draw:polygon draw:style-name="gr23" draw:text-style-name="P9" draw:layer="layout" svg:width="0.441cm" svg:height="0.382cm" svg:x="10.65cm" svg:y="4.119cm" svg:viewBox="0 0 442 383" draw:points="0,383 0,256 442,0 442,128">
              <text:p/>
            </draw:polygon>
            <draw:polygon draw:style-name="gr24" draw:text-style-name="P9" draw:layer="layout" svg:width="0.441cm" svg:height="0.382cm" svg:x="11.866cm" svg:y="3.417cm" svg:viewBox="0 0 442 383" draw:points="0,383 0,256 442,0 442,128">
              <text:p/>
            </draw:polygon>
            <draw:polygon draw:style-name="gr25" draw:text-style-name="P10" draw:layer="layout" svg:width="3.315cm" svg:height="3.002cm" svg:x="8.992cm" svg:y="1.5cm" svg:viewBox="0 0 3316 3003" draw:points="0,2044 0,958 1658,0 3316,958 3316,2044 2874,2300 2874,2172 2100,2619 2100,2747 1658,3003 1216,2747 1216,2619 442,2172 442,2300">
              <text:p/>
            </draw:polygon>
          </draw:g>
        </draw:g>
        <draw:line draw:style-name="gr15" draw:text-style-name="P1" draw:layer="layout" svg:x1="11.5cm" svg:y1="3.5cm" svg:x2="12.5cm" svg:y2="12.25cm">
          <text:p/>
        </draw:line>
        <draw:g draw:style-name="gr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6" draw:text-style-name="P4" draw:layer="layout" svg:width="2.099cm" svg:height="1.277cm" svg:x="14.15cm" svg:y="5.475cm" svg:viewBox="0 0 2100 1278" svg:d="M0 1278c303 0 2100-575 2100-831 0-255-221-447-442-447 0 192-1658 958-1658 1278z">
            <text:p/>
          </draw:path>
          <draw:g draw:style-name="gr5">
            <draw:polygon draw:style-name="gr27" draw:text-style-name="P11" draw:layer="layout" svg:width="1.657cm" svg:height="1.916cm" svg:x="12.492cm" svg:y="4.708cm" svg:viewBox="0 0 1658 1917" draw:points="0,958 0,0 1658,958 1658,1917">
              <text:p/>
            </draw:polygon>
            <draw:polygon draw:style-name="gr28" draw:text-style-name="P12" draw:layer="layout" svg:width="1.657cm" svg:height="1.916cm" svg:x="14.15cm" svg:y="4.708cm" svg:viewBox="0 0 1658 1917" draw:points="0,1917 0,958 1658,0 1658,958">
              <text:p/>
            </draw:polygon>
            <draw:polygon draw:style-name="gr29" draw:text-style-name="P13" draw:layer="layout" svg:width="3.315cm" svg:height="1.916cm" svg:x="12.492cm" svg:y="3.75cm" svg:viewBox="0 0 3316 1917" draw:points="1658,1917 0,958 1658,0 3316,958">
              <text:p/>
            </draw:polygon>
            <draw:polygon draw:style-name="gr30" draw:text-style-name="P8" draw:layer="layout" svg:width="0.11cm" svg:height="0.255cm" svg:x="13.838cm" svg:y="5.742cm" svg:viewBox="0 0 111 256" draw:points="0,192 0,0 111,64 111,256">
              <text:p/>
            </draw:polygon>
            <draw:polygon draw:style-name="gr31" draw:text-style-name="P11" draw:layer="layout" svg:width="0.441cm" svg:height="0.382cm" svg:x="13.708cm" svg:y="6.369cm" svg:viewBox="0 0 442 383" draw:points="0,128 0,0 442,256 442,383">
              <text:p/>
            </draw:polygon>
            <draw:polygon draw:style-name="gr32" draw:text-style-name="P11" draw:layer="layout" svg:width="0.441cm" svg:height="0.382cm" svg:x="12.492cm" svg:y="5.667cm" svg:viewBox="0 0 442 383" draw:points="0,128 0,0 442,256 442,383">
              <text:p/>
            </draw:polygon>
            <draw:polygon draw:style-name="gr33" draw:text-style-name="P14" draw:layer="layout" svg:width="0.441cm" svg:height="0.382cm" svg:x="14.15cm" svg:y="6.369cm" svg:viewBox="0 0 442 383" draw:points="0,383 0,256 442,0 442,128">
              <text:p/>
            </draw:polygon>
            <draw:polygon draw:style-name="gr34" draw:text-style-name="P14" draw:layer="layout" svg:width="0.441cm" svg:height="0.382cm" svg:x="15.366cm" svg:y="5.667cm" svg:viewBox="0 0 442 383" draw:points="0,383 0,256 442,0 442,128">
              <text:p/>
            </draw:polygon>
            <draw:polygon draw:style-name="gr35" draw:text-style-name="P10" draw:layer="layout" svg:width="3.315cm" svg:height="3.002cm" svg:x="12.492cm" svg:y="3.75cm" svg:viewBox="0 0 3316 3003" draw:points="0,2044 0,958 1658,0 3316,958 3316,2044 2874,2300 2874,2172 2100,2619 2100,2747 1658,3003 1216,2747 1216,2619 442,2172 442,2300">
              <text:p/>
            </draw:polygon>
          </draw:g>
        </draw:g>
        <draw:g draw:style-name="gr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36" draw:text-style-name="P4" draw:layer="layout" svg:width="1.648cm" svg:height="1.058cm" svg:x="16.393cm" svg:y="10.739cm" svg:viewBox="0 0 1649 1059" svg:d="M0 1059c423 0 1512-498 1619-685 108-187-107-374-215-374 0 267-1404 614-1404 1059z">
            <text:p/>
          </draw:path>
          <draw:g draw:style-name="gr5">
            <draw:polygon draw:style-name="gr37" draw:text-style-name="P15" draw:layer="layout" svg:width="1.511cm" svg:height="1.619cm" svg:x="14.774cm" svg:y="10.24cm" svg:viewBox="0 0 1512 1620" draw:points="0,748 0,0 1512,872 1512,1620">
              <text:p/>
            </draw:polygon>
            <draw:polygon draw:style-name="gr38" draw:text-style-name="P16" draw:layer="layout" svg:width="1.51cm" svg:height="1.619cm" svg:x="16.285cm" svg:y="10.24cm" svg:viewBox="0 0 1511 1620" draw:points="0,1620 0,872 1511,0 1511,748">
              <text:p/>
            </draw:polygon>
            <draw:polygon draw:style-name="gr39" draw:text-style-name="P17" draw:layer="layout" svg:width="3.021cm" svg:height="1.744cm" svg:x="14.774cm" svg:y="9.368cm" svg:viewBox="0 0 3022 1745" draw:points="1512,1745 0,872 1512,0 3022,872">
              <text:p/>
            </draw:polygon>
            <draw:polygon draw:style-name="gr40" draw:text-style-name="P10" draw:layer="layout" svg:width="3.021cm" svg:height="2.491cm" svg:x="14.774cm" svg:y="9.368cm" svg:viewBox="0 0 3022 2492" draw:points="0,1620 0,872 1512,0 3022,872 3022,1620 1512,2492">
              <text:p/>
            </draw:polygon>
            <draw:polygon draw:style-name="gr41" draw:text-style-name="P18" draw:layer="layout" svg:width="0.862cm" svg:height="0.497cm" svg:x="16.176cm" svg:y="10.178cm" svg:viewBox="0 0 863 498" draw:points="108,374 756,0 863,62 215,436 323,498 0,498 0,312">
              <text:p/>
            </draw:polygon>
            <draw:polygon draw:style-name="gr42" draw:text-style-name="P18" draw:layer="layout" svg:width="0.862cm" svg:height="0.497cm" svg:x="15.529cm" svg:y="9.804cm" svg:viewBox="0 0 863 498" draw:points="646,62 539,0 863,0 863,187 755,125 108,498 0,436">
              <text:p/>
            </draw:polygon>
            <draw:path draw:style-name="gr43" draw:text-style-name="P19" draw:layer="layout" svg:width="0.431cm" svg:height="0.547cm" svg:x="14.99cm" svg:y="10.59cm" svg:viewBox="0 0 432 548" svg:d="M215 24c108 63 217 250 217 374 0 125-109 187-217 125-107-62-215-249-215-374s108-187 215-125z">
              <text:p/>
            </draw:path>
            <draw:path draw:style-name="gr44" draw:text-style-name="P19" draw:layer="layout" svg:width="0.431cm" svg:height="0.547cm" svg:x="15.637cm" svg:y="10.964cm" svg:viewBox="0 0 432 548" svg:d="M216 24c108 63 216 250 216 374 0 125-108 187-216 125-107-62-216-249-216-374s109-187 216-125z">
              <text:p/>
            </draw:path>
          </draw:g>
        </draw:g>
        <draw:g draw:style-name="gr5">
          <draw:glue-point draw:id="4" svg:x="-5.097cm" svg:y="3.036cm"/>
          <draw:glue-point draw:id="5" svg:x="-4.839cm" svg:y="2.842cm"/>
          <draw:glue-point draw:id="6" svg:x="-4.574cm" svg:y="2.643cm"/>
          <draw:glue-point draw:id="7" svg:x="-4.32cm" svg:y="2.45cm"/>
          <draw:glue-point draw:id="8" svg:x="-4.063cm" svg:y="2.251cm"/>
          <draw:glue-point draw:id="9" svg:x="-3.809cm" svg:y="2.057cm"/>
          <draw:glue-point draw:id="10" svg:x="-3.548cm" svg:y="1.858cm"/>
          <draw:glue-point draw:id="11" svg:x="-3.295cm" svg:y="1.659cm"/>
          <draw:glue-point draw:id="12" svg:x="-3.037cm" svg:y="1.465cm"/>
          <draw:glue-point draw:id="13" svg:x="-2.78cm" svg:y="1.272cm"/>
          <draw:glue-point draw:id="14" svg:x="-2.518cm" svg:y="1.073cm"/>
          <draw:glue-point draw:id="15" svg:x="-2.265cm" svg:y="0.874cm"/>
          <draw:glue-point draw:id="16" svg:x="-2.007cm" svg:y="0.675cm"/>
          <draw:glue-point draw:id="17" svg:x="-1.75cm" svg:y="0.481cm"/>
          <draw:glue-point draw:id="18" svg:x="-1.497cm" svg:y="0.287cm"/>
          <draw:glue-point draw:id="19" svg:x="-1.239cm" svg:y="0.089cm"/>
          <draw:glue-point draw:id="20" svg:x="-0.978cm" svg:y="-0.089cm"/>
          <draw:glue-point draw:id="21" svg:x="-0.724cm" svg:y="-0.287cm"/>
          <draw:glue-point draw:id="22" svg:x="-0.229cm" svg:y="-0.638cm"/>
          <draw:glue-point draw:id="23" svg:x="0.019cm" svg:y="-0.832cm"/>
          <draw:glue-point draw:id="24" svg:x="0.273cm" svg:y="-1.031cm"/>
          <draw:glue-point draw:id="25" svg:x="0.502cm" svg:y="-1.251cm"/>
          <draw:glue-point draw:id="26" svg:x="0.756cm" svg:y="-1.445cm"/>
          <draw:glue-point draw:id="27" svg:x="1.009cm" svg:y="-1.643cm"/>
          <draw:glue-point draw:id="28" svg:x="1.271cm" svg:y="-1.842cm"/>
          <draw:glue-point draw:id="29" svg:x="1.524cm" svg:y="-2.036cm"/>
          <draw:glue-point draw:id="30" svg:x="1.782cm" svg:y="-2.235cm"/>
          <draw:glue-point draw:id="31" svg:x="2.039cm" svg:y="-2.429cm"/>
          <draw:glue-point draw:id="32" svg:x="2.297cm" svg:y="-2.628cm"/>
          <draw:glue-point draw:id="33" svg:x="2.558cm" svg:y="-2.816cm"/>
          <draw:glue-point draw:id="34" svg:x="2.811cm" svg:y="-3.02cm"/>
          <draw:glue-point draw:id="35" svg:x="3.069cm" svg:y="-3.214cm"/>
          <draw:glue-point draw:id="36" svg:x="3.33cm" svg:y="-3.413cm"/>
          <draw:glue-point draw:id="37" svg:x="3.584cm" svg:y="-3.607cm"/>
          <draw:glue-point draw:id="38" svg:x="3.841cm" svg:y="-3.806cm"/>
          <draw:glue-point draw:id="39" svg:x="4.102cm" svg:y="-4.005cm"/>
          <draw:glue-point draw:id="40" svg:x="4.891cm" svg:y="-3.02cm"/>
          <draw:glue-point draw:id="41" svg:x="4.633cm" svg:y="-2.821cm"/>
          <draw:glue-point draw:id="42" svg:x="4.372cm" svg:y="-2.623cm"/>
          <draw:glue-point draw:id="43" svg:x="4.11cm" svg:y="-2.424cm"/>
          <draw:glue-point draw:id="44" svg:x="3.853cm" svg:y="-2.235cm"/>
          <draw:glue-point draw:id="45" svg:x="3.6cm" svg:y="-2.036cm"/>
          <draw:glue-point draw:id="46" svg:x="3.346cm" svg:y="-1.842cm"/>
          <draw:glue-point draw:id="47" svg:x="3.085cm" svg:y="-1.643cm"/>
          <draw:glue-point draw:id="48" svg:x="2.827cm" svg:y="-1.455cm"/>
          <draw:glue-point draw:id="49" svg:x="2.574cm" svg:y="-1.246cm"/>
          <draw:glue-point draw:id="50" svg:x="2.312cm" svg:y="-1.052cm"/>
          <draw:glue-point draw:id="51" svg:x="2.059cm" svg:y="-0.853cm"/>
          <draw:glue-point draw:id="52" svg:x="1.798cm" svg:y="-0.659cm"/>
          <draw:glue-point draw:id="53" svg:x="1.54cm" svg:y="-0.465cm"/>
          <draw:glue-point draw:id="54" svg:x="1.291cm" svg:y="-0.267cm"/>
          <draw:glue-point draw:id="55" svg:x="1.029cm" svg:y="-0.073cm"/>
          <draw:glue-point draw:id="56" svg:x="0.772cm" svg:y="0.109cm"/>
          <draw:glue-point draw:id="57" svg:x="0.518cm" svg:y="0.308cm"/>
          <draw:glue-point draw:id="58" svg:x="0.023cm" svg:y="0.654cm"/>
          <draw:glue-point draw:id="59" svg:x="-0.225cm" svg:y="0.853cm"/>
          <draw:glue-point draw:id="60" svg:x="-0.479cm" svg:y="1.052cm"/>
          <draw:glue-point draw:id="61" svg:x="-0.708cm" svg:y="1.272cm"/>
          <draw:glue-point draw:id="62" svg:x="-0.962cm" svg:y="1.465cm"/>
          <draw:glue-point draw:id="63" svg:x="-1.215cm" svg:y="1.664cm"/>
          <draw:glue-point draw:id="64" svg:x="-1.477cm" svg:y="1.858cm"/>
          <draw:glue-point draw:id="65" svg:x="-1.73cm" svg:y="2.057cm"/>
          <draw:glue-point draw:id="66" svg:x="-1.992cm" svg:y="2.251cm"/>
          <draw:glue-point draw:id="67" svg:x="-2.249cm" svg:y="2.445cm"/>
          <draw:glue-point draw:id="68" svg:x="-2.506cm" svg:y="2.643cm"/>
          <draw:glue-point draw:id="69" svg:x="-2.764cm" svg:y="2.837cm"/>
          <draw:glue-point draw:id="70" svg:x="-3.021cm" svg:y="3.041cm"/>
          <draw:glue-point draw:id="71" svg:x="-3.279cm" svg:y="3.23cm"/>
          <draw:glue-point draw:id="72" svg:x="-3.536cm" svg:y="3.434cm"/>
          <draw:glue-point draw:id="73" svg:x="-3.79cm" svg:y="3.623cm"/>
          <draw:glue-point draw:id="74" svg:x="-4.047cm" svg:y="3.827cm"/>
          <draw:glue-point draw:id="75" svg:x="-4.308cm" svg:y="4.026cm"/>
          <draw:path draw:style-name="gr45" draw:text-style-name="P20" draw:layer="layout" svg:width="2.736cm" svg:height="0.736cm" draw:transform="rotate (-2.6176448121411) translate (16.2428314859072cm 11.4655800155704cm)" svg:viewBox="0 0 2737 737" svg:d="M2737 371c0-201-96-368-213-368-1552 0-758-2-2308-3-117 0-216 166-216 367 0 200 98 368 215 368 1551 0 757 2 2309 2 117 0 213-166 213-366z">
            <text:p/>
          </draw:path>
          <draw:path draw:style-name="gr46" draw:text-style-name="P21" draw:layer="layout" svg:width="1.525cm" svg:height="0.733cm" draw:transform="rotate (-2.61799387799149) translate (15.188240785573cm 12.067081080442cm)" svg:viewBox="0 0 1526 734" svg:d="M1526 368c0-201-97-368-214-368-116 0-213 167-214 367 0 201 98 367 214 367 117 0 213-166 214-366zM1526 0zM0 357z">
            <text:p/>
          </draw:path>
        </draw:g>
        <draw:custom-shape draw:style-name="gr47" draw:text-style-name="P23" draw:layer="layout" svg:width="11cm" svg:height="7.5cm" svg:x="2.5cm" svg:y="20.25cm">
          <text:p text:style-name="P22">AWS</text:p>
          <draw:enhanced-geometry svg:viewBox="0 0 21600 21600" draw:type="rectangle" draw:enhanced-path="M 0 0 L 21600 0 21600 21600 0 21600 0 0 Z N"/>
        </draw:custom-shape>
        <draw:g draw:style-name="gr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48" draw:text-style-name="P4" draw:layer="layout" svg:width="1.648cm" svg:height="1.058cm" svg:x="26.734cm" svg:y="14.164cm" svg:viewBox="0 0 1649 1059" svg:d="M0 1059c423 0 1512-498 1619-685 108-187-107-374-215-374 0 267-1404 614-1404 1059z">
            <text:p/>
          </draw:path>
          <draw:g draw:style-name="gr5">
            <draw:polygon draw:style-name="gr49" draw:text-style-name="P15" draw:layer="layout" svg:width="1.511cm" svg:height="1.619cm" svg:x="25.144cm" svg:y="13.665cm" svg:viewBox="0 0 1512 1620" draw:points="0,748 0,0 1512,872 1512,1620">
              <text:p/>
            </draw:polygon>
            <draw:polygon draw:style-name="gr50" draw:text-style-name="P16" draw:layer="layout" svg:width="1.51cm" svg:height="1.619cm" svg:x="26.656cm" svg:y="13.665cm" svg:viewBox="0 0 1511 1620" draw:points="0,1620 0,872 1511,0 1511,748">
              <text:p/>
            </draw:polygon>
            <draw:polygon draw:style-name="gr51" draw:text-style-name="P17" draw:layer="layout" svg:width="3.021cm" svg:height="1.744cm" svg:x="25.144cm" svg:y="12.793cm" svg:viewBox="0 0 3022 1745" draw:points="1512,1745 0,872 1512,0 3022,872">
              <text:p/>
            </draw:polygon>
            <draw:polygon draw:style-name="gr52" draw:text-style-name="P10" draw:layer="layout" svg:width="3.021cm" svg:height="2.491cm" svg:x="25.144cm" svg:y="12.793cm" svg:viewBox="0 0 3022 2492" draw:points="0,1620 0,872 1512,0 3022,872 3022,1620 1512,2492">
              <text:p/>
            </draw:polygon>
            <draw:polyline draw:style-name="gr53" draw:text-style-name="P18" draw:layer="layout" svg:width="1.511cm" svg:height="0.871cm" svg:x="26.439cm" svg:y="13.541cm" svg:viewBox="0 0 1512 872" draw:points="1512,125 1295,125 863,0 648,0 648,125 863,374 863,498 647,498 215,374 0,374 0,498 216,748 216,872">
              <text:p/>
            </draw:polyline>
            <draw:polyline draw:style-name="gr54" draw:text-style-name="P18" draw:layer="layout" svg:width="1.511cm" svg:height="0.871cm" svg:x="26.115cm" svg:y="13.354cm" svg:viewBox="0 0 1512 872" draw:points="1295,0 1295,125 1512,374 1512,498 1295,498 863,374 648,374 648,498 863,748 863,872 648,872 216,748 0,748">
              <text:p/>
            </draw:polyline>
            <draw:polyline draw:style-name="gr55" draw:text-style-name="P18" draw:layer="layout" svg:width="1.511cm" svg:height="0.871cm" svg:x="25.683cm" svg:y="13.104cm" svg:viewBox="0 0 1512 872" draw:points="1512,125 1295,125 863,0 648,0 648,125 863,374 863,498 647,498 215,374 0,374 0,498 216,748 216,872">
              <text:p/>
            </draw:polyline>
            <draw:polyline draw:style-name="gr56" draw:text-style-name="P18" draw:layer="layout" svg:width="1.511cm" svg:height="0.871cm" svg:x="25.359cm" svg:y="12.917cm" svg:viewBox="0 0 1512 872" draw:points="1295,0 1295,125 1512,374 1512,498 1295,498 863,374 648,374 648,498 863,748 863,872 648,872 216,748 0,748">
              <text:p/>
            </draw:polyline>
          </draw:g>
        </draw:g>
        <draw:g draw:style-name="gr3">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57" draw:text-style-name="P4" draw:layer="layout" svg:width="1.085cm" svg:height="0.675cm" svg:x="31.975cm" svg:y="11.416cm" svg:viewBox="0 0 1086 676" svg:d="M2 676c115 0 1084-242 1084-459s-261-217-376-217c0 72-750 145-708 676z">
            <text:p/>
          </draw:path>
          <draw:g draw:style-name="gr5">
            <draw:polygon draw:style-name="gr58" draw:text-style-name="P7" draw:layer="layout" svg:width="1.962cm" svg:height="1.134cm" svg:x="30.806cm" svg:y="10.836cm" svg:viewBox="0 0 1963 1135" draw:points="1169,1135 0,458 793,0 1963,676">
              <text:p/>
            </draw:polygon>
            <draw:polygon draw:style-name="gr59" draw:text-style-name="P24" draw:layer="layout" svg:width="1.293cm" svg:height="0.748cm" svg:x="31.266cm" svg:y="10.957cm" svg:viewBox="0 0 1294 749" draw:points="0,193 334,0 1294,555 960,749">
              <text:p/>
            </draw:polygon>
            <draw:polygon draw:style-name="gr60" draw:text-style-name="P5" draw:layer="layout" svg:width="1.168cm" svg:height="1.738cm" svg:x="31.6cm" svg:y="9.774cm" svg:viewBox="0 0 1169 1739" draw:points="0,1062 0,0 1169,676 1169,1739">
              <text:p/>
            </draw:polygon>
            <draw:polygon draw:style-name="gr61" draw:text-style-name="P25" draw:layer="layout" svg:width="1.085cm" svg:height="1.519cm" svg:x="31.641cm" svg:y="9.846cm" svg:viewBox="0 0 1086 1520" draw:points="0,893 0,0 1086,628 1086,1520">
              <text:p/>
            </draw:polygon>
            <draw:polygon draw:style-name="gr62" draw:text-style-name="P7" draw:layer="layout" svg:width="1.211cm" svg:height="0.7cm" svg:x="31.6cm" svg:y="9.75cm" svg:viewBox="0 0 1212 701" draw:points="1169,701 0,24 42,0 1212,676">
              <text:p/>
            </draw:polygon>
            <draw:polygon draw:style-name="gr63" draw:text-style-name="P9" draw:layer="layout" svg:width="0.041cm" svg:height="1.085cm" svg:x="32.769cm" svg:y="10.426cm" svg:viewBox="0 0 42 1086" draw:points="0,1086 0,24 42,0 42,1062">
              <text:p/>
            </draw:polygon>
            <draw:polygon draw:style-name="gr64" draw:text-style-name="P9" draw:layer="layout" svg:width="0.792cm" svg:height="0.579cm" svg:x="31.975cm" svg:y="11.512cm" svg:viewBox="0 0 793 580" draw:points="0,580 0,458 793,0 793,121">
              <text:p/>
            </draw:polygon>
            <draw:line draw:style-name="gr65" draw:text-style-name="P26" draw:layer="layout" svg:x1="31.349cm" svg:y1="11.103cm" svg:x2="32.309cm" svg:y2="11.658cm">
              <text:p/>
            </draw:line>
            <draw:line draw:style-name="gr66" draw:text-style-name="P26" draw:layer="layout" svg:x1="31.433cm" svg:y1="11.054cm" svg:x2="32.393cm" svg:y2="11.609cm">
              <text:p/>
            </draw:line>
            <draw:line draw:style-name="gr67" draw:text-style-name="P26" draw:layer="layout" svg:x1="31.516cm" svg:y1="11.005cm" svg:x2="32.476cm" svg:y2="11.56cm">
              <text:p/>
            </draw:line>
            <draw:line draw:style-name="gr68" draw:text-style-name="P26" draw:layer="layout" svg:x1="32.352cm" svg:y1="11.489cm" svg:x2="32.436cm" svg:y2="11.441cm">
              <text:p/>
            </draw:line>
            <draw:line draw:style-name="gr69" draw:text-style-name="P26" draw:layer="layout" svg:x1="32.268cm" svg:y1="11.44cm" svg:x2="32.352cm" svg:y2="11.392cm">
              <text:p/>
            </draw:line>
            <draw:line draw:style-name="gr70" draw:text-style-name="P26" draw:layer="layout" svg:x1="32.184cm" svg:y1="11.392cm" svg:x2="32.268cm" svg:y2="11.344cm">
              <text:p/>
            </draw:line>
            <draw:line draw:style-name="gr71" draw:text-style-name="P26" draw:layer="layout" svg:x1="32.226cm" svg:y1="11.512cm" svg:x2="32.31cm" svg:y2="11.464cm">
              <text:p/>
            </draw:line>
            <draw:line draw:style-name="gr72" draw:text-style-name="P26" draw:layer="layout" svg:x1="32.143cm" svg:y1="11.464cm" svg:x2="32.227cm" svg:y2="11.416cm">
              <text:p/>
            </draw:line>
            <draw:line draw:style-name="gr73" draw:text-style-name="P26" draw:layer="layout" svg:x1="32.06cm" svg:y1="11.416cm" svg:x2="32.144cm" svg:y2="11.368cm">
              <text:p/>
            </draw:line>
            <draw:line draw:style-name="gr74" draw:text-style-name="P26" draw:layer="layout" svg:x1="32.101cm" svg:y1="11.344cm" svg:x2="32.185cm" svg:y2="11.296cm">
              <text:p/>
            </draw:line>
            <draw:line draw:style-name="gr75" draw:text-style-name="P26" draw:layer="layout" svg:x1="31.975cm" svg:y1="11.367cm" svg:x2="32.059cm" svg:y2="11.319cm">
              <text:p/>
            </draw:line>
            <draw:line draw:style-name="gr76" draw:text-style-name="P26" draw:layer="layout" svg:x1="32.018cm" svg:y1="11.296cm" svg:x2="32.102cm" svg:y2="11.248cm">
              <text:p/>
            </draw:line>
            <draw:line draw:style-name="gr77" draw:text-style-name="P26" draw:layer="layout" svg:x1="31.934cm" svg:y1="11.247cm" svg:x2="32.018cm" svg:y2="11.199cm">
              <text:p/>
            </draw:line>
            <draw:line draw:style-name="gr78" draw:text-style-name="P26" draw:layer="layout" svg:x1="31.851cm" svg:y1="11.199cm" svg:x2="31.935cm" svg:y2="11.151cm">
              <text:p/>
            </draw:line>
            <draw:line draw:style-name="gr79" draw:text-style-name="P26" draw:layer="layout" svg:x1="31.892cm" svg:y1="11.319cm" svg:x2="31.976cm" svg:y2="11.271cm">
              <text:p/>
            </draw:line>
            <draw:line draw:style-name="gr80" draw:text-style-name="P26" draw:layer="layout" svg:x1="31.809cm" svg:y1="11.271cm" svg:x2="31.893cm" svg:y2="11.223cm">
              <text:p/>
            </draw:line>
            <draw:line draw:style-name="gr81" draw:text-style-name="P26" draw:layer="layout" svg:x1="31.725cm" svg:y1="11.223cm" svg:x2="31.809cm" svg:y2="11.175cm">
              <text:p/>
            </draw:line>
            <draw:line draw:style-name="gr82" draw:text-style-name="P26" draw:layer="layout" svg:x1="31.767cm" svg:y1="11.151cm" svg:x2="31.851cm" svg:y2="11.103cm">
              <text:p/>
            </draw:line>
            <draw:line draw:style-name="gr83" draw:text-style-name="P26" draw:layer="layout" svg:x1="31.641cm" svg:y1="11.175cm" svg:x2="31.725cm" svg:y2="11.127cm">
              <text:p/>
            </draw:line>
            <draw:line draw:style-name="gr84" draw:text-style-name="P26" draw:layer="layout" svg:x1="31.683cm" svg:y1="11.102cm" svg:x2="31.767cm" svg:y2="11.054cm">
              <text:p/>
            </draw:line>
            <draw:line draw:style-name="gr85" draw:text-style-name="P26" draw:layer="layout" svg:x1="31.6cm" svg:y1="11.053cm" svg:x2="31.684cm" svg:y2="11.005cm">
              <text:p/>
            </draw:line>
            <draw:line draw:style-name="gr86" draw:text-style-name="P26" draw:layer="layout" svg:x1="31.559cm" svg:y1="11.126cm" svg:x2="31.643cm" svg:y2="11.078cm">
              <text:p/>
            </draw:line>
            <draw:line draw:style-name="gr87" draw:text-style-name="P26" draw:layer="layout" svg:x1="32.101cm" svg:y1="11.537cm" svg:x2="32.185cm" svg:y2="11.489cm">
              <text:p/>
            </draw:line>
            <draw:line draw:style-name="gr88" draw:text-style-name="P26" draw:layer="layout" svg:x1="32.018cm" svg:y1="11.489cm" svg:x2="32.102cm" svg:y2="11.441cm">
              <text:p/>
            </draw:line>
            <draw:line draw:style-name="gr89" draw:text-style-name="P26" draw:layer="layout" svg:x1="31.934cm" svg:y1="11.44cm" svg:x2="32.018cm" svg:y2="11.392cm">
              <text:p/>
            </draw:line>
            <draw:line draw:style-name="gr90" draw:text-style-name="P26" draw:layer="layout" svg:x1="31.892cm" svg:y1="11.512cm" svg:x2="31.976cm" svg:y2="11.464cm">
              <text:p/>
            </draw:line>
            <draw:line draw:style-name="gr91" draw:text-style-name="P26" draw:layer="layout" svg:x1="31.809cm" svg:y1="11.464cm" svg:x2="31.893cm" svg:y2="11.416cm">
              <text:p/>
            </draw:line>
            <draw:line draw:style-name="gr92" draw:text-style-name="P26" draw:layer="layout" svg:x1="31.851cm" svg:y1="11.392cm" svg:x2="31.935cm" svg:y2="11.344cm">
              <text:p/>
            </draw:line>
            <draw:line draw:style-name="gr93" draw:text-style-name="P26" draw:layer="layout" svg:x1="31.767cm" svg:y1="11.344cm" svg:x2="31.851cm" svg:y2="11.296cm">
              <text:p/>
            </draw:line>
            <draw:line draw:style-name="gr94" draw:text-style-name="P26" draw:layer="layout" svg:x1="31.683cm" svg:y1="11.296cm" svg:x2="31.767cm" svg:y2="11.248cm">
              <text:p/>
            </draw:line>
            <draw:line draw:style-name="gr95" draw:text-style-name="P26" draw:layer="layout" svg:x1="31.6cm" svg:y1="11.247cm" svg:x2="31.684cm" svg:y2="11.199cm">
              <text:p/>
            </draw:line>
            <draw:line draw:style-name="gr96" draw:text-style-name="P26" draw:layer="layout" svg:x1="31.475cm" svg:y1="11.271cm" svg:x2="31.559cm" svg:y2="11.223cm">
              <text:p/>
            </draw:line>
            <draw:line draw:style-name="gr97" draw:text-style-name="P26" draw:layer="layout" svg:x1="31.516cm" svg:y1="11.199cm" svg:x2="31.6cm" svg:y2="11.151cm">
              <text:p/>
            </draw:line>
            <draw:line draw:style-name="gr98" draw:text-style-name="P26" draw:layer="layout" svg:x1="31.391cm" svg:y1="11.223cm" svg:x2="31.475cm" svg:y2="11.175cm">
              <text:p/>
            </draw:line>
            <draw:line draw:style-name="gr99" draw:text-style-name="P26" draw:layer="layout" svg:x1="32.06cm" svg:y1="11.609cm" svg:x2="32.144cm" svg:y2="11.561cm">
              <text:p/>
            </draw:line>
            <draw:line draw:style-name="gr100" draw:text-style-name="P26" draw:layer="layout" svg:x1="31.975cm" svg:y1="11.56cm" svg:x2="32.059cm" svg:y2="11.512cm">
              <text:p/>
            </draw:line>
            <draw:polygon draw:style-name="gr101" draw:text-style-name="P5" draw:layer="layout" svg:width="1.168cm" svg:height="0.796cm" svg:x="30.806cm" svg:y="11.296cm" svg:viewBox="0 0 1169 797" draw:points="0,121 0,0 1169,676 1169,797">
              <text:p/>
            </draw:polygon>
            <draw:polygon draw:style-name="gr102" draw:text-style-name="P10" draw:layer="layout" svg:width="2.004cm" svg:height="2.341cm" svg:x="30.806cm" svg:y="9.75cm" svg:viewBox="0 0 2005 2342" draw:points="835,0 2005,676 2005,1739 1963,1762 1963,1883 1169,2342 0,1666 0,1545 793,1086 793,24">
              <text:p/>
            </draw:polygon>
            <draw:polygon draw:style-name="gr103" draw:text-style-name="P26" draw:layer="layout" svg:width="0.5cm" svg:height="0.288cm" svg:x="31.308cm" svg:y="11.368cm" svg:viewBox="0 0 501 289" draw:points="0,121 209,0 501,169 292,289">
              <text:p/>
            </draw:polygon>
            <draw:line draw:style-name="gr104" draw:text-style-name="P26" draw:layer="layout" svg:x1="32.31cm" svg:y1="11.56cm" svg:x2="32.394cm" svg:y2="11.512cm">
              <text:p/>
            </draw:line>
            <draw:line draw:style-name="gr105" draw:text-style-name="P26" draw:layer="layout" svg:x1="32.184cm" svg:y1="11.585cm" svg:x2="32.268cm" svg:y2="11.537cm">
              <text:p/>
            </draw:line>
          </draw:g>
        </draw:g>
        <draw:g draw:style-name="gr3">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style-name="gr5">
            <draw:polygon draw:style-name="gr106" draw:text-style-name="P9" draw:layer="layout" svg:width="0.205cm" svg:height="0.237cm" svg:x="25.544cm" svg:y="9.45cm" svg:viewBox="0 0 206 238" draw:points="206,142 165,0 0,95 41,238">
              <text:p/>
            </draw:polygon>
            <draw:polygon draw:style-name="gr107" draw:text-style-name="P7" draw:layer="layout" svg:width="0.452cm" svg:height="0.261cm" svg:x="25.255cm" svg:y="9.284cm" svg:viewBox="0 0 453 262" draw:points="453,166 370,95 247,24 165,0 0,95 82,118 206,190 288,262">
              <text:p/>
            </draw:polygon>
            <draw:path draw:style-name="gr108" draw:text-style-name="P5" draw:layer="layout" svg:width="0.369cm" svg:height="0.308cm" svg:x="25.214cm" svg:y="9.378cm" svg:viewBox="0 0 370 309" svg:d="M0 95c0-143 82-95 165-47 82 47 164 47 205 261 0 0-164-94-370-214z">
              <text:p/>
            </draw:path>
            <draw:path draw:style-name="gr109" draw:text-style-name="P10" draw:layer="layout" svg:width="0.534cm" svg:height="0.403cm" svg:x="25.214cm" svg:y="9.284cm" svg:viewBox="0 0 535 404" svg:d="M206 0c82 24 82 24 164 71 41 24 124 47 165 238-82 48-82 48-165 95-47-21-288-166-370-214 0-119 82-119 206-190z">
              <text:p/>
            </draw:path>
          </draw:g>
          <draw:g draw:style-name="gr3">
            <draw:path draw:style-name="gr110" draw:text-style-name="P4" draw:layer="layout" svg:width="0.475cm" svg:height="0.294cm" svg:x="23.916cm" svg:y="9.611cm" svg:viewBox="0 0 476 295" svg:d="M0 295c113 0 397-131 454-164 56-33-1-131-114-131 0 71-340 295-340 295z">
              <text:p/>
            </draw:path>
            <draw:g draw:style-name="gr5">
              <draw:polygon draw:style-name="gr111" draw:text-style-name="P9" draw:layer="layout" svg:width="0.41cm" svg:height="0.332cm" svg:x="23.846cm" svg:y="9.605cm" svg:viewBox="0 0 411 333" draw:points="411,95 411,0 0,238 0,333">
                <text:p/>
              </draw:polygon>
              <draw:polygon draw:style-name="gr112" draw:text-style-name="P9" draw:layer="layout" svg:width="0.41cm" svg:height="0.403cm" svg:x="23.517cm" svg:y="9.248cm" svg:viewBox="0 0 411 404" draw:points="411,166 411,0 0,238 0,404">
                <text:p/>
              </draw:polygon>
              <draw:polygon draw:style-name="gr113" draw:text-style-name="P7" draw:layer="layout" svg:width="0.74cm" svg:height="0.427cm" svg:x="23.517cm" svg:y="9.415cm" svg:viewBox="0 0 741 428" draw:points="741,190 411,0 0,238 329,428">
                <text:p/>
              </draw:polygon>
              <draw:polygon draw:style-name="gr114" draw:text-style-name="P5" draw:layer="layout" svg:width="0.41cm" svg:height="0.403cm" svg:x="23.435cm" svg:y="9.534cm" svg:viewBox="0 0 411 404" draw:points="411,404 411,309 82,118 82,0 0,48 0,166">
                <text:p/>
              </draw:polygon>
              <draw:polygon draw:style-name="gr115" draw:text-style-name="P9" draw:layer="layout" svg:width="1.316cm" svg:height="1.807cm" svg:x="23.393cm" svg:y="7.798cm" svg:viewBox="0 0 1317 1808" draw:points="1317,1047 1317,0 0,761 0,1808">
                <text:p/>
              </draw:polygon>
              <draw:polygon draw:style-name="gr116" draw:text-style-name="P25" draw:layer="layout" svg:width="1.234cm" svg:height="1.664cm" svg:x="23.435cm" svg:y="7.868cm" svg:viewBox="0 0 1235 1665" draw:points="1235,952 1235,0 0,714 0,1665">
                <text:p/>
              </draw:polygon>
              <draw:polygon draw:style-name="gr117" draw:text-style-name="P7" draw:layer="layout" svg:width="1.397cm" svg:height="0.807cm" svg:x="23.311cm" svg:y="7.75cm" svg:viewBox="0 0 1398 808" draw:points="82,808 1398,48 1317,0 0,761">
                <text:p/>
              </draw:polygon>
              <draw:polygon draw:style-name="gr118" draw:text-style-name="P5" draw:layer="layout" svg:width="0.081cm" svg:height="1.093cm" svg:x="23.311cm" svg:y="8.511cm" svg:viewBox="0 0 82 1094" draw:points="82,1094 82,48 0,0 0,1047">
                <text:p/>
              </draw:polygon>
              <draw:polygon draw:style-name="gr119" draw:text-style-name="P10" draw:layer="layout" svg:width="1.397cm" svg:height="2.187cm" svg:x="23.311cm" svg:y="7.75cm" svg:viewBox="0 0 1398 2188" draw:points="1317,0 0,761 0,1808 82,1855 124,1831 124,1950 535,2188 946,1950 946,1855 617,1665 617,1546 1398,1094 1398,48">
                <text:p/>
              </draw:polygon>
            </draw:g>
          </draw:g>
          <draw:g draw:style-name="gr3">
            <draw:path draw:style-name="gr120" draw:text-style-name="P4" draw:layer="layout" svg:width="0.349cm" svg:height="0.228cm" svg:x="25.056cm" svg:y="9.787cm" svg:viewBox="0 0 350 229" svg:d="M0 229c0 0 227-65 283-98 61-36 114-131 0-131 0 71-283 229-283 229z">
              <text:p/>
            </draw:path>
            <draw:g draw:style-name="gr3">
              <draw:polygon draw:style-name="gr121" draw:text-style-name="P7" draw:layer="layout" svg:width="1.769cm" svg:height="1.022cm" svg:x="23.57cm" svg:y="9.487cm" svg:viewBox="0 0 1770 1023" draw:points="453,1023 1770,262 1317,0 0,761">
                <text:p/>
              </draw:polygon>
              <draw:polygon draw:style-name="gr122" draw:text-style-name="P5" draw:layer="layout" svg:width="0.452cm" svg:height="0.356cm" svg:x="23.57cm" svg:y="10.248cm" svg:viewBox="0 0 453 357" draw:points="453,357 453,262 0,0 0,95">
                <text:p/>
              </draw:polygon>
              <draw:polygon draw:style-name="gr123" draw:text-style-name="P9" draw:layer="layout" svg:width="1.316cm" svg:height="0.855cm" svg:x="24.023cm" svg:y="9.748cm" svg:viewBox="0 0 1317 856" draw:points="1317,95 1317,0 0,761 0,856">
                <text:p/>
              </draw:polygon>
              <draw:polygon draw:style-name="gr124" draw:text-style-name="P10" draw:layer="layout" svg:width="1.769cm" svg:height="1.117cm" svg:x="23.57cm" svg:y="9.487cm" svg:viewBox="0 0 1770 1118" draw:points="1317,0 0,761 0,856 453,1118 1770,357 1770,262">
                <text:p/>
              </draw:polygon>
              <draw:g draw:style-name="gr5">
                <draw:polygon draw:style-name="gr125" draw:text-style-name="P27" draw:layer="layout" svg:width="0.575cm" svg:height="0.332cm" svg:x="24.659cm" svg:y="9.552cm" svg:viewBox="0 0 576 333" draw:points="576,190 247,0 0,142 329,333">
                  <text:p/>
                </draw:polygon>
                <draw:line draw:style-name="gr126" draw:text-style-name="P28" draw:layer="layout" svg:x1="25.153cm" svg:y1="9.789cm" svg:x2="24.824cm" svg:y2="9.599cm">
                  <text:p/>
                </draw:line>
                <draw:line draw:style-name="gr127" draw:text-style-name="P28" draw:layer="layout" svg:x1="25.07cm" svg:y1="9.836cm" svg:x2="24.741cm" svg:y2="9.646cm">
                  <text:p/>
                </draw:line>
                <draw:line draw:style-name="gr128" draw:text-style-name="P28" draw:layer="layout" svg:x1="24.988cm" svg:y1="9.599cm" svg:x2="24.741cm" svg:y2="9.741cm">
                  <text:p/>
                </draw:line>
                <draw:line draw:style-name="gr129" draw:text-style-name="P28" draw:layer="layout" svg:x1="25.071cm" svg:y1="9.646cm" svg:x2="24.824cm" svg:y2="9.788cm">
                  <text:p/>
                </draw:line>
                <draw:line draw:style-name="gr130" draw:text-style-name="P28" draw:layer="layout" svg:x1="25.153cm" svg:y1="9.694cm" svg:x2="24.988cm" svg:y2="9.789cm">
                  <text:p/>
                </draw:line>
              </draw:g>
              <draw:g draw:style-name="gr5">
                <draw:polygon draw:style-name="gr131" draw:text-style-name="P27" draw:layer="layout" svg:width="1.192cm" svg:height="0.689cm" svg:x="23.695cm" svg:y="9.751cm" svg:viewBox="0 0 1193 690" draw:points="1193,190 863,0 0,499 328,690">
                  <text:p/>
                </draw:polygon>
                <draw:line draw:style-name="gr132" draw:text-style-name="P28" draw:layer="layout" svg:x1="24.806cm" svg:y1="9.894cm" svg:x2="23.942cm" svg:y2="10.393cm">
                  <text:p/>
                </draw:line>
                <draw:line draw:style-name="gr133" draw:text-style-name="P28" draw:layer="layout" svg:x1="24.723cm" svg:y1="9.846cm" svg:x2="23.859cm" svg:y2="10.345cm">
                  <text:p/>
                </draw:line>
                <draw:line draw:style-name="gr134" draw:text-style-name="P28" draw:layer="layout" svg:x1="24.641cm" svg:y1="9.799cm" svg:x2="23.777cm" svg:y2="10.298cm">
                  <text:p/>
                </draw:line>
                <draw:line draw:style-name="gr135" draw:text-style-name="P28" draw:layer="layout" svg:x1="23.859cm" svg:y1="10.251cm" svg:x2="23.777cm" svg:y2="10.203cm">
                  <text:p/>
                </draw:line>
                <draw:line draw:style-name="gr136" draw:text-style-name="P28" draw:layer="layout" svg:x1="23.942cm" svg:y1="10.204cm" svg:x2="23.86cm" svg:y2="10.156cm">
                  <text:p/>
                </draw:line>
                <draw:line draw:style-name="gr137" draw:text-style-name="P28" draw:layer="layout" svg:x1="24.024cm" svg:y1="10.156cm" svg:x2="23.942cm" svg:y2="10.108cm">
                  <text:p/>
                </draw:line>
                <draw:line draw:style-name="gr138" draw:text-style-name="P28" draw:layer="layout" svg:x1="23.983cm" svg:y1="10.274cm" svg:x2="23.901cm" svg:y2="10.226cm">
                  <text:p/>
                </draw:line>
                <draw:line draw:style-name="gr139" draw:text-style-name="P28" draw:layer="layout" svg:x1="24.064cm" svg:y1="10.227cm" svg:x2="23.982cm" svg:y2="10.179cm">
                  <text:p/>
                </draw:line>
                <draw:line draw:style-name="gr140" draw:text-style-name="P28" draw:layer="layout" svg:x1="24.146cm" svg:y1="10.18cm" svg:x2="24.064cm" svg:y2="10.132cm">
                  <text:p/>
                </draw:line>
                <draw:line draw:style-name="gr141" draw:text-style-name="P28" draw:layer="layout" svg:x1="24.105cm" svg:y1="10.108cm" svg:x2="24.023cm" svg:y2="10.06cm">
                  <text:p/>
                </draw:line>
                <draw:line draw:style-name="gr142" draw:text-style-name="P28" draw:layer="layout" svg:x1="24.229cm" svg:y1="10.132cm" svg:x2="24.147cm" svg:y2="10.084cm">
                  <text:p/>
                </draw:line>
                <draw:line draw:style-name="gr143" draw:text-style-name="P28" draw:layer="layout" svg:x1="24.188cm" svg:y1="10.061cm" svg:x2="24.106cm" svg:y2="10.013cm">
                  <text:p/>
                </draw:line>
                <draw:line draw:style-name="gr144" draw:text-style-name="P28" draw:layer="layout" svg:x1="24.27cm" svg:y1="10.014cm" svg:x2="24.188cm" svg:y2="9.966cm">
                  <text:p/>
                </draw:line>
                <draw:line draw:style-name="gr145" draw:text-style-name="P28" draw:layer="layout" svg:x1="24.353cm" svg:y1="9.966cm" svg:x2="24.271cm" svg:y2="9.918cm">
                  <text:p/>
                </draw:line>
                <draw:line draw:style-name="gr146" draw:text-style-name="P28" draw:layer="layout" svg:x1="24.311cm" svg:y1="10.085cm" svg:x2="24.229cm" svg:y2="10.037cm">
                  <text:p/>
                </draw:line>
                <draw:line draw:style-name="gr147" draw:text-style-name="P28" draw:layer="layout" svg:x1="24.394cm" svg:y1="10.038cm" svg:x2="24.312cm" svg:y2="9.99cm">
                  <text:p/>
                </draw:line>
                <draw:line draw:style-name="gr148" draw:text-style-name="P28" draw:layer="layout" svg:x1="24.476cm" svg:y1="9.99cm" svg:x2="24.394cm" svg:y2="9.942cm">
                  <text:p/>
                </draw:line>
                <draw:line draw:style-name="gr149" draw:text-style-name="P28" draw:layer="layout" svg:x1="24.435cm" svg:y1="9.918cm" svg:x2="24.353cm" svg:y2="9.87cm">
                  <text:p/>
                </draw:line>
                <draw:line draw:style-name="gr150" draw:text-style-name="P28" draw:layer="layout" svg:x1="24.559cm" svg:y1="9.942cm" svg:x2="24.477cm" svg:y2="9.894cm">
                  <text:p/>
                </draw:line>
                <draw:line draw:style-name="gr151" draw:text-style-name="P28" draw:layer="layout" svg:x1="24.518cm" svg:y1="9.871cm" svg:x2="24.436cm" svg:y2="9.823cm">
                  <text:p/>
                </draw:line>
                <draw:line draw:style-name="gr152" draw:text-style-name="P28" draw:layer="layout" svg:x1="24.599cm" svg:y1="9.823cm" svg:x2="24.517cm" svg:y2="9.775cm">
                  <text:p/>
                </draw:line>
                <draw:line draw:style-name="gr153" draw:text-style-name="P28" draw:layer="layout" svg:x1="24.64cm" svg:y1="9.894cm" svg:x2="24.558cm" svg:y2="9.846cm">
                  <text:p/>
                </draw:line>
                <draw:line draw:style-name="gr154" draw:text-style-name="P28" draw:layer="layout" svg:x1="24.105cm" svg:y1="10.298cm" svg:x2="24.023cm" svg:y2="10.25cm">
                  <text:p/>
                </draw:line>
                <draw:line draw:style-name="gr155" draw:text-style-name="P28" draw:layer="layout" svg:x1="24.188cm" svg:y1="10.251cm" svg:x2="24.106cm" svg:y2="10.203cm">
                  <text:p/>
                </draw:line>
                <draw:line draw:style-name="gr156" draw:text-style-name="P28" draw:layer="layout" svg:x1="24.27cm" svg:y1="10.204cm" svg:x2="24.188cm" svg:y2="10.156cm">
                  <text:p/>
                </draw:line>
                <draw:line draw:style-name="gr157" draw:text-style-name="P28" draw:layer="layout" svg:x1="24.311cm" svg:y1="10.274cm" svg:x2="24.229cm" svg:y2="10.226cm">
                  <text:p/>
                </draw:line>
                <draw:line draw:style-name="gr158" draw:text-style-name="P28" draw:layer="layout" svg:x1="24.394cm" svg:y1="10.227cm" svg:x2="24.312cm" svg:y2="10.179cm">
                  <text:p/>
                </draw:line>
                <draw:line draw:style-name="gr159" draw:text-style-name="P28" draw:layer="layout" svg:x1="24.353cm" svg:y1="10.156cm" svg:x2="24.271cm" svg:y2="10.108cm">
                  <text:p/>
                </draw:line>
                <draw:line draw:style-name="gr160" draw:text-style-name="P28" draw:layer="layout" svg:x1="24.435cm" svg:y1="10.108cm" svg:x2="24.353cm" svg:y2="10.06cm">
                  <text:p/>
                </draw:line>
                <draw:line draw:style-name="gr161" draw:text-style-name="P28" draw:layer="layout" svg:x1="24.518cm" svg:y1="10.061cm" svg:x2="24.436cm" svg:y2="10.013cm">
                  <text:p/>
                </draw:line>
                <draw:line draw:style-name="gr162" draw:text-style-name="P28" draw:layer="layout" svg:x1="24.599cm" svg:y1="10.014cm" svg:x2="24.517cm" svg:y2="9.966cm">
                  <text:p/>
                </draw:line>
                <draw:line draw:style-name="gr163" draw:text-style-name="P28" draw:layer="layout" svg:x1="24.723cm" svg:y1="10.038cm" svg:x2="24.641cm" svg:y2="9.99cm">
                  <text:p/>
                </draw:line>
                <draw:line draw:style-name="gr164" draw:text-style-name="P28" draw:layer="layout" svg:x1="24.681cm" svg:y1="9.966cm" svg:x2="24.599cm" svg:y2="9.918cm">
                  <text:p/>
                </draw:line>
                <draw:line draw:style-name="gr165" draw:text-style-name="P28" draw:layer="layout" svg:x1="24.805cm" svg:y1="9.99cm" svg:x2="24.723cm" svg:y2="9.942cm">
                  <text:p/>
                </draw:line>
                <draw:line draw:style-name="gr166" draw:text-style-name="P28" draw:layer="layout" svg:x1="24.146cm" svg:y1="10.371cm" svg:x2="24.064cm" svg:y2="10.323cm">
                  <text:p/>
                </draw:line>
                <draw:line draw:style-name="gr167" draw:text-style-name="P28" draw:layer="layout" svg:x1="24.229cm" svg:y1="10.323cm" svg:x2="24.147cm" svg:y2="10.275cm">
                  <text:p/>
                </draw:line>
              </draw:g>
            </draw:g>
          </draw:g>
        </draw:g>
        <draw:frame draw:style-name="gr168" draw:text-style-name="P29" draw:layer="layout" svg:width="2.867cm" svg:height="0.962cm" svg:x="19.699cm" svg:y="18.579cm">
          <draw:text-box>
            <text:p>gateway</text:p>
          </draw:text-box>
        </draw:frame>
        <draw:frame draw:style-name="gr169" draw:text-style-name="P29" draw:layer="layout" svg:width="2.938cm" svg:height="0.962cm" svg:x="3.75cm" svg:y="26.5cm">
          <draw:text-box>
            <text:p>edwardh</text:p>
          </draw:text-box>
        </draw:frame>
        <draw:g draw:style-name="gr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170" draw:text-style-name="P4" draw:layer="layout" svg:width="1.648cm" svg:height="1.058cm" svg:x="10.943cm" svg:y="22.047cm" svg:viewBox="0 0 1649 1059" svg:d="M0 1059c423 0 1512-498 1619-685 108-187-107-374-215-374 0 267-1404 614-1404 1059z">
            <text:p/>
          </draw:path>
          <draw:g draw:style-name="gr5">
            <draw:polygon draw:style-name="gr171" draw:text-style-name="P15" draw:layer="layout" svg:width="1.511cm" svg:height="1.619cm" svg:x="9.324cm" svg:y="21.548cm" svg:viewBox="0 0 1512 1620" draw:points="0,748 0,0 1512,872 1512,1620">
              <text:p/>
            </draw:polygon>
            <draw:polygon draw:style-name="gr172" draw:text-style-name="P16" draw:layer="layout" svg:width="1.51cm" svg:height="1.619cm" svg:x="10.835cm" svg:y="21.548cm" svg:viewBox="0 0 1511 1620" draw:points="0,1620 0,872 1511,0 1511,748">
              <text:p/>
            </draw:polygon>
            <draw:polygon draw:style-name="gr173" draw:text-style-name="P17" draw:layer="layout" svg:width="3.021cm" svg:height="1.744cm" svg:x="9.324cm" svg:y="20.676cm" svg:viewBox="0 0 3022 1745" draw:points="1512,1745 0,872 1512,0 3022,872">
              <text:p/>
            </draw:polygon>
            <draw:polygon draw:style-name="gr174" draw:text-style-name="P10" draw:layer="layout" svg:width="3.021cm" svg:height="2.491cm" svg:x="9.324cm" svg:y="20.676cm" svg:viewBox="0 0 3022 2492" draw:points="0,1620 0,872 1512,0 3022,872 3022,1620 1512,2492">
              <text:p/>
            </draw:polygon>
            <draw:polygon draw:style-name="gr175" draw:text-style-name="P18" draw:layer="layout" svg:width="0.862cm" svg:height="0.497cm" svg:x="10.726cm" svg:y="21.486cm" svg:viewBox="0 0 863 498" draw:points="108,374 756,0 863,62 215,436 323,498 0,498 0,312">
              <text:p/>
            </draw:polygon>
            <draw:polygon draw:style-name="gr176" draw:text-style-name="P18" draw:layer="layout" svg:width="0.862cm" svg:height="0.497cm" svg:x="10.079cm" svg:y="21.112cm" svg:viewBox="0 0 863 498" draw:points="646,62 539,0 863,0 863,187 755,125 108,498 0,436">
              <text:p/>
            </draw:polygon>
            <draw:path draw:style-name="gr177" draw:text-style-name="P19" draw:layer="layout" svg:width="0.431cm" svg:height="0.547cm" svg:x="9.54cm" svg:y="21.898cm" svg:viewBox="0 0 432 548" svg:d="M215 24c108 63 217 250 217 374 0 125-109 187-217 125-107-62-215-249-215-374s108-187 215-125z">
              <text:p/>
            </draw:path>
            <draw:path draw:style-name="gr178" draw:text-style-name="P19" draw:layer="layout" svg:width="0.431cm" svg:height="0.547cm" svg:x="10.187cm" svg:y="22.272cm" svg:viewBox="0 0 432 548" svg:d="M216 24c108 63 216 250 216 374 0 125-108 187-216 125-107-62-216-249-216-374s109-187 216-125z">
              <text:p/>
            </draw:path>
          </draw:g>
        </draw:g>
        <draw:frame draw:style-name="gr179" draw:text-style-name="P29" draw:layer="layout" svg:width="3.431cm" svg:height="0.962cm" svg:x="27cm" svg:y="23.25cm">
          <draw:text-box>
            <text:p>PLUSNET</text:p>
          </draw:text-box>
        </draw:frame>
        <draw:line draw:style-name="gr15" draw:text-style-name="P1" draw:layer="layout" svg:x1="15cm" svg:y1="5.75cm" svg:x2="12.5cm" svg:y2="12.25cm">
          <text:p/>
        </draw:line>
        <draw:g draw:style-name="gr5">
          <draw:glue-point draw:id="4" svg:x="-4.317cm" svg:y="4.405cm"/>
          <draw:glue-point draw:id="5" svg:x="-4.071cm" svg:y="4.2cm"/>
          <draw:glue-point draw:id="6" svg:x="-3.819cm" svg:y="3.989cm"/>
          <draw:glue-point draw:id="7" svg:x="-3.576cm" svg:y="3.787cm"/>
          <draw:glue-point draw:id="8" svg:x="-3.33cm" svg:y="3.582cm"/>
          <draw:glue-point draw:id="9" svg:x="-3.081cm" svg:y="3.383cm"/>
          <draw:glue-point draw:id="10" svg:x="-2.833cm" svg:y="3.175cm"/>
          <draw:glue-point draw:id="11" svg:x="-2.585cm" svg:y="2.97cm"/>
          <draw:glue-point draw:id="12" svg:x="-2.338cm" svg:y="2.768cm"/>
          <draw:glue-point draw:id="13" svg:x="-2.094cm" svg:y="2.563cm"/>
          <draw:glue-point draw:id="14" svg:x="-1.844cm" svg:y="2.355cm"/>
          <draw:glue-point draw:id="15" svg:x="-1.597cm" svg:y="2.153cm"/>
          <draw:glue-point draw:id="16" svg:x="-1.349cm" svg:y="1.948cm"/>
          <draw:glue-point draw:id="17" svg:x="-1.103cm" svg:y="1.743cm"/>
          <draw:glue-point draw:id="18" svg:x="-0.858cm" svg:y="1.538cm"/>
          <draw:glue-point draw:id="19" svg:x="-0.612cm" svg:y="1.336cm"/>
          <draw:glue-point draw:id="20" svg:x="-0.371cm" svg:y="1.122cm"/>
          <draw:glue-point draw:id="21" svg:x="-0.123cm" svg:y="0.918cm"/>
          <draw:glue-point draw:id="22" svg:x="0.365cm" svg:y="0.513cm"/>
          <draw:glue-point draw:id="23" svg:x="0.608cm" svg:y="0.317cm"/>
          <draw:glue-point draw:id="24" svg:x="0.853cm" svg:y="0.115cm"/>
          <draw:glue-point draw:id="25" svg:x="1.101cm" svg:y="-0.086cm"/>
          <draw:glue-point draw:id="26" svg:x="1.347cm" svg:y="-0.288cm"/>
          <draw:glue-point draw:id="27" svg:x="1.592cm" svg:y="-0.49cm"/>
          <draw:glue-point draw:id="28" svg:x="1.842cm" svg:y="-0.695cm"/>
          <draw:glue-point draw:id="29" svg:x="2.088cm" svg:y="-0.9cm"/>
          <draw:glue-point draw:id="30" svg:x="2.337cm" svg:y="-1.102cm"/>
          <draw:glue-point draw:id="31" svg:x="2.581cm" svg:y="-1.31cm"/>
          <draw:glue-point draw:id="32" svg:x="2.833cm" svg:y="-1.515cm"/>
          <draw:glue-point draw:id="33" svg:x="3.078cm" svg:y="-1.723cm"/>
          <draw:glue-point draw:id="34" svg:x="3.324cm" svg:y="-1.922cm"/>
          <draw:glue-point draw:id="35" svg:x="3.572cm" svg:y="-2.127cm"/>
          <draw:glue-point draw:id="36" svg:x="3.821cm" svg:y="-2.335cm"/>
          <draw:glue-point draw:id="37" svg:x="4.065cm" svg:y="-2.537cm"/>
          <draw:glue-point draw:id="38" svg:x="4.315cm" svg:y="-2.739cm"/>
          <draw:glue-point draw:id="39" svg:x="4.564cm" svg:y="-2.95cm"/>
          <draw:glue-point draw:id="40" svg:x="4.323cm" svg:y="-4.399cm"/>
          <draw:glue-point draw:id="41" svg:x="4.075cm" svg:y="-4.2cm"/>
          <draw:glue-point draw:id="42" svg:x="3.826cm" svg:y="-3.992cm"/>
          <draw:glue-point draw:id="43" svg:x="3.576cm" svg:y="-3.784cm"/>
          <draw:glue-point draw:id="44" svg:x="3.333cm" svg:y="-3.579cm"/>
          <draw:glue-point draw:id="45" svg:x="3.083cm" svg:y="-3.377cm"/>
          <draw:glue-point draw:id="46" svg:x="2.841cm" svg:y="-3.175cm"/>
          <draw:glue-point draw:id="47" svg:x="2.591cm" svg:y="-2.967cm"/>
          <draw:glue-point draw:id="48" svg:x="2.344cm" svg:y="-2.759cm"/>
          <draw:glue-point draw:id="49" svg:x="2.096cm" svg:y="-2.56cm"/>
          <draw:glue-point draw:id="50" svg:x="1.848cm" svg:y="-2.355cm"/>
          <draw:glue-point draw:id="51" svg:x="1.601cm" svg:y="-2.153cm"/>
          <draw:glue-point draw:id="52" svg:x="1.351cm" svg:y="-1.945cm"/>
          <draw:glue-point draw:id="53" svg:x="1.105cm" svg:y="-1.737cm"/>
          <draw:glue-point draw:id="54" svg:x="0.862cm" svg:y="-1.538cm"/>
          <draw:glue-point draw:id="55" svg:x="0.616cm" svg:y="-1.333cm"/>
          <draw:glue-point draw:id="56" svg:x="0.375cm" svg:y="-1.122cm"/>
          <draw:glue-point draw:id="57" svg:x="0.128cm" svg:y="-0.915cm"/>
          <draw:glue-point draw:id="58" svg:x="-0.36cm" svg:y="-0.508cm"/>
          <draw:glue-point draw:id="59" svg:x="-0.602cm" svg:y="-0.314cm"/>
          <draw:glue-point draw:id="60" svg:x="-0.849cm" svg:y="-0.112cm"/>
          <draw:glue-point draw:id="61" svg:x="-1.097cm" svg:y="0.086cm"/>
          <draw:glue-point draw:id="62" svg:x="-1.342cm" svg:y="0.291cm"/>
          <draw:glue-point draw:id="63" svg:x="-1.59cm" svg:y="0.493cm"/>
          <draw:glue-point draw:id="64" svg:x="-1.836cm" svg:y="0.698cm"/>
          <draw:glue-point draw:id="65" svg:x="-2.085cm" svg:y="0.903cm"/>
          <draw:glue-point draw:id="66" svg:x="-2.331cm" svg:y="1.108cm"/>
          <draw:glue-point draw:id="67" svg:x="-2.579cm" svg:y="1.316cm"/>
          <draw:glue-point draw:id="68" svg:x="-2.828cm" svg:y="1.518cm"/>
          <draw:glue-point draw:id="69" svg:x="-3.072cm" svg:y="1.723cm"/>
          <draw:glue-point draw:id="70" svg:x="-3.322cm" svg:y="1.925cm"/>
          <draw:glue-point draw:id="71" svg:x="-3.569cm" svg:y="2.133cm"/>
          <draw:glue-point draw:id="72" svg:x="-3.817cm" svg:y="2.338cm"/>
          <draw:glue-point draw:id="73" svg:x="-4.06cm" svg:y="2.537cm"/>
          <draw:glue-point draw:id="74" svg:x="-4.312cm" svg:y="2.742cm"/>
          <draw:glue-point draw:id="75" svg:x="-4.56cm" svg:y="2.95cm"/>
          <draw:path draw:style-name="gr180" draw:text-style-name="P20" draw:layer="layout" svg:width="5.081cm" svg:height="0.734cm" draw:transform="skewX (0.000349065850398857) rotate (0.523773308523498) translate (21.4881519988094cm 16.6639801038636cm)" svg:viewBox="0 0 5082 735" svg:d="M0 367c0-201 97-367 214-367 1551 0 3102 1 4653 1 117 0 215 166 215 367s-98 367-214 367c-1552 0-3103 0-4654-1-117 0-214-167-214-367z">
            <text:p text:style-name="P30"><text:span text:style-name="T1">172.16.1.0/24</text:span></text:p>
          </draw:path>
          <draw:path draw:style-name="gr181" draw:text-style-name="P21" draw:layer="layout" svg:width="5.081cm" svg:height="0.734cm" draw:transform="rotate (0.523773308523498) translate (21.4880225042713cm 16.6640118397624cm)" svg:viewBox="0 0 5082 735" svg:d="M0 367c0-201 97-367 214-367 116 0 213 167 213 367 0 201-97 367-213 367-117 0-214-167-214-367zM0 0zM5082 735z">
            <text:p/>
          </draw:path>
        </draw:g>
        <draw:g draw:style-name="gr3">
          <draw:glue-point draw:id="4" svg:x="1.493cm" svg:y="-2.777cm"/>
          <draw:glue-point draw:id="5" svg:x="4.091cm" svg:y="-0.555cm"/>
          <draw:glue-point draw:id="6" svg:x="4.091cm" svg:y="1.111cm"/>
          <draw:glue-point draw:id="7" svg:x="4.091cm" svg:y="2.777cm"/>
          <draw:glue-point draw:id="8" svg:x="3.052cm" svg:y="3.666cm"/>
          <draw:glue-point draw:id="9" svg:x="1.493cm" svg:y="5cm"/>
          <draw:glue-point draw:id="10" svg:x="-3.7cm" svg:y="0.555cm"/>
          <draw:glue-point draw:id="11" svg:x="-3.7cm" svg:y="-1.111cm"/>
          <draw:glue-point draw:id="12" svg:x="-3.7cm" svg:y="-2.777cm"/>
          <draw:glue-point draw:id="13" svg:x="-2.272cm" svg:y="-4cm"/>
          <draw:glue-point draw:id="14" svg:x="-1.103cm" svg:y="-5cm"/>
          <draw:path draw:style-name="gr182" draw:text-style-name="P4" draw:layer="layout" svg:width="1.073cm" svg:height="0.632cm" svg:x="25.639cm" svg:y="24.442cm" svg:viewBox="0 0 1074 633" svg:d="M2 633c125 0 778-213 1003-382 147-111 32-251-93-251 0 79-956 53-910 633z">
            <text:p/>
          </draw:path>
          <draw:g draw:style-name="gr5">
            <draw:polygon draw:style-name="gr183" draw:text-style-name="P9" draw:layer="layout" svg:width="1.823cm" svg:height="1.845cm" svg:x="24.72cm" svg:y="23.777cm" svg:viewBox="0 0 1824 1846" draw:points="1824,791 1824,0 0,1055 0,1846">
              <text:p/>
            </draw:polygon>
            <draw:polygon draw:style-name="gr184" draw:text-style-name="P31" draw:layer="layout" svg:width="0.911cm" svg:height="1.318cm" svg:x="23.808cm" svg:y="24.305cm" svg:viewBox="0 0 912 1319" draw:points="912,1319 912,527 0,0 0,791">
              <text:p/>
            </draw:polygon>
            <draw:polygon draw:style-name="gr185" draw:text-style-name="P7" draw:layer="layout" svg:width="2.735cm" svg:height="1.581cm" svg:x="23.808cm" svg:y="23.25cm" svg:viewBox="0 0 2736 1582" draw:points="912,1582 2736,527 1824,0 0,1055">
              <text:p/>
            </draw:polygon>
            <draw:polygon draw:style-name="gr186" draw:text-style-name="P8" draw:layer="layout" svg:width="0.09cm" svg:height="0.157cm" svg:x="26.342cm" svg:y="23.952cm" svg:viewBox="0 0 91 158" draw:points="91,105 91,0 0,53 0,158">
              <text:p/>
            </draw:polygon>
            <draw:polygon draw:style-name="gr187" draw:text-style-name="P31" draw:layer="layout" svg:width="0.911cm" svg:height="0.5cm" svg:x="25.175cm" svg:y="25.07cm" svg:viewBox="0 0 912 501" draw:points="912,369 0,0 0,211 912,501">
              <text:p/>
            </draw:polygon>
            <draw:polygon draw:style-name="gr188" draw:text-style-name="P7" draw:layer="layout" svg:width="1.823cm" svg:height="0.896cm" svg:x="25.175cm" svg:y="24.542cm" svg:viewBox="0 0 1824 897" draw:points="912,897 1824,369 912,0 0,527">
              <text:p/>
            </draw:polygon>
            <draw:polygon draw:style-name="gr189" draw:text-style-name="P9" draw:layer="layout" svg:width="0.911cm" svg:height="0.658cm" svg:x="26.088cm" svg:y="24.912cm" svg:viewBox="0 0 912 659" draw:points="912,132 912,0 0,527 0,659">
              <text:p/>
            </draw:polygon>
            <draw:polygon draw:style-name="gr190" draw:text-style-name="P10" draw:layer="layout" svg:width="3.191cm" svg:height="2.373cm" svg:x="23.808cm" svg:y="23.25cm" svg:viewBox="0 0 3192 2374" draw:points="2736,1319 2736,527 1824,0 0,1055 0,1846 912,2374 1459,2057 2280,2321 3192,1793 3192,1661 2554,1398">
              <text:p/>
            </draw:polygon>
            <draw:path draw:style-name="gr191" draw:text-style-name="P32" draw:layer="layout" svg:width="1.64cm" svg:height="0.764cm" svg:x="25.313cm" svg:y="24.621cm" svg:viewBox="0 0 1641 765" svg:d="M1003 765c183-106 456-264 638-369-227-132-684-317-1003-396-182 105-410 237-638 369 274 79 729 264 1003 396z">
              <text:p/>
            </draw:path>
            <draw:polyline draw:style-name="gr192" draw:text-style-name="P28" draw:layer="layout" svg:width="0.911cm" svg:height="0.606cm" svg:x="25.175cm" svg:y="24.437cm" svg:viewBox="0 0 912 607" draw:points="912,105 912,0 0,527 0,607">
              <text:p/>
            </draw:polyline>
            <draw:polygon draw:style-name="gr193" draw:text-style-name="P7" draw:layer="layout" svg:width="1.732cm" svg:height="1.001cm" svg:x="24.355cm" svg:y="23.567cm" svg:viewBox="0 0 1733 1002" draw:points="821,1002 1733,475 912,0 0,527">
              <text:p/>
            </draw:polygon>
            <draw:polygon draw:style-name="gr194" draw:text-style-name="P9" draw:layer="layout" svg:width="0.911cm" svg:height="0.79cm" svg:x="25.175cm" svg:y="24.041cm" svg:viewBox="0 0 912 791" draw:points="912,264 912,0 0,527 0,791">
              <text:p/>
            </draw:polygon>
          </draw:g>
        </draw:g>
        <draw:g draw:style-name="gr3">
          <draw:path draw:style-name="gr195" draw:text-style-name="P4" draw:layer="layout" svg:width="0.339cm" svg:height="0.243cm" svg:x="29.386cm" svg:y="26cm" svg:viewBox="0 0 340 244" svg:d="M0 235c118 0 174 34 291-33 117-68 1-202-117-202 0 75-174 235-174 235z">
            <text:p/>
          </draw:path>
          <draw:g draw:style-name="gr5">
            <draw:path draw:style-name="gr196" draw:text-style-name="P33" draw:layer="layout" svg:width="1.173cm" svg:height="0.883cm" svg:x="27.5cm" svg:y="25.346cm" svg:viewBox="0 0 1174 884" svg:d="M580 0c509 0 594 329 594 624-170 197-850 392-1172 140-18-287 67-764 578-764z">
              <text:p/>
            </draw:path>
            <draw:path draw:style-name="gr197" draw:text-style-name="P18" draw:layer="layout" svg:width="0.254cm" svg:height="0.638cm" svg:x="28.079cm" svg:y="25.494cm" svg:viewBox="0 0 255 639" svg:d="M0 49c57-33 198-16 255-49 0 196 0 639 0 639 0-223-198-427-255-590z">
              <text:p/>
            </draw:path>
            <draw:path draw:style-name="gr198" draw:text-style-name="P34" draw:layer="layout" svg:width="0.385cm" svg:height="0.531cm" svg:x="27.97cm" svg:y="25.052cm" svg:viewBox="0 0 386 532" svg:d="M170 0c144 0 190 179 190 278 0 97 88 213-61 244s-299-5-299-228c0-222 25-294 170-294z">
              <text:p/>
            </draw:path>
            <draw:path draw:style-name="gr199" draw:text-style-name="P35" draw:layer="layout" svg:width="0.594cm" svg:height="0.785cm" svg:x="27.994cm" svg:y="24.611cm" svg:viewBox="0 0 595 786" svg:d="M339 0c145 0 256 0 256 343s-111 443-256 443c-144 0-339-220-339-443s195-343 339-343z">
              <text:p/>
            </draw:path>
            <draw:path draw:style-name="gr200" draw:text-style-name="P36" draw:layer="layout" svg:width="0.72cm" svg:height="0.743cm" svg:x="27.853cm" svg:y="24.414cm" svg:viewBox="0 0 721 744" svg:d="M312 0c169 0 424 0 408 196-86 90-363 24-408 98-136 225 84 590-256 394-170-443 86-688 256-688z">
              <text:p/>
            </draw:path>
            <draw:path draw:style-name="gr201" draw:text-style-name="P37" draw:layer="layout" svg:width="1.003cm" svg:height="0.706cm" svg:x="28.588cm" svg:y="25.543cm" svg:viewBox="0 0 1004 707" svg:d="M511 0c509 0 461 423 493 624-265 169-834 64-1004-182 85-197 0-442 511-442z">
              <text:p/>
            </draw:path>
            <draw:path draw:style-name="gr202" draw:text-style-name="P18" draw:layer="layout" svg:width="0.249cm" svg:height="0.55cm" svg:x="28.844cm" svg:y="25.631cm" svg:viewBox="0 0 250 551" svg:d="M18 0c58 67 116 101 232 34-169 147-250 517-250 517 0-222 18-355 18-551z">
              <text:p/>
            </draw:path>
            <draw:path draw:style-name="gr203" draw:text-style-name="P34" draw:layer="layout" svg:width="0.35cm" svg:height="0.405cm" svg:x="28.844cm" svg:y="25.298cm" svg:viewBox="0 0 351 406" svg:d="M255 0c144 0 84 147 84 245 0 99-169 197-254 148s-85-49-85-197c0-147 111-196 255-196z">
              <text:p/>
            </draw:path>
            <draw:path draw:style-name="gr204" draw:text-style-name="P35" draw:layer="layout" svg:width="0.51cm" svg:height="0.638cm" svg:x="28.674cm" svg:y="24.905cm" svg:viewBox="0 0 511 639" svg:d="M255 0c144 0 256 49 256 245 0 197-112 394-256 394s-255-171-255-394 111-245 255-245z">
              <text:p/>
            </draw:path>
            <draw:path draw:style-name="gr205" draw:text-style-name="P38" draw:layer="layout" svg:width="0.708cm" svg:height="0.898cm" svg:x="28.673cm" svg:y="24.659cm" svg:viewBox="0 0 709 899" svg:d="M454 0c-169 0-470 49-453 245 86 90 379 24 424 99 135 225-29 638 170 540 254-491 29-884-141-884z">
              <text:p/>
            </draw:path>
            <draw:path draw:style-name="gr206" draw:text-style-name="P39" draw:layer="layout" svg:width="2.077cm" svg:height="1.828cm" svg:x="27.514cm" svg:y="24.414cm" svg:viewBox="0 0 2078 1829" svg:d="M650 0c170 0 440 0 425 196-6 19-57 33-86 49 170 344 0 737-169 737 169 50 281 166 318 359 34-115 115-175 191-162l-2-72c-177-101-230-452-83-566 0 0-107-21-85-50-25-238 484-285 535-223 149 67 279 554 45 891 307 24 307 394 339 595-323 169-818 23-978-147-251 208-876 275-1097 102-28-372 133-735 449-763-2-80 14-142 14-224-28-17-51-14-72-34-170-443 86-688 256-688z">
              <text:p/>
            </draw:path>
          </draw:g>
        </draw:g>
        <draw:frame draw:style-name="gr207" draw:text-style-name="P29" draw:layer="layout" svg:width="1.842cm" svg:height="0.962cm" svg:x="31cm" svg:y="20.9cm">
          <draw:text-box>
            <text:p>ONT</text:p>
          </draw:text-box>
        </draw:frame>
        <draw:frame draw:style-name="gr208" draw:text-style-name="P29" draw:layer="layout" svg:width="1.667cm" svg:height="0.962cm" svg:x="15.583cm" svg:y="12cm">
          <draw:text-box>
            <text:p>wg0</text:p>
          </draw:text-box>
        </draw:frame>
        <draw:g draw:style-name="gr5">
          <draw:glue-point draw:id="4" svg:x="-4.317cm" svg:y="4.405cm"/>
          <draw:glue-point draw:id="5" svg:x="-4.071cm" svg:y="4.2cm"/>
          <draw:glue-point draw:id="6" svg:x="-3.819cm" svg:y="3.989cm"/>
          <draw:glue-point draw:id="7" svg:x="-3.576cm" svg:y="3.787cm"/>
          <draw:glue-point draw:id="8" svg:x="-3.33cm" svg:y="3.582cm"/>
          <draw:glue-point draw:id="9" svg:x="-3.081cm" svg:y="3.383cm"/>
          <draw:glue-point draw:id="10" svg:x="-2.833cm" svg:y="3.175cm"/>
          <draw:glue-point draw:id="11" svg:x="-2.585cm" svg:y="2.97cm"/>
          <draw:glue-point draw:id="12" svg:x="-2.338cm" svg:y="2.768cm"/>
          <draw:glue-point draw:id="13" svg:x="-2.094cm" svg:y="2.563cm"/>
          <draw:glue-point draw:id="14" svg:x="-1.844cm" svg:y="2.355cm"/>
          <draw:glue-point draw:id="15" svg:x="-1.597cm" svg:y="2.153cm"/>
          <draw:glue-point draw:id="16" svg:x="-1.349cm" svg:y="1.948cm"/>
          <draw:glue-point draw:id="17" svg:x="-1.103cm" svg:y="1.743cm"/>
          <draw:glue-point draw:id="18" svg:x="-0.858cm" svg:y="1.538cm"/>
          <draw:glue-point draw:id="19" svg:x="-0.612cm" svg:y="1.336cm"/>
          <draw:glue-point draw:id="20" svg:x="-0.371cm" svg:y="1.122cm"/>
          <draw:glue-point draw:id="21" svg:x="-0.123cm" svg:y="0.918cm"/>
          <draw:glue-point draw:id="22" svg:x="0.365cm" svg:y="0.513cm"/>
          <draw:glue-point draw:id="23" svg:x="0.608cm" svg:y="0.317cm"/>
          <draw:glue-point draw:id="24" svg:x="0.853cm" svg:y="0.115cm"/>
          <draw:glue-point draw:id="25" svg:x="1.101cm" svg:y="-0.086cm"/>
          <draw:glue-point draw:id="26" svg:x="1.347cm" svg:y="-0.288cm"/>
          <draw:glue-point draw:id="27" svg:x="1.592cm" svg:y="-0.49cm"/>
          <draw:glue-point draw:id="28" svg:x="1.842cm" svg:y="-0.695cm"/>
          <draw:glue-point draw:id="29" svg:x="2.088cm" svg:y="-0.9cm"/>
          <draw:glue-point draw:id="30" svg:x="2.337cm" svg:y="-1.102cm"/>
          <draw:glue-point draw:id="31" svg:x="2.581cm" svg:y="-1.31cm"/>
          <draw:glue-point draw:id="32" svg:x="2.833cm" svg:y="-1.515cm"/>
          <draw:glue-point draw:id="33" svg:x="3.078cm" svg:y="-1.723cm"/>
          <draw:glue-point draw:id="34" svg:x="3.324cm" svg:y="-1.922cm"/>
          <draw:glue-point draw:id="35" svg:x="3.572cm" svg:y="-2.127cm"/>
          <draw:glue-point draw:id="36" svg:x="3.821cm" svg:y="-2.335cm"/>
          <draw:glue-point draw:id="37" svg:x="4.065cm" svg:y="-2.537cm"/>
          <draw:glue-point draw:id="38" svg:x="4.315cm" svg:y="-2.739cm"/>
          <draw:glue-point draw:id="39" svg:x="4.564cm" svg:y="-2.95cm"/>
          <draw:glue-point draw:id="40" svg:x="4.323cm" svg:y="-4.399cm"/>
          <draw:glue-point draw:id="41" svg:x="4.075cm" svg:y="-4.2cm"/>
          <draw:glue-point draw:id="42" svg:x="3.826cm" svg:y="-3.992cm"/>
          <draw:glue-point draw:id="43" svg:x="3.576cm" svg:y="-3.784cm"/>
          <draw:glue-point draw:id="44" svg:x="3.333cm" svg:y="-3.579cm"/>
          <draw:glue-point draw:id="45" svg:x="3.083cm" svg:y="-3.377cm"/>
          <draw:glue-point draw:id="46" svg:x="2.841cm" svg:y="-3.175cm"/>
          <draw:glue-point draw:id="47" svg:x="2.591cm" svg:y="-2.967cm"/>
          <draw:glue-point draw:id="48" svg:x="2.344cm" svg:y="-2.759cm"/>
          <draw:glue-point draw:id="49" svg:x="2.096cm" svg:y="-2.56cm"/>
          <draw:glue-point draw:id="50" svg:x="1.848cm" svg:y="-2.355cm"/>
          <draw:glue-point draw:id="51" svg:x="1.601cm" svg:y="-2.153cm"/>
          <draw:glue-point draw:id="52" svg:x="1.351cm" svg:y="-1.945cm"/>
          <draw:glue-point draw:id="53" svg:x="1.105cm" svg:y="-1.737cm"/>
          <draw:glue-point draw:id="54" svg:x="0.862cm" svg:y="-1.538cm"/>
          <draw:glue-point draw:id="55" svg:x="0.616cm" svg:y="-1.333cm"/>
          <draw:glue-point draw:id="56" svg:x="0.375cm" svg:y="-1.122cm"/>
          <draw:glue-point draw:id="57" svg:x="0.128cm" svg:y="-0.915cm"/>
          <draw:glue-point draw:id="58" svg:x="-0.36cm" svg:y="-0.508cm"/>
          <draw:glue-point draw:id="59" svg:x="-0.602cm" svg:y="-0.314cm"/>
          <draw:glue-point draw:id="60" svg:x="-0.849cm" svg:y="-0.112cm"/>
          <draw:glue-point draw:id="61" svg:x="-1.097cm" svg:y="0.086cm"/>
          <draw:glue-point draw:id="62" svg:x="-1.342cm" svg:y="0.291cm"/>
          <draw:glue-point draw:id="63" svg:x="-1.59cm" svg:y="0.493cm"/>
          <draw:glue-point draw:id="64" svg:x="-1.836cm" svg:y="0.698cm"/>
          <draw:glue-point draw:id="65" svg:x="-2.085cm" svg:y="0.903cm"/>
          <draw:glue-point draw:id="66" svg:x="-2.331cm" svg:y="1.108cm"/>
          <draw:glue-point draw:id="67" svg:x="-2.579cm" svg:y="1.316cm"/>
          <draw:glue-point draw:id="68" svg:x="-2.828cm" svg:y="1.518cm"/>
          <draw:glue-point draw:id="69" svg:x="-3.072cm" svg:y="1.723cm"/>
          <draw:glue-point draw:id="70" svg:x="-3.322cm" svg:y="1.925cm"/>
          <draw:glue-point draw:id="71" svg:x="-3.569cm" svg:y="2.133cm"/>
          <draw:glue-point draw:id="72" svg:x="-3.817cm" svg:y="2.338cm"/>
          <draw:glue-point draw:id="73" svg:x="-4.06cm" svg:y="2.537cm"/>
          <draw:glue-point draw:id="74" svg:x="-4.312cm" svg:y="2.742cm"/>
          <draw:glue-point draw:id="75" svg:x="-4.56cm" svg:y="2.95cm"/>
          <draw:path draw:style-name="gr209" draw:text-style-name="P20" draw:layer="layout" svg:width="5.081cm" svg:height="0.733cm" draw:transform="rotate (0.523598775598299) translate (5.3541023268249cm 24.327376650223cm)" svg:viewBox="0 0 5082 734" svg:d="M0 367c0-201 97-367 214-367 1551 0 3102 0 4653 0 117 0 215 166 215 367s-98 367-215 367c-1551 0-3102 0-4653 0-117 0-214-167-214-367z">
            <text:p text:style-name="P30"><text:span text:style-name="T1">172.16.10.0/24</text:span></text:p>
          </draw:path>
          <draw:path draw:style-name="gr210" draw:text-style-name="P21" draw:layer="layout" svg:width="5.081cm" svg:height="0.733cm" draw:transform="skewX (-0.000349065850398813) rotate (0.523598775598299) translate (5.35399142551529cm 24.3274406791239cm)" svg:viewBox="0 0 5082 734" svg:d="M0 367c0-201 97-367 214-367 116 0 213 166 213 367s-97 367-213 367c-117 0-214-167-214-367zM0 0zM5082 734z">
            <text:p/>
          </draw:path>
        </draw:g>
        <draw:g draw:style-name="gr3">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11" draw:text-style-name="P4" draw:layer="layout" svg:width="1.734cm" svg:height="1.123cm" svg:x="5.298cm" svg:y="25.268cm" svg:viewBox="0 0 1735 1124" svg:d="M1 1124c144 0 1734-699 1734-912 0-212-223-212-368-212 0 91-1418 455-1366 1124z">
            <text:p/>
          </draw:path>
          <draw:g draw:style-name="gr5">
            <draw:polygon draw:style-name="gr212" draw:text-style-name="P5" draw:layer="layout" svg:width="1.838cm" svg:height="1.669cm" svg:x="3.355cm" svg:y="24.661cm" svg:viewBox="0 0 1839 1670" draw:points="0,608 0,0 1839,1063 1839,1670">
              <text:p/>
            </draw:polygon>
            <draw:polygon draw:style-name="gr213" draw:text-style-name="P6" draw:layer="layout" svg:width="1.575cm" svg:height="1.518cm" svg:x="5.194cm" svg:y="24.813cm" svg:viewBox="0 0 1576 1519" draw:points="0,1519 0,911 1576,0 1576,608">
              <text:p/>
            </draw:polygon>
            <draw:polygon draw:style-name="gr214" draw:text-style-name="P7" draw:layer="layout" svg:width="3.414cm" svg:height="1.973cm" svg:x="3.355cm" svg:y="23.75cm" svg:viewBox="0 0 3415 1974" draw:points="1839,1974 0,911 1576,0 3415,1063">
              <text:p/>
            </draw:polygon>
            <draw:line draw:style-name="gr215" draw:text-style-name="P28" draw:layer="layout" svg:x1="3.986cm" svg:y1="25.147cm" svg:x2="3.986cm" svg:y2="25.512cm">
              <text:p/>
            </draw:line>
            <draw:line draw:style-name="gr216" draw:text-style-name="P28" draw:layer="layout" svg:x1="5.142cm" svg:y1="25.924cm" svg:x2="4.301cm" svg:y2="25.438cm">
              <text:p/>
            </draw:line>
            <draw:line draw:style-name="gr217" draw:text-style-name="P28" draw:layer="layout" svg:x1="4.296cm" svg:y1="25.329cm" svg:x2="4.296cm" svg:y2="25.451cm">
              <text:p/>
            </draw:line>
            <draw:line draw:style-name="gr218" draw:text-style-name="P28" draw:layer="layout" svg:x1="5.137cm" svg:y1="25.815cm" svg:x2="5.137cm" svg:y2="25.937cm">
              <text:p/>
            </draw:line>
            <draw:line draw:style-name="gr219" draw:text-style-name="P28" draw:layer="layout" svg:x1="5.137cm" svg:y1="25.815cm" svg:x2="4.296cm" svg:y2="25.329cm">
              <text:p/>
            </draw:line>
            <draw:polygon draw:style-name="gr220" draw:text-style-name="P8" draw:layer="layout" svg:width="0.104cm" svg:height="0.181cm" svg:x="4.091cm" svg:y="25.207cm" svg:viewBox="0 0 105 182" draw:points="0,122 0,0 105,61 105,182">
              <text:p/>
            </draw:polygon>
            <draw:line draw:style-name="gr221" draw:text-style-name="P28" draw:layer="layout" svg:x1="3.881cm" svg:y1="25.086cm" svg:x2="3.881cm" svg:y2="25.451cm">
              <text:p/>
            </draw:line>
            <draw:line draw:style-name="gr222" draw:text-style-name="P28" draw:layer="layout" svg:x1="3.776cm" svg:y1="25.025cm" svg:x2="3.776cm" svg:y2="25.39cm">
              <text:p/>
            </draw:line>
            <draw:line draw:style-name="gr223" draw:text-style-name="P28" draw:layer="layout" svg:x1="3.671cm" svg:y1="24.964cm" svg:x2="3.671cm" svg:y2="25.329cm">
              <text:p/>
            </draw:line>
            <draw:line draw:style-name="gr224" draw:text-style-name="P28" draw:layer="layout" svg:x1="3.566cm" svg:y1="24.904cm" svg:x2="3.566cm" svg:y2="25.269cm">
              <text:p/>
            </draw:line>
            <draw:line draw:style-name="gr225" draw:text-style-name="P28" draw:layer="layout" svg:x1="3.461cm" svg:y1="24.843cm" svg:x2="3.461cm" svg:y2="25.208cm">
              <text:p/>
            </draw:line>
            <draw:polygon draw:style-name="gr226" draw:text-style-name="P5" draw:layer="layout" svg:width="0.104cm" svg:height="0.667cm" svg:x="3.25cm" svg:y="24.6cm" svg:viewBox="0 0 105 668" draw:points="0,608 0,0 105,61 105,668">
              <text:p/>
            </draw:polygon>
            <draw:polygon draw:style-name="gr227" draw:text-style-name="P5" draw:layer="layout" svg:width="0.104cm" svg:height="0.667cm" svg:x="5.194cm" svg:y="25.724cm" svg:viewBox="0 0 105 668" draw:points="0,608 0,0 105,61 105,668">
              <text:p/>
            </draw:polygon>
            <draw:polygon draw:style-name="gr228" draw:text-style-name="P10" draw:layer="layout" svg:width="3.519cm" svg:height="2.641cm" svg:x="3.25cm" svg:y="23.75cm" svg:viewBox="0 0 3520 2642" draw:points="0,1458 0,850 105,911 1681,0 3520,1063 3520,1670 2049,2521 2049,2642">
              <text:p/>
            </draw:polygon>
          </draw:g>
        </draw:g>
        <draw:g draw:style-name="gr3">
          <draw:custom-shape draw:style-name="gr229" draw:text-style-name="P40" draw:layer="layout" svg:width="0.769cm" svg:height="0.71cm" svg:x="5.855cm" svg:y="25.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30" draw:text-style-name="P41" draw:layer="layout" svg:width="0.469cm" svg:height="0.663cm" svg:x="6.026cm" svg:y="25.378cm" svg:viewBox="0 0 470 664" draw:points="0,46 86,46 128,23 214,0 342,46 256,46 299,114 171,229 128,252 86,275 171,320 214,366 342,366 470,435 384,572 256,664 256,527 171,435 214,389 128,320 43,298 0,206">
            <text:p/>
          </draw:polygon>
          <draw:path draw:style-name="gr231" draw:text-style-name="P41" draw:layer="layout" svg:width="0.193cm" svg:height="0.301cm" svg:x="6.41cm" svg:y="25.419cm" svg:viewBox="0 0 194 302" svg:d="M171 302v-22l-43-69v-69l-42-91-86-46c86-46 256 252 171 297z">
            <text:p/>
          </draw:path>
          <draw:g draw:style-name="gr5">
            <draw:line draw:style-name="gr232" draw:text-style-name="P42" draw:layer="layout" svg:x1="6.197cm" svg:y1="25.813cm" svg:x2="6.154cm" svg:y2="25.653cm">
              <text:p/>
            </draw:line>
            <draw:line draw:style-name="gr233" draw:text-style-name="P42" draw:layer="layout" svg:x1="6.197cm" svg:y1="25.813cm" svg:x2="6.24cm" svg:y2="25.699cm">
              <text:p/>
            </draw:line>
            <draw:line draw:style-name="gr234" draw:text-style-name="P42" draw:layer="layout" svg:x1="6.282cm" svg:y1="25.813cm" svg:x2="6.239cm" svg:y2="25.699cm">
              <text:p/>
            </draw:line>
            <draw:line draw:style-name="gr235" draw:text-style-name="P42" draw:layer="layout" svg:x1="6.282cm" svg:y1="25.813cm" svg:x2="6.325cm" svg:y2="25.653cm">
              <text:p/>
            </draw:line>
          </draw:g>
          <draw:g draw:style-name="gr5">
            <draw:line draw:style-name="gr236" draw:text-style-name="P42" draw:layer="layout" svg:x1="6.453cm" svg:y1="25.813cm" svg:x2="6.41cm" svg:y2="25.653cm">
              <text:p/>
            </draw:line>
            <draw:line draw:style-name="gr237" draw:text-style-name="P42" draw:layer="layout" svg:x1="6.453cm" svg:y1="25.813cm" svg:x2="6.496cm" svg:y2="25.699cm">
              <text:p/>
            </draw:line>
            <draw:line draw:style-name="gr238" draw:text-style-name="P42" draw:layer="layout" svg:x1="6.539cm" svg:y1="25.813cm" svg:x2="6.496cm" svg:y2="25.699cm">
              <text:p/>
            </draw:line>
            <draw:line draw:style-name="gr239" draw:text-style-name="P42" draw:layer="layout" svg:x1="6.538cm" svg:y1="25.813cm" svg:x2="6.581cm" svg:y2="25.653cm">
              <text:p/>
            </draw:line>
          </draw:g>
          <draw:g draw:style-name="gr5">
            <draw:line draw:style-name="gr240" draw:text-style-name="P42" draw:layer="layout" svg:x1="5.941cm" svg:y1="25.813cm" svg:x2="5.898cm" svg:y2="25.653cm">
              <text:p/>
            </draw:line>
            <draw:line draw:style-name="gr241" draw:text-style-name="P42" draw:layer="layout" svg:x1="5.941cm" svg:y1="25.813cm" svg:x2="5.984cm" svg:y2="25.699cm">
              <text:p/>
            </draw:line>
            <draw:line draw:style-name="gr242" draw:text-style-name="P42" draw:layer="layout" svg:x1="6.026cm" svg:y1="25.813cm" svg:x2="5.983cm" svg:y2="25.699cm">
              <text:p/>
            </draw:line>
            <draw:line draw:style-name="gr243" draw:text-style-name="P42" draw:layer="layout" svg:x1="6.026cm" svg:y1="25.813cm" svg:x2="6.069cm" svg:y2="25.653cm">
              <text:p/>
            </draw:line>
          </draw:g>
        </draw:g>
        <draw:g draw:style-name="gr5">
          <draw:polygon draw:style-name="gr244" draw:text-style-name="P43" draw:layer="layout" svg:width="0.331cm" svg:height="0.478cm" svg:x="5.897cm" svg:y="26cm" svg:viewBox="0 0 332 479" draw:points="332,0 0,48 332,479">
            <text:p/>
          </draw:polygon>
          <draw:polygon draw:style-name="gr245" draw:text-style-name="P43" draw:layer="layout" svg:width="0.331cm" svg:height="0.478cm" svg:x="5.566cm" svg:y="25.617cm" svg:viewBox="0 0 332 479" draw:points="0,0 332,431 0,479">
            <text:p/>
          </draw:polygon>
          <draw:polygon draw:style-name="gr246" draw:text-style-name="P43" draw:layer="layout" svg:width="0.662cm" svg:height="0.478cm" svg:x="5.566cm" svg:y="26cm" svg:viewBox="0 0 663 479" draw:points="663,479 332,0 0,96">
            <text:p/>
          </draw:polygon>
          <draw:polygon draw:style-name="gr247" draw:text-style-name="P43" draw:layer="layout" svg:width="0.662cm" svg:height="0.478cm" svg:x="5.566cm" svg:y="25.617cm" svg:viewBox="0 0 663 479" draw:points="663,383 332,479 0,0">
            <text:p/>
          </draw:polygon>
          <draw:polygon draw:style-name="gr248" draw:text-style-name="P10" draw:layer="layout" svg:width="0.662cm" svg:height="0.861cm" svg:x="5.566cm" svg:y="25.617cm" svg:viewBox="0 0 663 862" draw:points="0,479 0,0 663,383 663,862">
            <text:p/>
          </draw:polygon>
        </draw:g>
        <draw:frame draw:style-name="gr249" draw:text-style-name="P29" draw:layer="layout" svg:width="1.722cm" svg:height="0.996cm" svg:x="10cm" svg:y="23.254cm">
          <draw:text-box>
            <text:p>wg0</text:p>
          </draw:text-box>
        </draw:frame>
        <draw:g draw:style-name="gr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50" draw:text-style-name="P4" draw:layer="layout" svg:width="2.099cm" svg:height="1.277cm" svg:x="7.15cm" svg:y="5.225cm" svg:viewBox="0 0 2100 1278" svg:d="M0 1278c303 0 2100-575 2100-831 0-255-221-447-442-447 0 192-1658 958-1658 1278z">
            <text:p/>
          </draw:path>
          <draw:g draw:style-name="gr5">
            <draw:polygon draw:style-name="gr251" draw:text-style-name="P5" draw:layer="layout" svg:width="1.657cm" svg:height="1.916cm" svg:x="5.492cm" svg:y="4.458cm" svg:viewBox="0 0 1658 1917" draw:points="0,958 0,0 1658,958 1658,1917">
              <text:p/>
            </draw:polygon>
            <draw:polygon draw:style-name="gr252" draw:text-style-name="P6" draw:layer="layout" svg:width="1.657cm" svg:height="1.916cm" svg:x="7.15cm" svg:y="4.458cm" svg:viewBox="0 0 1658 1917" draw:points="0,1917 0,958 1658,0 1658,958">
              <text:p/>
            </draw:polygon>
            <draw:polygon draw:style-name="gr253" draw:text-style-name="P7" draw:layer="layout" svg:width="3.315cm" svg:height="1.916cm" svg:x="5.492cm" svg:y="3.5cm" svg:viewBox="0 0 3316 1917" draw:points="1658,1917 0,958 1658,0 3316,958">
              <text:p/>
            </draw:polygon>
            <draw:polygon draw:style-name="gr254" draw:text-style-name="P8" draw:layer="layout" svg:width="0.11cm" svg:height="0.255cm" svg:x="6.838cm" svg:y="5.492cm" svg:viewBox="0 0 111 256" draw:points="0,192 0,0 111,64 111,256">
              <text:p/>
            </draw:polygon>
            <draw:polygon draw:style-name="gr255" draw:text-style-name="P5" draw:layer="layout" svg:width="0.441cm" svg:height="0.382cm" svg:x="6.708cm" svg:y="6.119cm" svg:viewBox="0 0 442 383" draw:points="0,128 0,0 442,256 442,383">
              <text:p/>
            </draw:polygon>
            <draw:polygon draw:style-name="gr256" draw:text-style-name="P5" draw:layer="layout" svg:width="0.441cm" svg:height="0.382cm" svg:x="5.492cm" svg:y="5.417cm" svg:viewBox="0 0 442 383" draw:points="0,128 0,0 442,256 442,383">
              <text:p/>
            </draw:polygon>
            <draw:polygon draw:style-name="gr257" draw:text-style-name="P9" draw:layer="layout" svg:width="0.441cm" svg:height="0.382cm" svg:x="7.15cm" svg:y="6.119cm" svg:viewBox="0 0 442 383" draw:points="0,383 0,256 442,0 442,128">
              <text:p/>
            </draw:polygon>
            <draw:polygon draw:style-name="gr258" draw:text-style-name="P9" draw:layer="layout" svg:width="0.441cm" svg:height="0.382cm" svg:x="8.366cm" svg:y="5.417cm" svg:viewBox="0 0 442 383" draw:points="0,383 0,256 442,0 442,128">
              <text:p/>
            </draw:polygon>
            <draw:polygon draw:style-name="gr259" draw:text-style-name="P10" draw:layer="layout" svg:width="3.315cm" svg:height="3.002cm" svg:x="5.492cm" svg:y="3.5cm" svg:viewBox="0 0 3316 3003" draw:points="0,2044 0,958 1658,0 3316,958 3316,2044 2874,2300 2874,2172 2100,2619 2100,2747 1658,3003 1216,2747 1216,2619 442,2172 442,2300">
              <text:p/>
            </draw:polygon>
          </draw:g>
        </draw:g>
        <draw:g draw:style-name="gr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60" draw:text-style-name="P4" draw:layer="layout" svg:width="2.099cm" svg:height="1.277cm" svg:x="5.9cm" svg:y="10.725cm" svg:viewBox="0 0 2100 1278" svg:d="M0 1278c303 0 2100-575 2100-831 0-255-221-447-442-447 0 192-1658 958-1658 1278z">
            <text:p/>
          </draw:path>
          <draw:g draw:style-name="gr5">
            <draw:polygon draw:style-name="gr261" draw:text-style-name="P11" draw:layer="layout" svg:width="1.657cm" svg:height="1.916cm" svg:x="4.242cm" svg:y="9.958cm" svg:viewBox="0 0 1658 1917" draw:points="0,958 0,0 1658,958 1658,1917">
              <text:p/>
            </draw:polygon>
            <draw:polygon draw:style-name="gr262" draw:text-style-name="P12" draw:layer="layout" svg:width="1.657cm" svg:height="1.916cm" svg:x="5.9cm" svg:y="9.958cm" svg:viewBox="0 0 1658 1917" draw:points="0,1917 0,958 1658,0 1658,958">
              <text:p/>
            </draw:polygon>
            <draw:polygon draw:style-name="gr263" draw:text-style-name="P13" draw:layer="layout" svg:width="3.315cm" svg:height="1.916cm" svg:x="4.242cm" svg:y="9cm" svg:viewBox="0 0 3316 1917" draw:points="1658,1917 0,958 1658,0 3316,958">
              <text:p/>
            </draw:polygon>
            <draw:polygon draw:style-name="gr264" draw:text-style-name="P8" draw:layer="layout" svg:width="0.11cm" svg:height="0.255cm" svg:x="5.588cm" svg:y="10.992cm" svg:viewBox="0 0 111 256" draw:points="0,192 0,0 111,64 111,256">
              <text:p/>
            </draw:polygon>
            <draw:polygon draw:style-name="gr265" draw:text-style-name="P11" draw:layer="layout" svg:width="0.441cm" svg:height="0.382cm" svg:x="5.458cm" svg:y="11.619cm" svg:viewBox="0 0 442 383" draw:points="0,128 0,0 442,256 442,383">
              <text:p/>
            </draw:polygon>
            <draw:polygon draw:style-name="gr266" draw:text-style-name="P11" draw:layer="layout" svg:width="0.441cm" svg:height="0.382cm" svg:x="4.242cm" svg:y="10.917cm" svg:viewBox="0 0 442 383" draw:points="0,128 0,0 442,256 442,383">
              <text:p/>
            </draw:polygon>
            <draw:polygon draw:style-name="gr267" draw:text-style-name="P14" draw:layer="layout" svg:width="0.441cm" svg:height="0.382cm" svg:x="5.9cm" svg:y="11.619cm" svg:viewBox="0 0 442 383" draw:points="0,383 0,256 442,0 442,128">
              <text:p/>
            </draw:polygon>
            <draw:polygon draw:style-name="gr268" draw:text-style-name="P14" draw:layer="layout" svg:width="0.441cm" svg:height="0.382cm" svg:x="7.116cm" svg:y="10.917cm" svg:viewBox="0 0 442 383" draw:points="0,383 0,256 442,0 442,128">
              <text:p/>
            </draw:polygon>
            <draw:polygon draw:style-name="gr269" draw:text-style-name="P10" draw:layer="layout" svg:width="3.315cm" svg:height="3.002cm" svg:x="4.242cm" svg:y="9cm" svg:viewBox="0 0 3316 3003" draw:points="0,2044 0,958 1658,0 3316,958 3316,2044 2874,2300 2874,2172 2100,2619 2100,2747 1658,3003 1216,2747 1216,2619 442,2172 442,2300">
              <text:p/>
            </draw:polygon>
          </draw:g>
        </draw:g>
        <draw:frame draw:style-name="gr270" draw:text-style-name="P29" draw:layer="layout" svg:width="2.479cm" svg:height="0.962cm" svg:x="2.734cm" svg:y="8.538cm">
          <draw:text-box>
            <text:p>rpi5-01</text:p>
          </draw:text-box>
        </draw:frame>
        <draw:frame draw:style-name="gr270" draw:text-style-name="P29" draw:layer="layout" svg:width="2.479cm" svg:height="0.962cm" svg:x="6cm" svg:y="6.503cm">
          <draw:text-box>
            <text:p>rpi5-02</text:p>
          </draw:text-box>
        </draw:frame>
        <draw:frame draw:style-name="gr270" draw:text-style-name="P29" draw:layer="layout" svg:width="2.479cm" svg:height="0.962cm" svg:x="9.492cm" svg:y="4.5cm">
          <draw:text-box>
            <text:p>rpi5-03</text:p>
          </draw:text-box>
        </draw:frame>
        <draw:frame draw:style-name="gr270" draw:text-style-name="P29" draw:layer="layout" svg:width="2.479cm" svg:height="0.962cm" svg:x="4.75cm" svg:y="12.288cm">
          <draw:text-box>
            <text:p>rpi4-01</text:p>
          </draw:text-box>
        </draw:frame>
        <draw:line draw:style-name="gr15" draw:text-style-name="P1" draw:layer="layout" svg:x1="6.75cm" svg:y1="11cm" svg:x2="12.5cm" svg:y2="12.25cm">
          <text:p/>
        </draw:line>
        <draw:line draw:style-name="gr15" draw:text-style-name="P1" draw:layer="layout" svg:x1="8cm" svg:y1="5.5cm" svg:x2="12.5cm" svg:y2="12.25cm">
          <text:p/>
        </draw:line>
        <draw:g draw:style-name="gr3">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71" draw:text-style-name="P4" draw:layer="layout" svg:width="1.648cm" svg:height="1.058cm" svg:x="13.21cm" svg:y="13.048cm" svg:viewBox="0 0 1649 1059" svg:d="M0 1059c423 0 1512-498 1619-685 108-187-107-374-215-374 0 267-1404 614-1404 1059z">
            <text:p/>
          </draw:path>
          <draw:g draw:style-name="gr5">
            <draw:polygon draw:style-name="gr272" draw:text-style-name="P15" draw:layer="layout" svg:width="1.511cm" svg:height="1.619cm" svg:x="11.62cm" svg:y="12.55cm" svg:viewBox="0 0 1512 1620" draw:points="0,748 0,0 1512,872 1512,1620">
              <text:p/>
            </draw:polygon>
            <draw:polygon draw:style-name="gr273" draw:text-style-name="P16" draw:layer="layout" svg:width="1.51cm" svg:height="1.619cm" svg:x="13.132cm" svg:y="12.55cm" svg:viewBox="0 0 1511 1620" draw:points="0,1620 0,872 1511,0 1511,748">
              <text:p/>
            </draw:polygon>
            <draw:polygon draw:style-name="gr274" draw:text-style-name="P17" draw:layer="layout" svg:width="3.021cm" svg:height="1.744cm" svg:x="11.62cm" svg:y="11.677cm" svg:viewBox="0 0 3022 1745" draw:points="1512,1745 0,872 1512,0 3022,872">
              <text:p/>
            </draw:polygon>
            <draw:polygon draw:style-name="gr275" draw:text-style-name="P10" draw:layer="layout" svg:width="3.021cm" svg:height="2.491cm" svg:x="11.62cm" svg:y="11.677cm" svg:viewBox="0 0 3022 2492" draw:points="0,1620 0,872 1512,0 3022,872 3022,1620 1512,2492">
              <text:p/>
            </draw:polygon>
            <draw:polygon draw:style-name="gr276" draw:text-style-name="P18" draw:layer="layout" svg:width="0.755cm" svg:height="0.435cm" svg:x="12.052cm" svg:y="12.487cm" svg:viewBox="0 0 756 436" draw:points="108,125 648,436 756,374 215,62 323,0 0,0 0,187">
              <text:p/>
            </draw:polygon>
            <draw:polygon draw:style-name="gr277" draw:text-style-name="P18" draw:layer="layout" svg:width="0.754cm" svg:height="0.435cm" svg:x="12.807cm" svg:y="12.55cm" svg:viewBox="0 0 755 436" draw:points="539,374 431,436 755,436 755,249 647,312 108,0 0,62">
              <text:p/>
            </draw:polygon>
            <draw:polygon draw:style-name="gr278" draw:text-style-name="P18" draw:layer="layout" svg:width="0.754cm" svg:height="0.435cm" svg:x="12.7cm" svg:y="12.113cm" svg:viewBox="0 0 755 436" draw:points="108,125 647,436 755,374 215,62 323,0 0,0 0,187">
              <text:p/>
            </draw:polygon>
            <draw:polygon draw:style-name="gr279" draw:text-style-name="P18" draw:layer="layout" svg:width="0.754cm" svg:height="0.435cm" svg:x="13.456cm" svg:y="12.176cm" svg:viewBox="0 0 755 436" draw:points="539,374 431,436 755,436 755,249 647,312 108,0 0,62">
              <text:p/>
            </draw:polygon>
          </draw:g>
        </draw:g>
        <draw:g draw:style-name="gr5">
          <draw:glue-point draw:id="4" svg:x="4.321cm" svg:y="4.408cm"/>
          <draw:glue-point draw:id="5" svg:x="4.075cm" svg:y="4.203cm"/>
          <draw:glue-point draw:id="6" svg:x="3.823cm" svg:y="3.992cm"/>
          <draw:glue-point draw:id="7" svg:x="3.58cm" svg:y="3.79cm"/>
          <draw:glue-point draw:id="8" svg:x="3.333cm" svg:y="3.585cm"/>
          <draw:glue-point draw:id="9" svg:x="3.085cm" svg:y="3.386cm"/>
          <draw:glue-point draw:id="10" svg:x="2.837cm" svg:y="3.178cm"/>
          <draw:glue-point draw:id="11" svg:x="2.589cm" svg:y="2.973cm"/>
          <draw:glue-point draw:id="12" svg:x="2.342cm" svg:y="2.771cm"/>
          <draw:glue-point draw:id="13" svg:x="2.098cm" svg:y="2.566cm"/>
          <draw:glue-point draw:id="14" svg:x="1.848cm" svg:y="2.358cm"/>
          <draw:glue-point draw:id="15" svg:x="1.601cm" svg:y="2.156cm"/>
          <draw:glue-point draw:id="16" svg:x="1.353cm" svg:y="1.951cm"/>
          <draw:glue-point draw:id="17" svg:x="1.106cm" svg:y="1.746cm"/>
          <draw:glue-point draw:id="18" svg:x="0.862cm" svg:y="1.541cm"/>
          <draw:glue-point draw:id="19" svg:x="0.616cm" svg:y="1.339cm"/>
          <draw:glue-point draw:id="20" svg:x="0.375cm" svg:y="1.125cm"/>
          <draw:glue-point draw:id="21" svg:x="0.126cm" svg:y="0.92cm"/>
          <draw:glue-point draw:id="22" svg:x="-0.365cm" svg:y="0.516cm"/>
          <draw:glue-point draw:id="23" svg:x="-0.608cm" svg:y="0.32cm"/>
          <draw:glue-point draw:id="24" svg:x="-0.853cm" svg:y="0.118cm"/>
          <draw:glue-point draw:id="25" svg:x="-1.101cm" svg:y="-0.089cm"/>
          <draw:glue-point draw:id="26" svg:x="-1.347cm" svg:y="-0.291cm"/>
          <draw:glue-point draw:id="27" svg:x="-1.592cm" svg:y="-0.493cm"/>
          <draw:glue-point draw:id="28" svg:x="-1.842cm" svg:y="-0.698cm"/>
          <draw:glue-point draw:id="29" svg:x="-2.088cm" svg:y="-0.903cm"/>
          <draw:glue-point draw:id="30" svg:x="-2.337cm" svg:y="-1.105cm"/>
          <draw:glue-point draw:id="31" svg:x="-2.581cm" svg:y="-1.313cm"/>
          <draw:glue-point draw:id="32" svg:x="-2.833cm" svg:y="-1.518cm"/>
          <draw:glue-point draw:id="33" svg:x="-3.078cm" svg:y="-1.726cm"/>
          <draw:glue-point draw:id="34" svg:x="-3.324cm" svg:y="-1.925cm"/>
          <draw:glue-point draw:id="35" svg:x="-3.572cm" svg:y="-2.13cm"/>
          <draw:glue-point draw:id="36" svg:x="-3.821cm" svg:y="-2.338cm"/>
          <draw:glue-point draw:id="37" svg:x="-4.065cm" svg:y="-2.54cm"/>
          <draw:glue-point draw:id="38" svg:x="-4.315cm" svg:y="-2.742cm"/>
          <draw:glue-point draw:id="39" svg:x="-4.564cm" svg:y="-2.953cm"/>
          <draw:glue-point draw:id="40" svg:x="-4.323cm" svg:y="-4.402cm"/>
          <draw:glue-point draw:id="41" svg:x="-4.075cm" svg:y="-4.203cm"/>
          <draw:glue-point draw:id="42" svg:x="-3.826cm" svg:y="-3.995cm"/>
          <draw:glue-point draw:id="43" svg:x="-3.576cm" svg:y="-3.787cm"/>
          <draw:glue-point draw:id="44" svg:x="-3.333cm" svg:y="-3.582cm"/>
          <draw:glue-point draw:id="45" svg:x="-3.083cm" svg:y="-3.38cm"/>
          <draw:glue-point draw:id="46" svg:x="-2.841cm" svg:y="-3.178cm"/>
          <draw:glue-point draw:id="47" svg:x="-2.591cm" svg:y="-2.97cm"/>
          <draw:glue-point draw:id="48" svg:x="-2.344cm" svg:y="-2.762cm"/>
          <draw:glue-point draw:id="49" svg:x="-2.096cm" svg:y="-2.563cm"/>
          <draw:glue-point draw:id="50" svg:x="-1.848cm" svg:y="-2.358cm"/>
          <draw:glue-point draw:id="51" svg:x="-1.601cm" svg:y="-2.156cm"/>
          <draw:glue-point draw:id="52" svg:x="-1.351cm" svg:y="-1.948cm"/>
          <draw:glue-point draw:id="53" svg:x="-1.105cm" svg:y="-1.74cm"/>
          <draw:glue-point draw:id="54" svg:x="-0.862cm" svg:y="-1.541cm"/>
          <draw:glue-point draw:id="55" svg:x="-0.616cm" svg:y="-1.336cm"/>
          <draw:glue-point draw:id="56" svg:x="-0.375cm" svg:y="-1.125cm"/>
          <draw:glue-point draw:id="57" svg:x="-0.128cm" svg:y="-0.918cm"/>
          <draw:glue-point draw:id="58" svg:x="0.364cm" svg:y="-0.51cm"/>
          <draw:glue-point draw:id="59" svg:x="0.606cm" svg:y="-0.317cm"/>
          <draw:glue-point draw:id="60" svg:x="0.853cm" svg:y="-0.115cm"/>
          <draw:glue-point draw:id="61" svg:x="1.101cm" svg:y="0.089cm"/>
          <draw:glue-point draw:id="62" svg:x="1.345cm" svg:y="0.294cm"/>
          <draw:glue-point draw:id="63" svg:x="1.594cm" svg:y="0.496cm"/>
          <draw:glue-point draw:id="64" svg:x="1.84cm" svg:y="0.701cm"/>
          <draw:glue-point draw:id="65" svg:x="2.088cm" svg:y="0.906cm"/>
          <draw:glue-point draw:id="66" svg:x="2.335cm" svg:y="1.111cm"/>
          <draw:glue-point draw:id="67" svg:x="2.583cm" svg:y="1.319cm"/>
          <draw:glue-point draw:id="68" svg:x="2.831cm" svg:y="1.521cm"/>
          <draw:glue-point draw:id="69" svg:x="3.076cm" svg:y="1.726cm"/>
          <draw:glue-point draw:id="70" svg:x="3.326cm" svg:y="1.928cm"/>
          <draw:glue-point draw:id="71" svg:x="3.572cm" svg:y="2.136cm"/>
          <draw:glue-point draw:id="72" svg:x="3.821cm" svg:y="2.341cm"/>
          <draw:glue-point draw:id="73" svg:x="4.063cm" svg:y="2.54cm"/>
          <draw:glue-point draw:id="74" svg:x="4.315cm" svg:y="2.745cm"/>
          <draw:glue-point draw:id="75" svg:x="4.564cm" svg:y="2.953cm"/>
          <draw:path draw:style-name="gr280" draw:text-style-name="P20" draw:layer="layout" svg:width="2.736cm" svg:height="0.735cm" draw:transform="rotate (-0.523598775598299) translate (13.9884326598089cm 12.9982852941103cm)" svg:viewBox="0 0 2737 736" svg:d="M2737 370c0-201-96-368-213-368-1552 0-758-2-2309-2-117 0-215 166-215 367s98 368 215 368c1551 0 757 2 2309 1 117 0 213-166 213-366z">
            <text:p/>
          </draw:path>
          <draw:path draw:style-name="gr281" draw:text-style-name="P21" draw:layer="layout" svg:width="1.525cm" svg:height="0.733cm" draw:transform="rotate (-0.523773308523499) translate (15.0366631476497cm 13.6106710435443cm)" svg:viewBox="0 0 1526 734" svg:d="M1526 368c0-201-97-368-214-368-116 0-213 167-214 367 0 201 98 367 215 367 116 0 212-166 213-366zM1526 0zM0 357z">
            <text:p/>
          </draw:path>
        </draw:g>
        <draw:g draw:style-name="gr3">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282" draw:text-style-name="P4" draw:layer="layout" svg:width="0.553cm" svg:height="0.435cm" svg:x="16.579cm" svg:y="14.486cm" svg:viewBox="0 0 554 436" svg:d="M0 436c138 0 554-116 554-232 0-117-201-204-302-204 0 87-252 320-252 436z">
            <text:p/>
          </draw:path>
          <draw:g draw:style-name="gr5">
            <draw:polygon draw:style-name="gr283" draw:text-style-name="P44" draw:layer="layout" svg:width="1.509cm" svg:height="2.035cm" svg:x="15.333cm" svg:y="13.572cm" svg:viewBox="0 0 1510 2036" draw:points="1510,1163 1510,0 0,872 0,2036">
              <text:p/>
            </draw:polygon>
            <draw:line draw:style-name="gr284" draw:text-style-name="P28" draw:layer="layout" svg:x1="16.843cm" svg:y1="14.444cm" svg:x2="15.333cm" svg:y2="15.316cm">
              <text:p/>
            </draw:line>
            <draw:line draw:style-name="gr285" draw:text-style-name="P28" draw:layer="layout" svg:x1="16.843cm" svg:y1="14.154cm" svg:x2="15.333cm" svg:y2="15.026cm">
              <text:p/>
            </draw:line>
            <draw:line draw:style-name="gr286" draw:text-style-name="P28" draw:layer="layout" svg:x1="16.843cm" svg:y1="13.863cm" svg:x2="15.333cm" svg:y2="14.735cm">
              <text:p/>
            </draw:line>
            <draw:line draw:style-name="gr287" draw:text-style-name="P28" draw:layer="layout" svg:x1="16.339cm" svg:y1="14.444cm" svg:x2="16.339cm" svg:y2="14.735cm">
              <text:p/>
            </draw:line>
            <draw:line draw:style-name="gr288" draw:text-style-name="P28" draw:layer="layout" svg:x1="15.836cm" svg:y1="14.154cm" svg:x2="15.836cm" svg:y2="14.445cm">
              <text:p/>
            </draw:line>
            <draw:line draw:style-name="gr289" draw:text-style-name="P28" draw:layer="layout" svg:x1="15.584cm" svg:y1="15.171cm" svg:x2="15.584cm" svg:y2="15.462cm">
              <text:p/>
            </draw:line>
            <draw:line draw:style-name="gr290" draw:text-style-name="P28" draw:layer="layout" svg:x1="16.087cm" svg:y1="14.88cm" svg:x2="16.087cm" svg:y2="15.171cm">
              <text:p/>
            </draw:line>
            <draw:line draw:style-name="gr291" draw:text-style-name="P28" draw:layer="layout" svg:x1="16.59cm" svg:y1="14.59cm" svg:x2="16.59cm" svg:y2="14.881cm">
              <text:p/>
            </draw:line>
            <draw:line draw:style-name="gr292" draw:text-style-name="P28" draw:layer="layout" svg:x1="16.339cm" svg:y1="13.863cm" svg:x2="16.339cm" svg:y2="14.154cm">
              <text:p/>
            </draw:line>
            <draw:line draw:style-name="gr293" draw:text-style-name="P28" draw:layer="layout" svg:x1="16.087cm" svg:y1="14.299cm" svg:x2="16.087cm" svg:y2="14.59cm">
              <text:p/>
            </draw:line>
            <draw:line draw:style-name="gr294" draw:text-style-name="P28" draw:layer="layout" svg:x1="15.836cm" svg:y1="14.735cm" svg:x2="15.836cm" svg:y2="15.026cm">
              <text:p/>
            </draw:line>
            <draw:line draw:style-name="gr295" draw:text-style-name="P28" draw:layer="layout" svg:x1="15.584cm" svg:y1="14.59cm" svg:x2="15.584cm" svg:y2="14.881cm">
              <text:p/>
            </draw:line>
            <draw:line draw:style-name="gr296" draw:text-style-name="P28" draw:layer="layout" svg:x1="16.59cm" svg:y1="14.008cm" svg:x2="16.59cm" svg:y2="14.299cm">
              <text:p/>
            </draw:line>
            <draw:polygon draw:style-name="gr297" draw:text-style-name="P45" draw:layer="layout" svg:width="0.251cm" svg:height="1.308cm" svg:x="15.082cm" svg:y="14.299cm" svg:viewBox="0 0 252 1309" draw:points="252,1309 252,145 0,0 0,1163">
              <text:p/>
            </draw:polygon>
            <draw:polygon draw:style-name="gr298" draw:text-style-name="P46" draw:layer="layout" svg:width="1.76cm" svg:height="1.016cm" svg:x="15.082cm" svg:y="13.427cm" svg:viewBox="0 0 1761 1017" draw:points="251,1017 1761,145 1509,0 0,872">
              <text:p/>
            </draw:polygon>
            <draw:line draw:style-name="gr299" draw:text-style-name="P28" draw:layer="layout" svg:x1="15.836cm" svg:y1="14.153cm" svg:x2="15.584cm" svg:y2="14.008cm">
              <text:p/>
            </draw:line>
            <draw:line draw:style-name="gr300" draw:text-style-name="P28" draw:layer="layout" svg:x1="15.334cm" svg:y1="14.735cm" svg:x2="15.082cm" svg:y2="14.59cm">
              <text:p/>
            </draw:line>
            <draw:line draw:style-name="gr301" draw:text-style-name="P28" draw:layer="layout" svg:x1="15.334cm" svg:y1="15.025cm" svg:x2="15.082cm" svg:y2="14.88cm">
              <text:p/>
            </draw:line>
            <draw:line draw:style-name="gr302" draw:text-style-name="P28" draw:layer="layout" svg:x1="15.334cm" svg:y1="15.316cm" svg:x2="15.082cm" svg:y2="15.171cm">
              <text:p/>
            </draw:line>
            <draw:line draw:style-name="gr303" draw:text-style-name="P28" draw:layer="layout" svg:x1="16.339cm" svg:y1="13.863cm" svg:x2="16.087cm" svg:y2="13.718cm">
              <text:p/>
            </draw:line>
            <draw:polygon draw:style-name="gr304" draw:text-style-name="P10" draw:layer="layout" svg:width="1.76cm" svg:height="2.18cm" svg:x="15.082cm" svg:y="13.427cm" svg:viewBox="0 0 1761 2181" draw:points="1509,0 0,872 0,2036 251,2181 1761,1309 1761,145">
              <text:p/>
            </draw:polygon>
          </draw:g>
        </draw:g>
        <draw:g draw:style-name="gr5">
          <draw:glue-point draw:id="4" svg:x="4.321cm" svg:y="4.408cm"/>
          <draw:glue-point draw:id="5" svg:x="4.075cm" svg:y="4.203cm"/>
          <draw:glue-point draw:id="6" svg:x="3.823cm" svg:y="3.992cm"/>
          <draw:glue-point draw:id="7" svg:x="3.58cm" svg:y="3.79cm"/>
          <draw:glue-point draw:id="8" svg:x="3.333cm" svg:y="3.585cm"/>
          <draw:glue-point draw:id="9" svg:x="3.085cm" svg:y="3.386cm"/>
          <draw:glue-point draw:id="10" svg:x="2.837cm" svg:y="3.178cm"/>
          <draw:glue-point draw:id="11" svg:x="2.589cm" svg:y="2.973cm"/>
          <draw:glue-point draw:id="12" svg:x="2.342cm" svg:y="2.771cm"/>
          <draw:glue-point draw:id="13" svg:x="2.098cm" svg:y="2.566cm"/>
          <draw:glue-point draw:id="14" svg:x="1.848cm" svg:y="2.358cm"/>
          <draw:glue-point draw:id="15" svg:x="1.601cm" svg:y="2.156cm"/>
          <draw:glue-point draw:id="16" svg:x="1.353cm" svg:y="1.951cm"/>
          <draw:glue-point draw:id="17" svg:x="1.106cm" svg:y="1.746cm"/>
          <draw:glue-point draw:id="18" svg:x="0.862cm" svg:y="1.541cm"/>
          <draw:glue-point draw:id="19" svg:x="0.616cm" svg:y="1.339cm"/>
          <draw:glue-point draw:id="20" svg:x="0.375cm" svg:y="1.125cm"/>
          <draw:glue-point draw:id="21" svg:x="0.126cm" svg:y="0.92cm"/>
          <draw:glue-point draw:id="22" svg:x="-0.365cm" svg:y="0.516cm"/>
          <draw:glue-point draw:id="23" svg:x="-0.608cm" svg:y="0.32cm"/>
          <draw:glue-point draw:id="24" svg:x="-0.853cm" svg:y="0.118cm"/>
          <draw:glue-point draw:id="25" svg:x="-1.101cm" svg:y="-0.089cm"/>
          <draw:glue-point draw:id="26" svg:x="-1.347cm" svg:y="-0.291cm"/>
          <draw:glue-point draw:id="27" svg:x="-1.592cm" svg:y="-0.493cm"/>
          <draw:glue-point draw:id="28" svg:x="-1.842cm" svg:y="-0.698cm"/>
          <draw:glue-point draw:id="29" svg:x="-2.088cm" svg:y="-0.903cm"/>
          <draw:glue-point draw:id="30" svg:x="-2.337cm" svg:y="-1.105cm"/>
          <draw:glue-point draw:id="31" svg:x="-2.581cm" svg:y="-1.313cm"/>
          <draw:glue-point draw:id="32" svg:x="-2.833cm" svg:y="-1.518cm"/>
          <draw:glue-point draw:id="33" svg:x="-3.078cm" svg:y="-1.726cm"/>
          <draw:glue-point draw:id="34" svg:x="-3.324cm" svg:y="-1.925cm"/>
          <draw:glue-point draw:id="35" svg:x="-3.572cm" svg:y="-2.13cm"/>
          <draw:glue-point draw:id="36" svg:x="-3.821cm" svg:y="-2.338cm"/>
          <draw:glue-point draw:id="37" svg:x="-4.065cm" svg:y="-2.54cm"/>
          <draw:glue-point draw:id="38" svg:x="-4.315cm" svg:y="-2.742cm"/>
          <draw:glue-point draw:id="39" svg:x="-4.564cm" svg:y="-2.953cm"/>
          <draw:glue-point draw:id="40" svg:x="-4.323cm" svg:y="-4.402cm"/>
          <draw:glue-point draw:id="41" svg:x="-4.075cm" svg:y="-4.203cm"/>
          <draw:glue-point draw:id="42" svg:x="-3.826cm" svg:y="-3.995cm"/>
          <draw:glue-point draw:id="43" svg:x="-3.576cm" svg:y="-3.787cm"/>
          <draw:glue-point draw:id="44" svg:x="-3.333cm" svg:y="-3.582cm"/>
          <draw:glue-point draw:id="45" svg:x="-3.083cm" svg:y="-3.38cm"/>
          <draw:glue-point draw:id="46" svg:x="-2.841cm" svg:y="-3.178cm"/>
          <draw:glue-point draw:id="47" svg:x="-2.591cm" svg:y="-2.97cm"/>
          <draw:glue-point draw:id="48" svg:x="-2.344cm" svg:y="-2.762cm"/>
          <draw:glue-point draw:id="49" svg:x="-2.096cm" svg:y="-2.563cm"/>
          <draw:glue-point draw:id="50" svg:x="-1.848cm" svg:y="-2.358cm"/>
          <draw:glue-point draw:id="51" svg:x="-1.601cm" svg:y="-2.156cm"/>
          <draw:glue-point draw:id="52" svg:x="-1.351cm" svg:y="-1.948cm"/>
          <draw:glue-point draw:id="53" svg:x="-1.105cm" svg:y="-1.74cm"/>
          <draw:glue-point draw:id="54" svg:x="-0.862cm" svg:y="-1.541cm"/>
          <draw:glue-point draw:id="55" svg:x="-0.616cm" svg:y="-1.336cm"/>
          <draw:glue-point draw:id="56" svg:x="-0.375cm" svg:y="-1.125cm"/>
          <draw:glue-point draw:id="57" svg:x="-0.128cm" svg:y="-0.918cm"/>
          <draw:glue-point draw:id="58" svg:x="0.364cm" svg:y="-0.51cm"/>
          <draw:glue-point draw:id="59" svg:x="0.606cm" svg:y="-0.317cm"/>
          <draw:glue-point draw:id="60" svg:x="0.853cm" svg:y="-0.115cm"/>
          <draw:glue-point draw:id="61" svg:x="1.101cm" svg:y="0.089cm"/>
          <draw:glue-point draw:id="62" svg:x="1.345cm" svg:y="0.294cm"/>
          <draw:glue-point draw:id="63" svg:x="1.594cm" svg:y="0.496cm"/>
          <draw:glue-point draw:id="64" svg:x="1.84cm" svg:y="0.701cm"/>
          <draw:glue-point draw:id="65" svg:x="2.088cm" svg:y="0.906cm"/>
          <draw:glue-point draw:id="66" svg:x="2.335cm" svg:y="1.111cm"/>
          <draw:glue-point draw:id="67" svg:x="2.583cm" svg:y="1.319cm"/>
          <draw:glue-point draw:id="68" svg:x="2.831cm" svg:y="1.521cm"/>
          <draw:glue-point draw:id="69" svg:x="3.076cm" svg:y="1.726cm"/>
          <draw:glue-point draw:id="70" svg:x="3.326cm" svg:y="1.928cm"/>
          <draw:glue-point draw:id="71" svg:x="3.572cm" svg:y="2.136cm"/>
          <draw:glue-point draw:id="72" svg:x="3.821cm" svg:y="2.341cm"/>
          <draw:glue-point draw:id="73" svg:x="4.063cm" svg:y="2.54cm"/>
          <draw:glue-point draw:id="74" svg:x="4.315cm" svg:y="2.745cm"/>
          <draw:glue-point draw:id="75" svg:x="4.564cm" svg:y="2.953cm"/>
          <draw:path draw:style-name="gr305" draw:text-style-name="P20" draw:layer="layout" svg:width="5.081cm" svg:height="0.733cm" draw:transform="rotate (-0.523598775598299) translate (16.1647378968031cm 14.2262473592832cm)" svg:viewBox="0 0 5082 734" svg:d="M5082 367c0-201-97-367-214-367-1551 0-3102 0-4653 0-117 0-215 166-215 367s98 367 215 367c1551 0 3102 0 4653 0 117 0 214-167 214-367z">
            <text:p text:style-name="P30"><text:span text:style-name="T1">172.16.3.0/24</text:span></text:p>
          </draw:path>
          <draw:path draw:style-name="gr306" draw:text-style-name="P21" draw:layer="layout" svg:width="5.081cm" svg:height="0.734cm" draw:transform="rotate (-0.523773308523499) translate (16.1652925096195cm 14.2255434020723cm)" svg:viewBox="0 0 5082 735" svg:d="M5082 367c0-201-97-367-214-367-116 0-213 167-213 367 0 201 97 367 213 367 117 0 214-167 214-367zM5082 0zM0 735z">
            <text:p/>
          </draw:path>
        </draw:g>
        <draw:g draw:style-name="gr5">
          <draw:path draw:style-name="gr307" draw:text-style-name="P4" draw:layer="layout" svg:width="0.97cm" svg:height="0.871cm" svg:x="21.53cm" svg:y="17.609cm" svg:viewBox="0 0 971 872" svg:d="M0 872c423 0 971-249 971-498s-16-374-324-374c0 267-647 515-647 872z">
            <text:p/>
          </draw:path>
          <draw:path draw:style-name="gr308" draw:text-style-name="P47" draw:layer="layout" svg:width="2.373cm" svg:height="1.495cm" svg:x="19.804cm" svg:y="17.049cm" svg:viewBox="0 0 2374 1496" svg:d="M2374 0c0 0 0 998-1 748 2 437-512 748-1185 748s-1187-311-1188-748c1 1 0-312 0-748 0 436 539 748 1187 748 649 0 1187-312 1187-748z">
            <text:p/>
          </draw:path>
          <draw:path draw:style-name="gr309" draw:text-style-name="P48" draw:layer="layout" svg:width="2.372cm" svg:height="1.494cm" svg:x="19.803cm" svg:y="16.301cm" svg:viewBox="0 0 2373 1495" svg:d="M1187 0c673 0 1186 323 1186 747s-513 748-1186 748-1187-324-1187-748 514-747 1187-747z">
            <text:p/>
          </draw:path>
          <draw:polygon draw:style-name="gr310" draw:text-style-name="P18" draw:layer="layout" svg:width="0.647cm" svg:height="0.373cm" svg:x="21.098cm" svg:y="17.111cm" svg:viewBox="0 0 648 374" draw:points="324,0 216,62 648,312 539,374 108,125 0,187 0,0">
            <text:p/>
          </draw:polygon>
          <draw:polygon draw:style-name="gr311" draw:text-style-name="P18" draw:layer="layout" svg:width="0.646cm" svg:height="0.373cm" svg:x="20.235cm" svg:y="16.612cm" svg:viewBox="0 0 647 374" draw:points="539,249 647,187 647,374 323,374 431,312 0,62 108,0">
            <text:p/>
          </draw:polygon>
          <draw:polygon draw:style-name="gr312" draw:text-style-name="P18" draw:layer="layout" svg:width="0.647cm" svg:height="0.373cm" svg:x="20.235cm" svg:y="17.111cm" svg:viewBox="0 0 648 374" draw:points="108,249 540,0 648,62 215,312 323,374 0,374 0,187">
            <text:p/>
          </draw:polygon>
          <draw:polygon draw:style-name="gr313" draw:text-style-name="P18" draw:layer="layout" svg:width="0.646cm" svg:height="0.373cm" svg:x="21.098cm" svg:y="16.612cm" svg:viewBox="0 0 647 374" draw:points="431,62 323,0 647,0 647,187 539,125 108,374 0,312">
            <text:p/>
          </draw:polygon>
          <draw:path draw:style-name="gr314" draw:text-style-name="P39" draw:layer="layout" svg:width="2.374cm" svg:height="2.242cm" svg:x="19.803cm" svg:y="16.301cm" svg:viewBox="0 0 2375 2243" svg:d="M1187 0c673 0 1188 324 1188 748l-1 747c0 437-539 748-1187 748-647 0-1187-311-1187-748 0 0 1-747 0-748 0-424 514-747 1187-747z">
            <text:p/>
          </draw:path>
        </draw:g>
        <draw:g draw:style-name="gr5">
          <draw:glue-point draw:id="4" svg:x="4.317cm" svg:y="4.402cm"/>
          <draw:glue-point draw:id="5" svg:x="4.071cm" svg:y="4.197cm"/>
          <draw:glue-point draw:id="6" svg:x="3.819cm" svg:y="3.986cm"/>
          <draw:glue-point draw:id="7" svg:x="3.576cm" svg:y="3.784cm"/>
          <draw:glue-point draw:id="8" svg:x="3.33cm" svg:y="3.579cm"/>
          <draw:glue-point draw:id="9" svg:x="3.081cm" svg:y="3.38cm"/>
          <draw:glue-point draw:id="10" svg:x="2.833cm" svg:y="3.172cm"/>
          <draw:glue-point draw:id="11" svg:x="2.585cm" svg:y="2.967cm"/>
          <draw:glue-point draw:id="12" svg:x="2.338cm" svg:y="2.765cm"/>
          <draw:glue-point draw:id="13" svg:x="2.094cm" svg:y="2.56cm"/>
          <draw:glue-point draw:id="14" svg:x="1.844cm" svg:y="2.352cm"/>
          <draw:glue-point draw:id="15" svg:x="1.597cm" svg:y="2.15cm"/>
          <draw:glue-point draw:id="16" svg:x="1.349cm" svg:y="1.945cm"/>
          <draw:glue-point draw:id="17" svg:x="1.103cm" svg:y="1.74cm"/>
          <draw:glue-point draw:id="18" svg:x="0.858cm" svg:y="1.535cm"/>
          <draw:glue-point draw:id="19" svg:x="0.612cm" svg:y="1.333cm"/>
          <draw:glue-point draw:id="20" svg:x="0.371cm" svg:y="1.12cm"/>
          <draw:glue-point draw:id="21" svg:x="0.123cm" svg:y="0.915cm"/>
          <draw:glue-point draw:id="22" svg:x="-0.362cm" svg:y="0.51cm"/>
          <draw:glue-point draw:id="23" svg:x="-0.604cm" svg:y="0.314cm"/>
          <draw:glue-point draw:id="24" svg:x="-0.849cm" svg:y="0.112cm"/>
          <draw:glue-point draw:id="25" svg:x="-1.097cm" svg:y="-0.083cm"/>
          <draw:glue-point draw:id="26" svg:x="-1.344cm" svg:y="-0.285cm"/>
          <draw:glue-point draw:id="27" svg:x="-1.588cm" svg:y="-0.487cm"/>
          <draw:glue-point draw:id="28" svg:x="-1.838cm" svg:y="-0.692cm"/>
          <draw:glue-point draw:id="29" svg:x="-2.085cm" svg:y="-0.897cm"/>
          <draw:glue-point draw:id="30" svg:x="-2.333cm" svg:y="-1.099cm"/>
          <draw:glue-point draw:id="31" svg:x="-2.577cm" svg:y="-1.307cm"/>
          <draw:glue-point draw:id="32" svg:x="-2.829cm" svg:y="-1.512cm"/>
          <draw:glue-point draw:id="33" svg:x="-3.074cm" svg:y="-1.72cm"/>
          <draw:glue-point draw:id="34" svg:x="-3.32cm" svg:y="-1.919cm"/>
          <draw:glue-point draw:id="35" svg:x="-3.569cm" svg:y="-2.124cm"/>
          <draw:glue-point draw:id="36" svg:x="-3.817cm" svg:y="-2.332cm"/>
          <draw:glue-point draw:id="37" svg:x="-4.061cm" svg:y="-2.534cm"/>
          <draw:glue-point draw:id="38" svg:x="-4.312cm" svg:y="-2.736cm"/>
          <draw:glue-point draw:id="39" svg:x="-4.56cm" svg:y="-2.947cm"/>
          <draw:glue-point draw:id="40" svg:x="-4.319cm" svg:y="-4.396cm"/>
          <draw:glue-point draw:id="41" svg:x="-4.071cm" svg:y="-4.197cm"/>
          <draw:glue-point draw:id="42" svg:x="-3.823cm" svg:y="-3.989cm"/>
          <draw:glue-point draw:id="43" svg:x="-3.572cm" svg:y="-3.781cm"/>
          <draw:glue-point draw:id="44" svg:x="-3.33cm" svg:y="-3.576cm"/>
          <draw:glue-point draw:id="45" svg:x="-3.08cm" svg:y="-3.374cm"/>
          <draw:glue-point draw:id="46" svg:x="-2.837cm" svg:y="-3.172cm"/>
          <draw:glue-point draw:id="47" svg:x="-2.587cm" svg:y="-2.964cm"/>
          <draw:glue-point draw:id="48" svg:x="-2.34cm" svg:y="-2.756cm"/>
          <draw:glue-point draw:id="49" svg:x="-2.092cm" svg:y="-2.557cm"/>
          <draw:glue-point draw:id="50" svg:x="-1.844cm" svg:y="-2.352cm"/>
          <draw:glue-point draw:id="51" svg:x="-1.597cm" svg:y="-2.15cm"/>
          <draw:glue-point draw:id="52" svg:x="-1.347cm" svg:y="-1.942cm"/>
          <draw:glue-point draw:id="53" svg:x="-1.101cm" svg:y="-1.734cm"/>
          <draw:glue-point draw:id="54" svg:x="-0.858cm" svg:y="-1.535cm"/>
          <draw:glue-point draw:id="55" svg:x="-0.612cm" svg:y="-1.33cm"/>
          <draw:glue-point draw:id="56" svg:x="-0.371cm" svg:y="-1.12cm"/>
          <draw:glue-point draw:id="57" svg:x="-0.125cm" svg:y="-0.912cm"/>
          <draw:glue-point draw:id="58" svg:x="0.36cm" svg:y="-0.505cm"/>
          <draw:glue-point draw:id="59" svg:x="0.602cm" svg:y="-0.311cm"/>
          <draw:glue-point draw:id="60" svg:x="0.849cm" svg:y="-0.109cm"/>
          <draw:glue-point draw:id="61" svg:x="1.097cm" svg:y="0.083cm"/>
          <draw:glue-point draw:id="62" svg:x="1.342cm" svg:y="0.288cm"/>
          <draw:glue-point draw:id="63" svg:x="1.59cm" svg:y="0.49cm"/>
          <draw:glue-point draw:id="64" svg:x="1.836cm" svg:y="0.695cm"/>
          <draw:glue-point draw:id="65" svg:x="2.085cm" svg:y="0.9cm"/>
          <draw:glue-point draw:id="66" svg:x="2.331cm" svg:y="1.105cm"/>
          <draw:glue-point draw:id="67" svg:x="2.579cm" svg:y="1.313cm"/>
          <draw:glue-point draw:id="68" svg:x="2.828cm" svg:y="1.515cm"/>
          <draw:glue-point draw:id="69" svg:x="3.072cm" svg:y="1.72cm"/>
          <draw:glue-point draw:id="70" svg:x="3.322cm" svg:y="1.922cm"/>
          <draw:glue-point draw:id="71" svg:x="3.569cm" svg:y="2.13cm"/>
          <draw:glue-point draw:id="72" svg:x="3.817cm" svg:y="2.335cm"/>
          <draw:glue-point draw:id="73" svg:x="4.06cm" svg:y="2.534cm"/>
          <draw:glue-point draw:id="74" svg:x="4.312cm" svg:y="2.739cm"/>
          <draw:glue-point draw:id="75" svg:x="4.56cm" svg:y="2.947cm"/>
          <draw:path draw:style-name="gr315" draw:text-style-name="P20" draw:layer="layout" svg:width="5.081cm" svg:height="0.733cm" draw:transform="rotate (-0.523598775598299) translate (21.72830476981cm 17.5643874830874cm)" svg:viewBox="0 0 5082 734" svg:d="M5082 367c0-201-97-367-214-367-1551 0-3102 0-4653 0-117 0-215 166-215 367s98 367 215 367c1551 0 3102 0 4653 0 117 0 214-167 214-367z">
            <text:p text:style-name="P30"><text:span text:style-name="T1">wan</text:span></text:p>
          </draw:path>
          <draw:path draw:style-name="gr316" draw:text-style-name="P21" draw:layer="layout" svg:width="5.081cm" svg:height="0.734cm" draw:transform="rotate (-0.523773308523499) translate (21.7288593826264cm 17.5636835258765cm)" svg:viewBox="0 0 5082 735" svg:d="M5082 367c0-201-97-367-214-367-116 0-213 167-213 367 0 201 97 367 213 367 117 0 214-167 214-367zM5082 0zM0 735z">
            <text:p/>
          </draw:path>
        </draw:g>
        <draw:g draw:style-name="gr3">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317" draw:text-style-name="P4" draw:layer="layout" svg:width="0.553cm" svg:height="0.435cm" svg:x="26.497cm" svg:y="20.128cm" svg:viewBox="0 0 554 436" svg:d="M0 436c138 0 554-116 554-232 0-117-201-204-302-204 0 87-252 320-252 436z">
            <text:p/>
          </draw:path>
          <draw:g draw:style-name="gr5">
            <draw:polygon draw:style-name="gr318" draw:text-style-name="P44" draw:layer="layout" svg:width="1.509cm" svg:height="2.035cm" svg:x="25.251cm" svg:y="19.214cm" svg:viewBox="0 0 1510 2036" draw:points="1510,1163 1510,0 0,872 0,2036">
              <text:p/>
            </draw:polygon>
            <draw:line draw:style-name="gr319" draw:text-style-name="P28" draw:layer="layout" svg:x1="26.761cm" svg:y1="20.086cm" svg:x2="25.251cm" svg:y2="20.958cm">
              <text:p/>
            </draw:line>
            <draw:line draw:style-name="gr320" draw:text-style-name="P28" draw:layer="layout" svg:x1="26.761cm" svg:y1="19.796cm" svg:x2="25.251cm" svg:y2="20.668cm">
              <text:p/>
            </draw:line>
            <draw:line draw:style-name="gr321" draw:text-style-name="P28" draw:layer="layout" svg:x1="26.761cm" svg:y1="19.505cm" svg:x2="25.251cm" svg:y2="20.377cm">
              <text:p/>
            </draw:line>
            <draw:line draw:style-name="gr322" draw:text-style-name="P28" draw:layer="layout" svg:x1="26.257cm" svg:y1="20.086cm" svg:x2="26.257cm" svg:y2="20.377cm">
              <text:p/>
            </draw:line>
            <draw:line draw:style-name="gr323" draw:text-style-name="P28" draw:layer="layout" svg:x1="25.754cm" svg:y1="19.796cm" svg:x2="25.754cm" svg:y2="20.087cm">
              <text:p/>
            </draw:line>
            <draw:line draw:style-name="gr324" draw:text-style-name="P28" draw:layer="layout" svg:x1="25.502cm" svg:y1="20.813cm" svg:x2="25.502cm" svg:y2="21.104cm">
              <text:p/>
            </draw:line>
            <draw:line draw:style-name="gr325" draw:text-style-name="P28" draw:layer="layout" svg:x1="26.005cm" svg:y1="20.522cm" svg:x2="26.005cm" svg:y2="20.813cm">
              <text:p/>
            </draw:line>
            <draw:line draw:style-name="gr326" draw:text-style-name="P28" draw:layer="layout" svg:x1="26.508cm" svg:y1="20.232cm" svg:x2="26.508cm" svg:y2="20.523cm">
              <text:p/>
            </draw:line>
            <draw:line draw:style-name="gr327" draw:text-style-name="P28" draw:layer="layout" svg:x1="26.257cm" svg:y1="19.505cm" svg:x2="26.257cm" svg:y2="19.796cm">
              <text:p/>
            </draw:line>
            <draw:line draw:style-name="gr328" draw:text-style-name="P28" draw:layer="layout" svg:x1="26.005cm" svg:y1="19.941cm" svg:x2="26.005cm" svg:y2="20.232cm">
              <text:p/>
            </draw:line>
            <draw:line draw:style-name="gr329" draw:text-style-name="P28" draw:layer="layout" svg:x1="25.754cm" svg:y1="20.377cm" svg:x2="25.754cm" svg:y2="20.668cm">
              <text:p/>
            </draw:line>
            <draw:line draw:style-name="gr330" draw:text-style-name="P28" draw:layer="layout" svg:x1="25.502cm" svg:y1="20.232cm" svg:x2="25.502cm" svg:y2="20.523cm">
              <text:p/>
            </draw:line>
            <draw:line draw:style-name="gr331" draw:text-style-name="P28" draw:layer="layout" svg:x1="26.508cm" svg:y1="19.65cm" svg:x2="26.508cm" svg:y2="19.941cm">
              <text:p/>
            </draw:line>
            <draw:polygon draw:style-name="gr332" draw:text-style-name="P45" draw:layer="layout" svg:width="0.251cm" svg:height="1.308cm" svg:x="25cm" svg:y="19.941cm" svg:viewBox="0 0 252 1309" draw:points="252,1309 252,145 0,0 0,1163">
              <text:p/>
            </draw:polygon>
            <draw:polygon draw:style-name="gr333" draw:text-style-name="P46" draw:layer="layout" svg:width="1.76cm" svg:height="1.016cm" svg:x="25cm" svg:y="19.069cm" svg:viewBox="0 0 1761 1017" draw:points="251,1017 1761,145 1509,0 0,872">
              <text:p/>
            </draw:polygon>
            <draw:line draw:style-name="gr334" draw:text-style-name="P28" draw:layer="layout" svg:x1="25.754cm" svg:y1="19.795cm" svg:x2="25.502cm" svg:y2="19.65cm">
              <text:p/>
            </draw:line>
            <draw:line draw:style-name="gr335" draw:text-style-name="P28" draw:layer="layout" svg:x1="25.252cm" svg:y1="20.377cm" svg:x2="25cm" svg:y2="20.232cm">
              <text:p/>
            </draw:line>
            <draw:line draw:style-name="gr336" draw:text-style-name="P28" draw:layer="layout" svg:x1="25.252cm" svg:y1="20.667cm" svg:x2="25cm" svg:y2="20.522cm">
              <text:p/>
            </draw:line>
            <draw:line draw:style-name="gr337" draw:text-style-name="P28" draw:layer="layout" svg:x1="25.252cm" svg:y1="20.958cm" svg:x2="25cm" svg:y2="20.813cm">
              <text:p/>
            </draw:line>
            <draw:line draw:style-name="gr338" draw:text-style-name="P28" draw:layer="layout" svg:x1="26.257cm" svg:y1="19.505cm" svg:x2="26.005cm" svg:y2="19.36cm">
              <text:p/>
            </draw:line>
            <draw:polygon draw:style-name="gr339" draw:text-style-name="P10" draw:layer="layout" svg:width="1.76cm" svg:height="2.18cm" svg:x="25cm" svg:y="19.069cm" svg:viewBox="0 0 1761 2181" draw:points="1509,0 0,872 0,2036 251,2181 1761,1309 1761,145">
              <text:p/>
            </draw:polygon>
          </draw:g>
        </draw:g>
        <draw:g draw:style-name="gr5">
          <draw:glue-point draw:id="4" svg:x="4.321cm" svg:y="4.408cm"/>
          <draw:glue-point draw:id="5" svg:x="4.075cm" svg:y="4.203cm"/>
          <draw:glue-point draw:id="6" svg:x="3.823cm" svg:y="3.992cm"/>
          <draw:glue-point draw:id="7" svg:x="3.58cm" svg:y="3.79cm"/>
          <draw:glue-point draw:id="8" svg:x="3.333cm" svg:y="3.585cm"/>
          <draw:glue-point draw:id="9" svg:x="3.085cm" svg:y="3.386cm"/>
          <draw:glue-point draw:id="10" svg:x="2.837cm" svg:y="3.178cm"/>
          <draw:glue-point draw:id="11" svg:x="2.589cm" svg:y="2.973cm"/>
          <draw:glue-point draw:id="12" svg:x="2.342cm" svg:y="2.771cm"/>
          <draw:glue-point draw:id="13" svg:x="2.098cm" svg:y="2.566cm"/>
          <draw:glue-point draw:id="14" svg:x="1.848cm" svg:y="2.358cm"/>
          <draw:glue-point draw:id="15" svg:x="1.601cm" svg:y="2.156cm"/>
          <draw:glue-point draw:id="16" svg:x="1.353cm" svg:y="1.951cm"/>
          <draw:glue-point draw:id="17" svg:x="1.106cm" svg:y="1.746cm"/>
          <draw:glue-point draw:id="18" svg:x="0.862cm" svg:y="1.541cm"/>
          <draw:glue-point draw:id="19" svg:x="0.616cm" svg:y="1.339cm"/>
          <draw:glue-point draw:id="20" svg:x="0.375cm" svg:y="1.125cm"/>
          <draw:glue-point draw:id="21" svg:x="0.126cm" svg:y="0.92cm"/>
          <draw:glue-point draw:id="22" svg:x="-0.365cm" svg:y="0.516cm"/>
          <draw:glue-point draw:id="23" svg:x="-0.608cm" svg:y="0.32cm"/>
          <draw:glue-point draw:id="24" svg:x="-0.853cm" svg:y="0.118cm"/>
          <draw:glue-point draw:id="25" svg:x="-1.101cm" svg:y="-0.089cm"/>
          <draw:glue-point draw:id="26" svg:x="-1.347cm" svg:y="-0.291cm"/>
          <draw:glue-point draw:id="27" svg:x="-1.592cm" svg:y="-0.493cm"/>
          <draw:glue-point draw:id="28" svg:x="-1.842cm" svg:y="-0.698cm"/>
          <draw:glue-point draw:id="29" svg:x="-2.088cm" svg:y="-0.903cm"/>
          <draw:glue-point draw:id="30" svg:x="-2.337cm" svg:y="-1.105cm"/>
          <draw:glue-point draw:id="31" svg:x="-2.581cm" svg:y="-1.313cm"/>
          <draw:glue-point draw:id="32" svg:x="-2.833cm" svg:y="-1.518cm"/>
          <draw:glue-point draw:id="33" svg:x="-3.078cm" svg:y="-1.726cm"/>
          <draw:glue-point draw:id="34" svg:x="-3.324cm" svg:y="-1.925cm"/>
          <draw:glue-point draw:id="35" svg:x="-3.572cm" svg:y="-2.13cm"/>
          <draw:glue-point draw:id="36" svg:x="-3.821cm" svg:y="-2.338cm"/>
          <draw:glue-point draw:id="37" svg:x="-4.065cm" svg:y="-2.54cm"/>
          <draw:glue-point draw:id="38" svg:x="-4.315cm" svg:y="-2.742cm"/>
          <draw:glue-point draw:id="39" svg:x="-4.564cm" svg:y="-2.953cm"/>
          <draw:glue-point draw:id="40" svg:x="-4.323cm" svg:y="-4.402cm"/>
          <draw:glue-point draw:id="41" svg:x="-4.075cm" svg:y="-4.203cm"/>
          <draw:glue-point draw:id="42" svg:x="-3.826cm" svg:y="-3.995cm"/>
          <draw:glue-point draw:id="43" svg:x="-3.576cm" svg:y="-3.787cm"/>
          <draw:glue-point draw:id="44" svg:x="-3.333cm" svg:y="-3.582cm"/>
          <draw:glue-point draw:id="45" svg:x="-3.083cm" svg:y="-3.38cm"/>
          <draw:glue-point draw:id="46" svg:x="-2.841cm" svg:y="-3.178cm"/>
          <draw:glue-point draw:id="47" svg:x="-2.591cm" svg:y="-2.97cm"/>
          <draw:glue-point draw:id="48" svg:x="-2.344cm" svg:y="-2.762cm"/>
          <draw:glue-point draw:id="49" svg:x="-2.096cm" svg:y="-2.563cm"/>
          <draw:glue-point draw:id="50" svg:x="-1.848cm" svg:y="-2.358cm"/>
          <draw:glue-point draw:id="51" svg:x="-1.601cm" svg:y="-2.156cm"/>
          <draw:glue-point draw:id="52" svg:x="-1.351cm" svg:y="-1.948cm"/>
          <draw:glue-point draw:id="53" svg:x="-1.105cm" svg:y="-1.74cm"/>
          <draw:glue-point draw:id="54" svg:x="-0.862cm" svg:y="-1.541cm"/>
          <draw:glue-point draw:id="55" svg:x="-0.616cm" svg:y="-1.336cm"/>
          <draw:glue-point draw:id="56" svg:x="-0.375cm" svg:y="-1.125cm"/>
          <draw:glue-point draw:id="57" svg:x="-0.128cm" svg:y="-0.918cm"/>
          <draw:glue-point draw:id="58" svg:x="0.364cm" svg:y="-0.51cm"/>
          <draw:glue-point draw:id="59" svg:x="0.606cm" svg:y="-0.317cm"/>
          <draw:glue-point draw:id="60" svg:x="0.853cm" svg:y="-0.115cm"/>
          <draw:glue-point draw:id="61" svg:x="1.101cm" svg:y="0.089cm"/>
          <draw:glue-point draw:id="62" svg:x="1.345cm" svg:y="0.294cm"/>
          <draw:glue-point draw:id="63" svg:x="1.594cm" svg:y="0.496cm"/>
          <draw:glue-point draw:id="64" svg:x="1.84cm" svg:y="0.701cm"/>
          <draw:glue-point draw:id="65" svg:x="2.088cm" svg:y="0.906cm"/>
          <draw:glue-point draw:id="66" svg:x="2.335cm" svg:y="1.111cm"/>
          <draw:glue-point draw:id="67" svg:x="2.583cm" svg:y="1.319cm"/>
          <draw:glue-point draw:id="68" svg:x="2.831cm" svg:y="1.521cm"/>
          <draw:glue-point draw:id="69" svg:x="3.076cm" svg:y="1.726cm"/>
          <draw:glue-point draw:id="70" svg:x="3.326cm" svg:y="1.928cm"/>
          <draw:glue-point draw:id="71" svg:x="3.572cm" svg:y="2.136cm"/>
          <draw:glue-point draw:id="72" svg:x="3.821cm" svg:y="2.341cm"/>
          <draw:glue-point draw:id="73" svg:x="4.063cm" svg:y="2.54cm"/>
          <draw:glue-point draw:id="74" svg:x="4.315cm" svg:y="2.745cm"/>
          <draw:glue-point draw:id="75" svg:x="4.564cm" svg:y="2.953cm"/>
          <draw:path draw:style-name="gr340" draw:text-style-name="P20" draw:layer="layout" svg:width="2.736cm" svg:height="0.735cm" draw:transform="rotate (-0.523598775598299) translate (26.0084326598089cm 19.9102852941103cm)" svg:viewBox="0 0 2737 736" svg:d="M2737 370c0-201-96-368-213-368-1552 0-758-2-2309-2-117 0-215 166-215 367s98 368 215 368c1551 0 757 2 2309 1 117 0 213-166 213-366z">
            <text:p text:style-name="P49"><text:span text:style-name="T1">G.hn</text:span></text:p>
          </draw:path>
          <draw:path draw:style-name="gr341" draw:text-style-name="P21" draw:layer="layout" svg:width="1.525cm" svg:height="0.733cm" draw:transform="rotate (-0.523773308523499) translate (27.0566631476497cm 20.5226710435443cm)" svg:viewBox="0 0 1526 734" svg:d="M1526 368c0-201-97-368-214-368-116 0-213 167-214 367 0 201 98 367 215 367 116 0 212-166 213-366zM1526 0zM0 357z">
            <text:p/>
          </draw:path>
        </draw:g>
        <draw:frame draw:style-name="gr270" draw:text-style-name="P29" draw:layer="layout" svg:width="2.479cm" svg:height="0.962cm" svg:x="13cm" svg:y="7cm">
          <draw:text-box>
            <text:p>rpi4-02</text:p>
          </draw:text-box>
        </draw:frame>
        <draw:frame draw:style-name="gr342" draw:text-style-name="P29" draw:layer="layout" svg:width="5.444cm" svg:height="0.962cm" svg:x="29cm" svg:y="8.538cm">
          <draw:text-box>
            <text:p>edward-laptop-01</text:p>
          </draw:text-box>
        </draw:frame>
        <draw:g draw:style-name="gr3">
          <draw:custom-shape draw:style-name="gr343" draw:text-style-name="P50" draw:layer="layout" svg:width="0.627cm" svg:height="0.929cm" svg:x="4.623cm" svg:y="7.07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44" draw:text-style-name="P51" draw:layer="layout" svg:width="0.627cm" svg:height="0.294cm" svg:x="4.623cm" svg:y="7.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3">
          <draw:g draw:style-name="gr5">
            <draw:polygon draw:style-name="gr345" draw:text-style-name="P52" draw:layer="layout" svg:width="0.19cm" svg:height="0.33cm" svg:x="4.477cm" svg:y="7.36cm" svg:viewBox="0 0 191 331" draw:points="0,331 0,110 191,0 191,220">
              <text:p/>
            </draw:polygon>
            <draw:polygon draw:style-name="gr346" draw:text-style-name="P53" draw:layer="layout" svg:width="0.19cm" svg:height="0.33cm" svg:x="4.286cm" svg:y="7.36cm" svg:viewBox="0 0 191 331" draw:points="0,220 0,0 191,110 191,331">
              <text:p/>
            </draw:polygon>
            <draw:polygon draw:style-name="gr347" draw:text-style-name="P54" draw:layer="layout" svg:width="0.381cm" svg:height="0.219cm" svg:x="4.286cm" svg:y="7.25cm" svg:viewBox="0 0 382 220" draw:points="191,220 0,110 191,0 382,110">
              <text:p/>
            </draw:polygon>
          </draw:g>
          <draw:g draw:style-name="gr5">
            <draw:polygon draw:style-name="gr348" draw:text-style-name="P52" draw:layer="layout" svg:width="0.19cm" svg:height="0.33cm" svg:x="4.191cm" svg:y="7.856cm" svg:viewBox="0 0 191 331" draw:points="0,331 0,110 191,0 191,220">
              <text:p/>
            </draw:polygon>
            <draw:polygon draw:style-name="gr349" draw:text-style-name="P53" draw:layer="layout" svg:width="0.19cm" svg:height="0.33cm" svg:x="4cm" svg:y="7.856cm" svg:viewBox="0 0 191 331" draw:points="0,220 0,0 191,110 191,331">
              <text:p/>
            </draw:polygon>
            <draw:polygon draw:style-name="gr350" draw:text-style-name="P54" draw:layer="layout" svg:width="0.381cm" svg:height="0.219cm" svg:x="4cm" svg:y="7.746cm" svg:viewBox="0 0 382 220" draw:points="191,220 0,110 191,0 382,110">
              <text:p/>
            </draw:polygon>
          </draw:g>
          <draw:g draw:style-name="gr5">
            <draw:polygon draw:style-name="gr351" draw:text-style-name="P52" draw:layer="layout" svg:width="0.19cm" svg:height="0.33cm" svg:x="4.763cm" svg:y="7.856cm" svg:viewBox="0 0 191 331" draw:points="0,331 0,110 191,0 191,220">
              <text:p/>
            </draw:polygon>
            <draw:polygon draw:style-name="gr352" draw:text-style-name="P53" draw:layer="layout" svg:width="0.19cm" svg:height="0.33cm" svg:x="4.572cm" svg:y="7.856cm" svg:viewBox="0 0 191 331" draw:points="0,220 0,0 191,110 191,331">
              <text:p/>
            </draw:polygon>
            <draw:polygon draw:style-name="gr353" draw:text-style-name="P54" draw:layer="layout" svg:width="0.381cm" svg:height="0.219cm" svg:x="4.572cm" svg:y="7.746cm" svg:viewBox="0 0 382 220" draw:points="191,220 0,110 191,0 382,110">
              <text:p/>
            </draw:polygon>
          </draw:g>
          <draw:g draw:style-name="gr5">
            <draw:polygon draw:style-name="gr354" draw:text-style-name="P52" draw:layer="layout" svg:width="0.19cm" svg:height="0.33cm" svg:x="4.477cm" svg:y="8.022cm" svg:viewBox="0 0 191 331" draw:points="0,331 0,110 191,0 191,220">
              <text:p/>
            </draw:polygon>
            <draw:polygon draw:style-name="gr355" draw:text-style-name="P53" draw:layer="layout" svg:width="0.19cm" svg:height="0.33cm" svg:x="4.286cm" svg:y="8.022cm" svg:viewBox="0 0 191 331" draw:points="0,220 0,0 191,110 191,331">
              <text:p/>
            </draw:polygon>
            <draw:polygon draw:style-name="gr356" draw:text-style-name="P54" draw:layer="layout" svg:width="0.381cm" svg:height="0.219cm" svg:x="4.286cm" svg:y="7.911cm" svg:viewBox="0 0 382 220" draw:points="191,220 0,110 191,0 382,110">
              <text:p/>
            </draw:polygon>
          </draw:g>
          <draw:g draw:style-name="gr5">
            <draw:polygon draw:style-name="gr357" draw:text-style-name="P52" draw:layer="layout" svg:width="0.19cm" svg:height="0.33cm" svg:x="4.763cm" svg:y="7.526cm" svg:viewBox="0 0 191 331" draw:points="0,331 0,110 191,0 191,220">
              <text:p/>
            </draw:polygon>
            <draw:polygon draw:style-name="gr358" draw:text-style-name="P53" draw:layer="layout" svg:width="0.19cm" svg:height="0.33cm" svg:x="4.572cm" svg:y="7.526cm" svg:viewBox="0 0 191 331" draw:points="0,220 0,0 191,110 191,331">
              <text:p/>
            </draw:polygon>
            <draw:polygon draw:style-name="gr359" draw:text-style-name="P54" draw:layer="layout" svg:width="0.381cm" svg:height="0.219cm" svg:x="4.572cm" svg:y="7.415cm" svg:viewBox="0 0 382 220" draw:points="191,220 0,110 191,0 382,110">
              <text:p/>
            </draw:polygon>
          </draw:g>
          <draw:g draw:style-name="gr5">
            <draw:polygon draw:style-name="gr360" draw:text-style-name="P52" draw:layer="layout" svg:width="0.19cm" svg:height="0.33cm" svg:x="4.191cm" svg:y="7.526cm" svg:viewBox="0 0 191 331" draw:points="0,331 0,110 191,0 191,220">
              <text:p/>
            </draw:polygon>
            <draw:polygon draw:style-name="gr361" draw:text-style-name="P53" draw:layer="layout" svg:width="0.19cm" svg:height="0.33cm" svg:x="4cm" svg:y="7.526cm" svg:viewBox="0 0 191 331" draw:points="0,220 0,0 191,110 191,331">
              <text:p/>
            </draw:polygon>
            <draw:polygon draw:style-name="gr362" draw:text-style-name="P54" draw:layer="layout" svg:width="0.381cm" svg:height="0.219cm" svg:x="4cm" svg:y="7.415cm" svg:viewBox="0 0 382 220" draw:points="191,220 0,110 191,0 382,110">
              <text:p/>
            </draw:polygon>
          </draw:g>
          <draw:g draw:style-name="gr5">
            <draw:polygon draw:style-name="gr363" draw:text-style-name="P52" draw:layer="layout" svg:width="0.19cm" svg:height="0.33cm" svg:x="4.477cm" svg:y="7.691cm" svg:viewBox="0 0 191 331" draw:points="0,331 0,110 191,0 191,220">
              <text:p/>
            </draw:polygon>
            <draw:polygon draw:style-name="gr364" draw:text-style-name="P53" draw:layer="layout" svg:width="0.19cm" svg:height="0.33cm" svg:x="4.286cm" svg:y="7.691cm" svg:viewBox="0 0 191 331" draw:points="0,220 0,0 191,110 191,331">
              <text:p/>
            </draw:polygon>
            <draw:polygon draw:style-name="gr365" draw:text-style-name="P54" draw:layer="layout" svg:width="0.381cm" svg:height="0.219cm" svg:x="4.286cm" svg:y="7.581cm" svg:viewBox="0 0 382 220" draw:points="191,220 0,110 191,0 382,110">
              <text:p/>
            </draw:polygon>
          </draw:g>
          <draw:polygon draw:style-name="gr366" draw:text-style-name="P10" draw:layer="layout" svg:width="0.953cm" svg:height="1.102cm" svg:x="4cm" svg:y="7.25cm" svg:viewBox="0 0 954 1103" draw:points="0,828 0,606 95,551 0,496 0,276 191,165 286,220 286,110 477,0 668,110 668,220 763,165 954,276 954,496 859,551 954,606 954,828 763,938 668,883 668,993 477,1103 286,993 286,883 191,938">
            <text:p/>
          </draw:polygon>
        </draw:g>
        <draw:g draw:style-name="gr3">
          <draw:custom-shape draw:style-name="gr367" draw:text-style-name="P40" draw:layer="layout" svg:width="0.769cm" svg:height="0.71cm" svg:x="6cm" svg:y="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368" draw:text-style-name="P41" draw:layer="layout" svg:width="0.469cm" svg:height="0.663cm" svg:x="6.171cm" svg:y="11.023cm" svg:viewBox="0 0 470 664" draw:points="0,46 86,46 128,23 214,0 342,46 256,46 299,114 171,229 128,252 86,275 171,320 214,366 342,366 470,435 384,572 256,664 256,527 171,435 214,389 128,320 43,298 0,206">
            <text:p/>
          </draw:polygon>
          <draw:path draw:style-name="gr369" draw:text-style-name="P41" draw:layer="layout" svg:width="0.193cm" svg:height="0.301cm" svg:x="6.555cm" svg:y="11.064cm" svg:viewBox="0 0 194 302" svg:d="M171 302v-22l-43-69v-69l-42-91-86-46c86-46 256 252 171 297z">
            <text:p/>
          </draw:path>
          <draw:g draw:style-name="gr5">
            <draw:line draw:style-name="gr370" draw:text-style-name="P42" draw:layer="layout" svg:x1="6.342cm" svg:y1="11.458cm" svg:x2="6.299cm" svg:y2="11.298cm">
              <text:p/>
            </draw:line>
            <draw:line draw:style-name="gr371" draw:text-style-name="P42" draw:layer="layout" svg:x1="6.342cm" svg:y1="11.458cm" svg:x2="6.385cm" svg:y2="11.344cm">
              <text:p/>
            </draw:line>
            <draw:line draw:style-name="gr372" draw:text-style-name="P42" draw:layer="layout" svg:x1="6.427cm" svg:y1="11.458cm" svg:x2="6.384cm" svg:y2="11.344cm">
              <text:p/>
            </draw:line>
            <draw:line draw:style-name="gr373" draw:text-style-name="P42" draw:layer="layout" svg:x1="6.427cm" svg:y1="11.458cm" svg:x2="6.47cm" svg:y2="11.298cm">
              <text:p/>
            </draw:line>
          </draw:g>
          <draw:g draw:style-name="gr5">
            <draw:line draw:style-name="gr374" draw:text-style-name="P42" draw:layer="layout" svg:x1="6.598cm" svg:y1="11.458cm" svg:x2="6.555cm" svg:y2="11.298cm">
              <text:p/>
            </draw:line>
            <draw:line draw:style-name="gr375" draw:text-style-name="P42" draw:layer="layout" svg:x1="6.598cm" svg:y1="11.458cm" svg:x2="6.641cm" svg:y2="11.344cm">
              <text:p/>
            </draw:line>
            <draw:line draw:style-name="gr376" draw:text-style-name="P42" draw:layer="layout" svg:x1="6.684cm" svg:y1="11.458cm" svg:x2="6.641cm" svg:y2="11.344cm">
              <text:p/>
            </draw:line>
            <draw:line draw:style-name="gr377" draw:text-style-name="P42" draw:layer="layout" svg:x1="6.683cm" svg:y1="11.458cm" svg:x2="6.726cm" svg:y2="11.298cm">
              <text:p/>
            </draw:line>
          </draw:g>
          <draw:g draw:style-name="gr5">
            <draw:line draw:style-name="gr378" draw:text-style-name="P42" draw:layer="layout" svg:x1="6.086cm" svg:y1="11.458cm" svg:x2="6.043cm" svg:y2="11.298cm">
              <text:p/>
            </draw:line>
            <draw:line draw:style-name="gr379" draw:text-style-name="P42" draw:layer="layout" svg:x1="6.086cm" svg:y1="11.458cm" svg:x2="6.129cm" svg:y2="11.344cm">
              <text:p/>
            </draw:line>
            <draw:line draw:style-name="gr380" draw:text-style-name="P42" draw:layer="layout" svg:x1="6.171cm" svg:y1="11.458cm" svg:x2="6.128cm" svg:y2="11.344cm">
              <text:p/>
            </draw:line>
            <draw:line draw:style-name="gr381" draw:text-style-name="P42" draw:layer="layout" svg:x1="6.171cm" svg:y1="11.458cm" svg:x2="6.214cm" svg:y2="11.298cm">
              <text:p/>
            </draw:line>
          </draw:g>
        </draw:g>
        <draw:g draw:style-name="gr3">
          <draw:custom-shape draw:style-name="gr382" draw:text-style-name="P40" draw:layer="layout" svg:width="0.769cm" svg:height="0.71cm" svg:x="14.231cm" svg:y="5.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383" draw:text-style-name="P41" draw:layer="layout" svg:width="0.469cm" svg:height="0.663cm" svg:x="14.402cm" svg:y="5.773cm" svg:viewBox="0 0 470 664" draw:points="0,46 86,46 128,23 214,0 342,46 256,46 299,114 171,229 128,252 86,275 171,320 214,366 342,366 470,435 384,572 256,664 256,527 171,435 214,389 128,320 43,298 0,206">
            <text:p/>
          </draw:polygon>
          <draw:path draw:style-name="gr384" draw:text-style-name="P41" draw:layer="layout" svg:width="0.193cm" svg:height="0.301cm" svg:x="14.786cm" svg:y="5.814cm" svg:viewBox="0 0 194 302" svg:d="M171 302v-22l-43-69v-69l-42-91-86-46c86-46 256 252 171 297z">
            <text:p/>
          </draw:path>
          <draw:g draw:style-name="gr5">
            <draw:line draw:style-name="gr385" draw:text-style-name="P42" draw:layer="layout" svg:x1="14.573cm" svg:y1="6.208cm" svg:x2="14.53cm" svg:y2="6.048cm">
              <text:p/>
            </draw:line>
            <draw:line draw:style-name="gr386" draw:text-style-name="P42" draw:layer="layout" svg:x1="14.573cm" svg:y1="6.208cm" svg:x2="14.616cm" svg:y2="6.094cm">
              <text:p/>
            </draw:line>
            <draw:line draw:style-name="gr387" draw:text-style-name="P42" draw:layer="layout" svg:x1="14.658cm" svg:y1="6.208cm" svg:x2="14.615cm" svg:y2="6.094cm">
              <text:p/>
            </draw:line>
            <draw:line draw:style-name="gr388" draw:text-style-name="P42" draw:layer="layout" svg:x1="14.658cm" svg:y1="6.208cm" svg:x2="14.701cm" svg:y2="6.048cm">
              <text:p/>
            </draw:line>
          </draw:g>
          <draw:g draw:style-name="gr5">
            <draw:line draw:style-name="gr389" draw:text-style-name="P42" draw:layer="layout" svg:x1="14.829cm" svg:y1="6.208cm" svg:x2="14.786cm" svg:y2="6.048cm">
              <text:p/>
            </draw:line>
            <draw:line draw:style-name="gr390" draw:text-style-name="P42" draw:layer="layout" svg:x1="14.829cm" svg:y1="6.208cm" svg:x2="14.872cm" svg:y2="6.094cm">
              <text:p/>
            </draw:line>
            <draw:line draw:style-name="gr391" draw:text-style-name="P42" draw:layer="layout" svg:x1="14.915cm" svg:y1="6.208cm" svg:x2="14.872cm" svg:y2="6.094cm">
              <text:p/>
            </draw:line>
            <draw:line draw:style-name="gr392" draw:text-style-name="P42" draw:layer="layout" svg:x1="14.914cm" svg:y1="6.208cm" svg:x2="14.957cm" svg:y2="6.048cm">
              <text:p/>
            </draw:line>
          </draw:g>
          <draw:g draw:style-name="gr5">
            <draw:line draw:style-name="gr393" draw:text-style-name="P42" draw:layer="layout" svg:x1="14.317cm" svg:y1="6.208cm" svg:x2="14.274cm" svg:y2="6.048cm">
              <text:p/>
            </draw:line>
            <draw:line draw:style-name="gr394" draw:text-style-name="P42" draw:layer="layout" svg:x1="14.317cm" svg:y1="6.208cm" svg:x2="14.36cm" svg:y2="6.094cm">
              <text:p/>
            </draw:line>
            <draw:line draw:style-name="gr395" draw:text-style-name="P42" draw:layer="layout" svg:x1="14.402cm" svg:y1="6.208cm" svg:x2="14.359cm" svg:y2="6.094cm">
              <text:p/>
            </draw:line>
            <draw:line draw:style-name="gr396" draw:text-style-name="P42" draw:layer="layout" svg:x1="14.402cm" svg:y1="6.208cm" svg:x2="14.445cm" svg:y2="6.048cm">
              <text:p/>
            </draw:line>
          </draw:g>
        </draw:g>
        <draw:g draw:style-name="gr3">
          <draw:custom-shape draw:style-name="gr397" draw:text-style-name="P50" draw:layer="layout" svg:width="0.627cm" svg:height="0.929cm" svg:x="7.873cm" svg:y="5.07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98" draw:text-style-name="P51" draw:layer="layout" svg:width="0.627cm" svg:height="0.294cm" svg:x="7.873cm" svg:y="5.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3">
          <draw:g draw:style-name="gr5">
            <draw:polygon draw:style-name="gr399" draw:text-style-name="P52" draw:layer="layout" svg:width="0.19cm" svg:height="0.33cm" svg:x="7.727cm" svg:y="5.36cm" svg:viewBox="0 0 191 331" draw:points="0,331 0,110 191,0 191,220">
              <text:p/>
            </draw:polygon>
            <draw:polygon draw:style-name="gr400" draw:text-style-name="P53" draw:layer="layout" svg:width="0.19cm" svg:height="0.33cm" svg:x="7.536cm" svg:y="5.36cm" svg:viewBox="0 0 191 331" draw:points="0,220 0,0 191,110 191,331">
              <text:p/>
            </draw:polygon>
            <draw:polygon draw:style-name="gr401" draw:text-style-name="P54" draw:layer="layout" svg:width="0.381cm" svg:height="0.219cm" svg:x="7.536cm" svg:y="5.25cm" svg:viewBox="0 0 382 220" draw:points="191,220 0,110 191,0 382,110">
              <text:p/>
            </draw:polygon>
          </draw:g>
          <draw:g draw:style-name="gr5">
            <draw:polygon draw:style-name="gr402" draw:text-style-name="P52" draw:layer="layout" svg:width="0.19cm" svg:height="0.33cm" svg:x="7.441cm" svg:y="5.856cm" svg:viewBox="0 0 191 331" draw:points="0,331 0,110 191,0 191,220">
              <text:p/>
            </draw:polygon>
            <draw:polygon draw:style-name="gr403" draw:text-style-name="P53" draw:layer="layout" svg:width="0.19cm" svg:height="0.33cm" svg:x="7.25cm" svg:y="5.856cm" svg:viewBox="0 0 191 331" draw:points="0,220 0,0 191,110 191,331">
              <text:p/>
            </draw:polygon>
            <draw:polygon draw:style-name="gr404" draw:text-style-name="P54" draw:layer="layout" svg:width="0.381cm" svg:height="0.219cm" svg:x="7.25cm" svg:y="5.746cm" svg:viewBox="0 0 382 220" draw:points="191,220 0,110 191,0 382,110">
              <text:p/>
            </draw:polygon>
          </draw:g>
          <draw:g draw:style-name="gr5">
            <draw:polygon draw:style-name="gr405" draw:text-style-name="P52" draw:layer="layout" svg:width="0.19cm" svg:height="0.33cm" svg:x="8.013cm" svg:y="5.856cm" svg:viewBox="0 0 191 331" draw:points="0,331 0,110 191,0 191,220">
              <text:p/>
            </draw:polygon>
            <draw:polygon draw:style-name="gr406" draw:text-style-name="P53" draw:layer="layout" svg:width="0.19cm" svg:height="0.33cm" svg:x="7.822cm" svg:y="5.856cm" svg:viewBox="0 0 191 331" draw:points="0,220 0,0 191,110 191,331">
              <text:p/>
            </draw:polygon>
            <draw:polygon draw:style-name="gr407" draw:text-style-name="P54" draw:layer="layout" svg:width="0.381cm" svg:height="0.219cm" svg:x="7.822cm" svg:y="5.746cm" svg:viewBox="0 0 382 220" draw:points="191,220 0,110 191,0 382,110">
              <text:p/>
            </draw:polygon>
          </draw:g>
          <draw:g draw:style-name="gr5">
            <draw:polygon draw:style-name="gr408" draw:text-style-name="P52" draw:layer="layout" svg:width="0.19cm" svg:height="0.33cm" svg:x="7.727cm" svg:y="6.022cm" svg:viewBox="0 0 191 331" draw:points="0,331 0,110 191,0 191,220">
              <text:p/>
            </draw:polygon>
            <draw:polygon draw:style-name="gr409" draw:text-style-name="P53" draw:layer="layout" svg:width="0.19cm" svg:height="0.33cm" svg:x="7.536cm" svg:y="6.022cm" svg:viewBox="0 0 191 331" draw:points="0,220 0,0 191,110 191,331">
              <text:p/>
            </draw:polygon>
            <draw:polygon draw:style-name="gr410" draw:text-style-name="P54" draw:layer="layout" svg:width="0.381cm" svg:height="0.219cm" svg:x="7.536cm" svg:y="5.911cm" svg:viewBox="0 0 382 220" draw:points="191,220 0,110 191,0 382,110">
              <text:p/>
            </draw:polygon>
          </draw:g>
          <draw:g draw:style-name="gr5">
            <draw:polygon draw:style-name="gr411" draw:text-style-name="P52" draw:layer="layout" svg:width="0.19cm" svg:height="0.33cm" svg:x="8.013cm" svg:y="5.526cm" svg:viewBox="0 0 191 331" draw:points="0,331 0,110 191,0 191,220">
              <text:p/>
            </draw:polygon>
            <draw:polygon draw:style-name="gr412" draw:text-style-name="P53" draw:layer="layout" svg:width="0.19cm" svg:height="0.33cm" svg:x="7.822cm" svg:y="5.526cm" svg:viewBox="0 0 191 331" draw:points="0,220 0,0 191,110 191,331">
              <text:p/>
            </draw:polygon>
            <draw:polygon draw:style-name="gr413" draw:text-style-name="P54" draw:layer="layout" svg:width="0.381cm" svg:height="0.219cm" svg:x="7.822cm" svg:y="5.415cm" svg:viewBox="0 0 382 220" draw:points="191,220 0,110 191,0 382,110">
              <text:p/>
            </draw:polygon>
          </draw:g>
          <draw:g draw:style-name="gr5">
            <draw:polygon draw:style-name="gr414" draw:text-style-name="P52" draw:layer="layout" svg:width="0.19cm" svg:height="0.33cm" svg:x="7.441cm" svg:y="5.526cm" svg:viewBox="0 0 191 331" draw:points="0,331 0,110 191,0 191,220">
              <text:p/>
            </draw:polygon>
            <draw:polygon draw:style-name="gr415" draw:text-style-name="P53" draw:layer="layout" svg:width="0.19cm" svg:height="0.33cm" svg:x="7.25cm" svg:y="5.526cm" svg:viewBox="0 0 191 331" draw:points="0,220 0,0 191,110 191,331">
              <text:p/>
            </draw:polygon>
            <draw:polygon draw:style-name="gr416" draw:text-style-name="P54" draw:layer="layout" svg:width="0.381cm" svg:height="0.219cm" svg:x="7.25cm" svg:y="5.415cm" svg:viewBox="0 0 382 220" draw:points="191,220 0,110 191,0 382,110">
              <text:p/>
            </draw:polygon>
          </draw:g>
          <draw:g draw:style-name="gr5">
            <draw:polygon draw:style-name="gr417" draw:text-style-name="P52" draw:layer="layout" svg:width="0.19cm" svg:height="0.33cm" svg:x="7.727cm" svg:y="5.691cm" svg:viewBox="0 0 191 331" draw:points="0,331 0,110 191,0 191,220">
              <text:p/>
            </draw:polygon>
            <draw:polygon draw:style-name="gr418" draw:text-style-name="P53" draw:layer="layout" svg:width="0.19cm" svg:height="0.33cm" svg:x="7.536cm" svg:y="5.691cm" svg:viewBox="0 0 191 331" draw:points="0,220 0,0 191,110 191,331">
              <text:p/>
            </draw:polygon>
            <draw:polygon draw:style-name="gr419" draw:text-style-name="P54" draw:layer="layout" svg:width="0.381cm" svg:height="0.219cm" svg:x="7.536cm" svg:y="5.581cm" svg:viewBox="0 0 382 220" draw:points="191,220 0,110 191,0 382,110">
              <text:p/>
            </draw:polygon>
          </draw:g>
          <draw:polygon draw:style-name="gr420" draw:text-style-name="P10" draw:layer="layout" svg:width="0.953cm" svg:height="1.102cm" svg:x="7.25cm" svg:y="5.25cm" svg:viewBox="0 0 954 1103" draw:points="0,828 0,606 95,551 0,496 0,276 191,165 286,220 286,110 477,0 668,110 668,220 763,165 954,276 954,496 859,551 954,606 954,828 763,938 668,883 668,993 477,1103 286,993 286,883 191,938">
            <text:p/>
          </draw:polygon>
        </draw:g>
        <draw:g draw:style-name="gr3">
          <draw:custom-shape draw:style-name="gr421" draw:text-style-name="P50" draw:layer="layout" svg:width="0.627cm" svg:height="0.929cm" svg:x="11.373cm" svg:y="3.07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22" draw:text-style-name="P51" draw:layer="layout" svg:width="0.627cm" svg:height="0.294cm" svg:x="11.373cm" svg:y="3.0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3">
          <draw:g draw:style-name="gr5">
            <draw:polygon draw:style-name="gr423" draw:text-style-name="P52" draw:layer="layout" svg:width="0.19cm" svg:height="0.33cm" svg:x="11.227cm" svg:y="3.36cm" svg:viewBox="0 0 191 331" draw:points="0,331 0,110 191,0 191,220">
              <text:p/>
            </draw:polygon>
            <draw:polygon draw:style-name="gr424" draw:text-style-name="P53" draw:layer="layout" svg:width="0.19cm" svg:height="0.33cm" svg:x="11.036cm" svg:y="3.36cm" svg:viewBox="0 0 191 331" draw:points="0,220 0,0 191,110 191,331">
              <text:p/>
            </draw:polygon>
            <draw:polygon draw:style-name="gr425" draw:text-style-name="P54" draw:layer="layout" svg:width="0.381cm" svg:height="0.219cm" svg:x="11.036cm" svg:y="3.25cm" svg:viewBox="0 0 382 220" draw:points="191,220 0,110 191,0 382,110">
              <text:p/>
            </draw:polygon>
          </draw:g>
          <draw:g draw:style-name="gr5">
            <draw:polygon draw:style-name="gr426" draw:text-style-name="P52" draw:layer="layout" svg:width="0.19cm" svg:height="0.33cm" svg:x="10.941cm" svg:y="3.856cm" svg:viewBox="0 0 191 331" draw:points="0,331 0,110 191,0 191,220">
              <text:p/>
            </draw:polygon>
            <draw:polygon draw:style-name="gr427" draw:text-style-name="P53" draw:layer="layout" svg:width="0.19cm" svg:height="0.33cm" svg:x="10.75cm" svg:y="3.856cm" svg:viewBox="0 0 191 331" draw:points="0,220 0,0 191,110 191,331">
              <text:p/>
            </draw:polygon>
            <draw:polygon draw:style-name="gr428" draw:text-style-name="P54" draw:layer="layout" svg:width="0.381cm" svg:height="0.219cm" svg:x="10.75cm" svg:y="3.746cm" svg:viewBox="0 0 382 220" draw:points="191,220 0,110 191,0 382,110">
              <text:p/>
            </draw:polygon>
          </draw:g>
          <draw:g draw:style-name="gr5">
            <draw:polygon draw:style-name="gr429" draw:text-style-name="P52" draw:layer="layout" svg:width="0.19cm" svg:height="0.33cm" svg:x="11.513cm" svg:y="3.856cm" svg:viewBox="0 0 191 331" draw:points="0,331 0,110 191,0 191,220">
              <text:p/>
            </draw:polygon>
            <draw:polygon draw:style-name="gr430" draw:text-style-name="P53" draw:layer="layout" svg:width="0.19cm" svg:height="0.33cm" svg:x="11.322cm" svg:y="3.856cm" svg:viewBox="0 0 191 331" draw:points="0,220 0,0 191,110 191,331">
              <text:p/>
            </draw:polygon>
            <draw:polygon draw:style-name="gr431" draw:text-style-name="P54" draw:layer="layout" svg:width="0.381cm" svg:height="0.219cm" svg:x="11.322cm" svg:y="3.746cm" svg:viewBox="0 0 382 220" draw:points="191,220 0,110 191,0 382,110">
              <text:p/>
            </draw:polygon>
          </draw:g>
          <draw:g draw:style-name="gr5">
            <draw:polygon draw:style-name="gr432" draw:text-style-name="P52" draw:layer="layout" svg:width="0.19cm" svg:height="0.33cm" svg:x="11.227cm" svg:y="4.022cm" svg:viewBox="0 0 191 331" draw:points="0,331 0,110 191,0 191,220">
              <text:p/>
            </draw:polygon>
            <draw:polygon draw:style-name="gr433" draw:text-style-name="P53" draw:layer="layout" svg:width="0.19cm" svg:height="0.33cm" svg:x="11.036cm" svg:y="4.022cm" svg:viewBox="0 0 191 331" draw:points="0,220 0,0 191,110 191,331">
              <text:p/>
            </draw:polygon>
            <draw:polygon draw:style-name="gr434" draw:text-style-name="P54" draw:layer="layout" svg:width="0.381cm" svg:height="0.219cm" svg:x="11.036cm" svg:y="3.911cm" svg:viewBox="0 0 382 220" draw:points="191,220 0,110 191,0 382,110">
              <text:p/>
            </draw:polygon>
          </draw:g>
          <draw:g draw:style-name="gr5">
            <draw:polygon draw:style-name="gr435" draw:text-style-name="P52" draw:layer="layout" svg:width="0.19cm" svg:height="0.33cm" svg:x="11.513cm" svg:y="3.526cm" svg:viewBox="0 0 191 331" draw:points="0,331 0,110 191,0 191,220">
              <text:p/>
            </draw:polygon>
            <draw:polygon draw:style-name="gr436" draw:text-style-name="P53" draw:layer="layout" svg:width="0.19cm" svg:height="0.33cm" svg:x="11.322cm" svg:y="3.526cm" svg:viewBox="0 0 191 331" draw:points="0,220 0,0 191,110 191,331">
              <text:p/>
            </draw:polygon>
            <draw:polygon draw:style-name="gr437" draw:text-style-name="P54" draw:layer="layout" svg:width="0.381cm" svg:height="0.219cm" svg:x="11.322cm" svg:y="3.415cm" svg:viewBox="0 0 382 220" draw:points="191,220 0,110 191,0 382,110">
              <text:p/>
            </draw:polygon>
          </draw:g>
          <draw:g draw:style-name="gr5">
            <draw:polygon draw:style-name="gr438" draw:text-style-name="P52" draw:layer="layout" svg:width="0.19cm" svg:height="0.33cm" svg:x="10.941cm" svg:y="3.526cm" svg:viewBox="0 0 191 331" draw:points="0,331 0,110 191,0 191,220">
              <text:p/>
            </draw:polygon>
            <draw:polygon draw:style-name="gr439" draw:text-style-name="P53" draw:layer="layout" svg:width="0.19cm" svg:height="0.33cm" svg:x="10.75cm" svg:y="3.526cm" svg:viewBox="0 0 191 331" draw:points="0,220 0,0 191,110 191,331">
              <text:p/>
            </draw:polygon>
            <draw:polygon draw:style-name="gr440" draw:text-style-name="P54" draw:layer="layout" svg:width="0.381cm" svg:height="0.219cm" svg:x="10.75cm" svg:y="3.415cm" svg:viewBox="0 0 382 220" draw:points="191,220 0,110 191,0 382,110">
              <text:p/>
            </draw:polygon>
          </draw:g>
          <draw:g draw:style-name="gr5">
            <draw:polygon draw:style-name="gr441" draw:text-style-name="P52" draw:layer="layout" svg:width="0.19cm" svg:height="0.33cm" svg:x="11.227cm" svg:y="3.691cm" svg:viewBox="0 0 191 331" draw:points="0,331 0,110 191,0 191,220">
              <text:p/>
            </draw:polygon>
            <draw:polygon draw:style-name="gr442" draw:text-style-name="P53" draw:layer="layout" svg:width="0.19cm" svg:height="0.33cm" svg:x="11.036cm" svg:y="3.691cm" svg:viewBox="0 0 191 331" draw:points="0,220 0,0 191,110 191,331">
              <text:p/>
            </draw:polygon>
            <draw:polygon draw:style-name="gr443" draw:text-style-name="P54" draw:layer="layout" svg:width="0.381cm" svg:height="0.219cm" svg:x="11.036cm" svg:y="3.581cm" svg:viewBox="0 0 382 220" draw:points="191,220 0,110 191,0 382,110">
              <text:p/>
            </draw:polygon>
          </draw:g>
          <draw:polygon draw:style-name="gr444" draw:text-style-name="P10" draw:layer="layout" svg:width="0.953cm" svg:height="1.102cm" svg:x="10.75cm" svg:y="3.25cm" svg:viewBox="0 0 954 1103" draw:points="0,828 0,606 95,551 0,496 0,276 191,165 286,220 286,110 477,0 668,110 668,220 763,165 954,276 954,496 859,551 954,606 954,828 763,938 668,883 668,993 477,1103 286,993 286,883 191,938">
            <text:p/>
          </draw:polygon>
        </draw:g>
        <draw:g draw:style-name="gr5">
          <draw:glue-point draw:id="4" svg:x="-4.313cm" svg:y="4.399cm"/>
          <draw:glue-point draw:id="5" svg:x="-4.067cm" svg:y="4.195cm"/>
          <draw:glue-point draw:id="6" svg:x="-3.816cm" svg:y="3.985cm"/>
          <draw:glue-point draw:id="7" svg:x="-3.573cm" svg:y="3.781cm"/>
          <draw:glue-point draw:id="8" svg:x="-3.327cm" svg:y="3.578cm"/>
          <draw:glue-point draw:id="9" svg:x="-3.078cm" svg:y="3.377cm"/>
          <draw:glue-point draw:id="10" svg:x="-2.83cm" svg:y="3.17cm"/>
          <draw:glue-point draw:id="11" svg:x="-2.581cm" svg:y="2.963cm"/>
          <draw:glue-point draw:id="12" svg:x="-2.333cm" svg:y="2.763cm"/>
          <draw:glue-point draw:id="13" svg:x="-2.09cm" svg:y="2.556cm"/>
          <draw:glue-point draw:id="14" svg:x="-1.841cm" svg:y="2.349cm"/>
          <draw:glue-point draw:id="15" svg:x="-1.593cm" svg:y="2.149cm"/>
          <draw:glue-point draw:id="16" svg:x="-1.346cm" svg:y="1.942cm"/>
          <draw:glue-point draw:id="17" svg:x="-1.1cm" svg:y="1.738cm"/>
          <draw:glue-point draw:id="18" svg:x="-0.855cm" svg:y="1.532cm"/>
          <draw:glue-point draw:id="19" svg:x="-0.608cm" svg:y="1.331cm"/>
          <draw:glue-point draw:id="20" svg:x="-0.366cm" svg:y="1.118cm"/>
          <draw:glue-point draw:id="21" svg:x="-0.119cm" svg:y="0.914cm"/>
          <draw:glue-point draw:id="22" svg:x="0.362cm" svg:y="0.507cm"/>
          <draw:glue-point draw:id="23" svg:x="0.605cm" svg:y="0.313cm"/>
          <draw:glue-point draw:id="24" svg:x="0.849cm" svg:y="0.11cm"/>
          <draw:glue-point draw:id="25" svg:x="1.098cm" svg:y="-0.08cm"/>
          <draw:glue-point draw:id="26" svg:x="1.344cm" svg:y="-0.283cm"/>
          <draw:glue-point draw:id="27" svg:x="1.589cm" svg:y="-0.483cm"/>
          <draw:glue-point draw:id="28" svg:x="1.838cm" svg:y="-0.69cm"/>
          <draw:glue-point draw:id="29" svg:x="2.086cm" svg:y="-0.894cm"/>
          <draw:glue-point draw:id="30" svg:x="2.333cm" svg:y="-1.098cm"/>
          <draw:glue-point draw:id="31" svg:x="2.577cm" svg:y="-1.305cm"/>
          <draw:glue-point draw:id="32" svg:x="2.83cm" svg:y="-1.508cm"/>
          <draw:glue-point draw:id="33" svg:x="3.074cm" svg:y="-1.718cm"/>
          <draw:glue-point draw:id="34" svg:x="3.321cm" svg:y="-1.915cm"/>
          <draw:glue-point draw:id="35" svg:x="3.57cm" svg:y="-2.122cm"/>
          <draw:glue-point draw:id="36" svg:x="3.818cm" svg:y="-2.329cm"/>
          <draw:glue-point draw:id="37" svg:x="4.061cm" svg:y="-2.533cm"/>
          <draw:glue-point draw:id="38" svg:x="4.313cm" svg:y="-2.733cm"/>
          <draw:glue-point draw:id="39" svg:x="4.56cm" svg:y="-2.943cm"/>
          <draw:glue-point draw:id="40" svg:x="4.319cm" svg:y="-4.395cm"/>
          <draw:glue-point draw:id="41" svg:x="4.072cm" svg:y="-4.195cm"/>
          <draw:glue-point draw:id="42" svg:x="3.824cm" svg:y="-3.988cm"/>
          <draw:glue-point draw:id="43" svg:x="3.573cm" svg:y="-3.778cm"/>
          <draw:glue-point draw:id="44" svg:x="3.331cm" svg:y="-3.574cm"/>
          <draw:glue-point draw:id="45" svg:x="3.08cm" svg:y="-3.371cm"/>
          <draw:glue-point draw:id="46" svg:x="2.837cm" svg:y="-3.17cm"/>
          <draw:glue-point draw:id="47" svg:x="2.587cm" svg:y="-2.963cm"/>
          <draw:glue-point draw:id="48" svg:x="2.34cm" svg:y="-2.753cm"/>
          <draw:glue-point draw:id="49" svg:x="2.092cm" svg:y="-2.556cm"/>
          <draw:glue-point draw:id="50" svg:x="1.845cm" svg:y="-2.349cm"/>
          <draw:glue-point draw:id="51" svg:x="1.597cm" svg:y="-2.149cm"/>
          <draw:glue-point draw:id="52" svg:x="1.348cm" svg:y="-1.939cm"/>
          <draw:glue-point draw:id="53" svg:x="1.102cm" svg:y="-1.732cm"/>
          <draw:glue-point draw:id="54" svg:x="0.859cm" svg:y="-1.532cm"/>
          <draw:glue-point draw:id="55" svg:x="0.612cm" svg:y="-1.328cm"/>
          <draw:glue-point draw:id="56" svg:x="0.371cm" svg:y="-1.118cm"/>
          <draw:glue-point draw:id="57" svg:x="0.125cm" svg:y="-0.911cm"/>
          <draw:glue-point draw:id="58" svg:x="-0.356cm" svg:y="-0.504cm"/>
          <draw:glue-point draw:id="59" svg:x="-0.599cm" svg:y="-0.31cm"/>
          <draw:glue-point draw:id="60" svg:x="-0.845cm" svg:y="-0.106cm"/>
          <draw:glue-point draw:id="61" svg:x="-1.094cm" svg:y="0.08cm"/>
          <draw:glue-point draw:id="62" svg:x="-1.337cm" svg:y="0.287cm"/>
          <draw:glue-point draw:id="63" svg:x="-1.587cm" svg:y="0.487cm"/>
          <draw:glue-point draw:id="64" svg:x="-1.832cm" svg:y="0.694cm"/>
          <draw:glue-point draw:id="65" svg:x="-2.082cm" svg:y="0.897cm"/>
          <draw:glue-point draw:id="66" svg:x="-2.327cm" svg:y="1.104cm"/>
          <draw:glue-point draw:id="67" svg:x="-2.574cm" svg:y="1.311cm"/>
          <draw:glue-point draw:id="68" svg:x="-2.824cm" svg:y="1.512cm"/>
          <draw:glue-point draw:id="69" svg:x="-3.069cm" svg:y="1.718cm"/>
          <draw:glue-point draw:id="70" svg:x="-3.319cm" svg:y="1.919cm"/>
          <draw:glue-point draw:id="71" svg:x="-3.566cm" svg:y="2.129cm"/>
          <draw:glue-point draw:id="72" svg:x="-3.814cm" svg:y="2.333cm"/>
          <draw:glue-point draw:id="73" svg:x="-4.057cm" svg:y="2.533cm"/>
          <draw:glue-point draw:id="74" svg:x="-4.309cm" svg:y="2.736cm"/>
          <draw:glue-point draw:id="75" svg:x="-4.556cm" svg:y="2.943cm"/>
          <draw:path draw:style-name="gr445" draw:text-style-name="P20" draw:layer="layout" svg:width="5.081cm" svg:height="0.734cm" draw:transform="rotate (0.523773308523498) translate (31.9815173332855cm 19.4544518654694cm)" svg:viewBox="0 0 5082 735" svg:d="M0 367c0-201 97-367 214-367 1551 0 3102 1 4653 1 117 0 215 166 215 367s-98 367-215 367c-1551 0-3102-1-4653-1-117 0-214-167-214-367z">
            <text:p text:style-name="P30"><text:span text:style-name="T1">Openreach</text:span></text:p>
          </draw:path>
          <draw:path draw:style-name="gr446" draw:text-style-name="P21" draw:layer="layout" svg:width="5.081cm" svg:height="0.734cm" draw:transform="rotate (0.523773308523498) translate (31.981443070535cm 19.4544516312017cm)" svg:viewBox="0 0 5082 735" svg:d="M0 367c0-201 97-367 214-367 116 0 213 167 213 367 0 201-97 367-213 367-117 0-214-167-214-367zM0 0zM5082 735z">
            <text:p/>
          </draw:path>
        </draw:g>
        <draw:g draw:style-name="gr3">
          <draw:glue-point draw:id="4" svg:x="0.555cm" svg:y="-5cm"/>
          <draw:glue-point draw:id="5" svg:x="3.333cm" svg:y="-3.888cm"/>
          <draw:glue-point draw:id="6" svg:x="3.333cm" svg:y="-0.555cm"/>
          <draw:glue-point draw:id="7" svg:x="3.333cm" svg:y="2.777cm"/>
          <draw:glue-point draw:id="8" svg:x="1.111cm" svg:y="3.666cm"/>
          <draw:glue-point draw:id="9" svg:x="-2.222cm" svg:y="5cm"/>
          <draw:glue-point draw:id="10" svg:x="-5cm" svg:y="3.888cm"/>
          <draw:glue-point draw:id="11" svg:x="-5cm" svg:y="1cm"/>
          <draw:glue-point draw:id="12" svg:x="-5cm" svg:y="-2.777cm"/>
          <draw:glue-point draw:id="13" svg:x="-2.222cm" svg:y="-3.888cm"/>
          <draw:glue-point draw:id="14" svg:x="-4.444cm" svg:y="2.333cm"/>
          <draw:glue-point draw:id="15" svg:x="-4.444cm" svg:y="3.444cm"/>
          <draw:glue-point draw:id="16" svg:x="-3.333cm" svg:y="3.888cm"/>
          <draw:glue-point draw:id="17" svg:x="1.666cm" svg:y="-4.555cm"/>
          <draw:glue-point draw:id="18" svg:x="-3.888cm" svg:y="4.333cm"/>
          <draw:path draw:style-name="gr447" draw:text-style-name="P4" draw:layer="layout" svg:width="1.49cm" svg:height="0.996cm" svg:x="31.575cm" svg:y="19.752cm" svg:viewBox="0 0 1491 997" svg:d="M0 997c315 0 1491-333 1491-598 0-266-28-399-344-399 0 199-1147 731-1147 997z">
            <text:p/>
          </draw:path>
          <draw:g draw:style-name="gr5">
            <draw:polygon draw:style-name="gr448" draw:text-style-name="P6" draw:layer="layout" svg:width="1.146cm" svg:height="2.657cm" svg:x="31.575cm" svg:y="18.092cm" svg:viewBox="0 0 1147 2658" draw:points="0,2658 0,664 1147,0 1147,1993">
              <text:p/>
            </draw:polygon>
            <draw:polygon draw:style-name="gr449" draw:text-style-name="P7" draw:layer="layout" svg:width="1.72cm" svg:height="0.996cm" svg:x="31cm" svg:y="17.759cm" svg:viewBox="0 0 1721 997" draw:points="574,997 0,664 1147,0 1721,333">
              <text:p/>
            </draw:polygon>
            <draw:polygon draw:style-name="gr450" draw:text-style-name="P5" draw:layer="layout" svg:width="0.573cm" svg:height="2.325cm" svg:x="31cm" svg:y="18.423cm" svg:viewBox="0 0 574 2326" draw:points="0,1993 0,0 574,333 574,2326">
              <text:p/>
            </draw:polygon>
            <draw:polygon draw:style-name="gr451" draw:text-style-name="P10" draw:layer="layout" svg:width="1.72cm" svg:height="2.989cm" svg:x="31cm" svg:y="17.759cm" svg:viewBox="0 0 1721 2990" draw:points="0,2658 0,664 1147,0 1721,333 1721,2326 574,2990">
              <text:p/>
            </draw:polygon>
            <draw:polygon draw:style-name="gr452" draw:text-style-name="P55" draw:layer="layout" svg:width="0.114cm" svg:height="0.264cm" svg:x="31.115cm" svg:y="20.085cm" svg:viewBox="0 0 115 265" draw:points="0,199 0,0 115,67 115,265">
              <text:p/>
            </draw:polygon>
            <draw:polygon draw:style-name="gr453" draw:text-style-name="P55" draw:layer="layout" svg:width="0.114cm" svg:height="0.264cm" svg:x="31.345cm" svg:y="20.218cm" svg:viewBox="0 0 115 265" draw:points="0,199 0,0 115,67 115,265">
              <text:p/>
            </draw:polygon>
            <draw:polygon draw:style-name="gr454" draw:text-style-name="P55" draw:layer="layout" svg:width="0.114cm" svg:height="0.264cm" svg:x="31.115cm" svg:y="19.752cm" svg:viewBox="0 0 115 265" draw:points="0,199 0,0 115,67 115,265">
              <text:p/>
            </draw:polygon>
            <draw:polygon draw:style-name="gr455" draw:text-style-name="P55" draw:layer="layout" svg:width="0.114cm" svg:height="0.264cm" svg:x="31.345cm" svg:y="19.886cm" svg:viewBox="0 0 115 265" draw:points="0,199 0,0 115,67 115,265">
              <text:p/>
            </draw:polygon>
            <draw:polygon draw:style-name="gr456" draw:text-style-name="P55" draw:layer="layout" svg:width="0.114cm" svg:height="0.465cm" svg:x="31.345cm" svg:y="19.222cm" svg:viewBox="0 0 115 466" draw:points="0,399 0,0 115,67 115,466">
              <text:p/>
            </draw:polygon>
            <draw:polygon draw:style-name="gr457" draw:text-style-name="P55" draw:layer="layout" svg:width="0.114cm" svg:height="0.465cm" svg:x="31.115cm" svg:y="19.088cm" svg:viewBox="0 0 115 466" draw:points="0,399 0,0 115,67 115,466">
              <text:p/>
            </draw:polygon>
            <draw:polygon draw:style-name="gr458" draw:text-style-name="P8" draw:layer="layout" svg:width="0.114cm" svg:height="0.264cm" svg:x="31.115cm" svg:y="18.689cm" svg:viewBox="0 0 115 265" draw:points="0,199 0,0 115,67 115,265">
              <text:p/>
            </draw:polygon>
            <draw:polygon draw:style-name="gr459" draw:text-style-name="P56" draw:layer="layout" svg:width="0.114cm" svg:height="0.264cm" svg:x="31.345cm" svg:y="18.823cm" svg:viewBox="0 0 115 265" draw:points="0,199 0,0 115,67 115,265">
              <text:p/>
            </draw:polygon>
          </draw:g>
        </draw:g>
        <draw:g draw:style-name="gr5">
          <draw:glue-point draw:id="4" svg:x="-4.318cm" svg:y="4.405cm"/>
          <draw:glue-point draw:id="5" svg:x="-4.071cm" svg:y="4.197cm"/>
          <draw:glue-point draw:id="6" svg:x="-3.82cm" svg:y="3.99cm"/>
          <draw:glue-point draw:id="7" svg:x="-3.576cm" svg:y="3.788cm"/>
          <draw:glue-point draw:id="8" svg:x="-3.329cm" svg:y="3.58cm"/>
          <draw:glue-point draw:id="9" svg:x="-3.082cm" svg:y="3.384cm"/>
          <draw:glue-point draw:id="10" svg:x="-2.834cm" svg:y="3.176cm"/>
          <draw:glue-point draw:id="11" svg:x="-2.587cm" svg:y="2.969cm"/>
          <draw:glue-point draw:id="12" svg:x="-2.34cm" svg:y="2.767cm"/>
          <draw:glue-point draw:id="13" svg:x="-2.096cm" svg:y="2.565cm"/>
          <draw:glue-point draw:id="14" svg:x="-1.845cm" svg:y="2.352cm"/>
          <draw:glue-point draw:id="15" svg:x="-1.598cm" svg:y="2.15cm"/>
          <draw:glue-point draw:id="16" svg:x="-1.35cm" svg:y="1.948cm"/>
          <draw:glue-point draw:id="17" svg:x="-1.103cm" svg:y="1.741cm"/>
          <draw:glue-point draw:id="18" svg:x="-0.859cm" svg:y="1.539cm"/>
          <draw:glue-point draw:id="19" svg:x="-0.612cm" svg:y="1.337cm"/>
          <draw:glue-point draw:id="20" svg:x="-0.372cm" svg:y="1.124cm"/>
          <draw:glue-point draw:id="21" svg:x="-0.125cm" svg:y="0.917cm"/>
          <draw:glue-point draw:id="22" svg:x="0.361cm" svg:y="0.513cm"/>
          <draw:glue-point draw:id="23" svg:x="0.605cm" svg:y="0.316cm"/>
          <draw:glue-point draw:id="24" svg:x="0.852cm" svg:y="0.114cm"/>
          <draw:glue-point draw:id="25" svg:x="1.099cm" svg:y="-0.087cm"/>
          <draw:glue-point draw:id="26" svg:x="1.343cm" svg:y="-0.289cm"/>
          <draw:glue-point draw:id="27" svg:x="1.59cm" svg:y="-0.491cm"/>
          <draw:glue-point draw:id="28" svg:x="1.841cm" svg:y="-0.693cm"/>
          <draw:glue-point draw:id="29" svg:x="2.085cm" svg:y="-0.9cm"/>
          <draw:glue-point draw:id="30" svg:x="2.336cm" svg:y="-1.102cm"/>
          <draw:glue-point draw:id="31" svg:x="2.579cm" svg:y="-1.31cm"/>
          <draw:glue-point draw:id="32" svg:x="2.831cm" svg:y="-1.517cm"/>
          <draw:glue-point draw:id="33" svg:x="3.074cm" svg:y="-1.724cm"/>
          <draw:glue-point draw:id="34" svg:x="3.321cm" svg:y="-1.921cm"/>
          <draw:glue-point draw:id="35" svg:x="3.569cm" svg:y="-2.128cm"/>
          <draw:glue-point draw:id="36" svg:x="3.82cm" svg:y="-2.336cm"/>
          <draw:glue-point draw:id="37" svg:x="4.063cm" svg:y="-2.538cm"/>
          <draw:glue-point draw:id="38" svg:x="4.311cm" svg:y="-2.74cm"/>
          <draw:glue-point draw:id="39" svg:x="4.562cm" svg:y="-2.947cm"/>
          <draw:glue-point draw:id="40" svg:x="4.322cm" svg:y="-4.399cm"/>
          <draw:glue-point draw:id="41" svg:x="4.071cm" svg:y="-4.197cm"/>
          <draw:glue-point draw:id="42" svg:x="3.824cm" svg:y="-3.99cm"/>
          <draw:glue-point draw:id="43" svg:x="3.573cm" svg:y="-3.782cm"/>
          <draw:glue-point draw:id="44" svg:x="3.329cm" svg:y="-3.58cm"/>
          <draw:glue-point draw:id="45" svg:x="3.082cm" svg:y="-3.378cm"/>
          <draw:glue-point draw:id="46" svg:x="2.838cm" svg:y="-3.176cm"/>
          <draw:glue-point draw:id="47" svg:x="2.587cm" svg:y="-2.969cm"/>
          <draw:glue-point draw:id="48" svg:x="2.343cm" svg:y="-2.756cm"/>
          <draw:glue-point draw:id="49" svg:x="2.092cm" svg:y="-2.56cm"/>
          <draw:glue-point draw:id="50" svg:x="1.845cm" svg:y="-2.352cm"/>
          <draw:glue-point draw:id="51" svg:x="1.598cm" svg:y="-2.15cm"/>
          <draw:glue-point draw:id="52" svg:x="1.35cm" svg:y="-1.943cm"/>
          <draw:glue-point draw:id="53" svg:x="1.103cm" svg:y="-1.735cm"/>
          <draw:glue-point draw:id="54" svg:x="0.859cm" svg:y="-1.539cm"/>
          <draw:glue-point draw:id="55" svg:x="0.612cm" svg:y="-1.331cm"/>
          <draw:glue-point draw:id="56" svg:x="0.372cm" svg:y="-1.124cm"/>
          <draw:glue-point draw:id="57" svg:x="0.125cm" svg:y="-0.917cm"/>
          <draw:glue-point draw:id="58" svg:x="-0.361cm" svg:y="-0.507cm"/>
          <draw:glue-point draw:id="59" svg:x="-0.605cm" svg:y="-0.316cm"/>
          <draw:glue-point draw:id="60" svg:x="-0.852cm" svg:y="-0.114cm"/>
          <draw:glue-point draw:id="61" svg:x="-1.099cm" svg:y="0.087cm"/>
          <draw:glue-point draw:id="62" svg:x="-1.343cm" svg:y="0.289cm"/>
          <draw:glue-point draw:id="63" svg:x="-1.59cm" svg:y="0.491cm"/>
          <draw:glue-point draw:id="64" svg:x="-1.837cm" svg:y="0.698cm"/>
          <draw:glue-point draw:id="65" svg:x="-2.085cm" svg:y="0.9cm"/>
          <draw:glue-point draw:id="66" svg:x="-2.332cm" svg:y="1.108cm"/>
          <draw:glue-point draw:id="67" svg:x="-2.579cm" svg:y="1.315cm"/>
          <draw:glue-point draw:id="68" svg:x="-2.827cm" svg:y="1.517cm"/>
          <draw:glue-point draw:id="69" svg:x="-3.074cm" svg:y="1.724cm"/>
          <draw:glue-point draw:id="70" svg:x="-3.325cm" svg:y="1.926cm"/>
          <draw:glue-point draw:id="71" svg:x="-3.569cm" svg:y="2.134cm"/>
          <draw:glue-point draw:id="72" svg:x="-3.82cm" svg:y="2.336cm"/>
          <draw:glue-point draw:id="73" svg:x="-4.06cm" svg:y="2.538cm"/>
          <draw:glue-point draw:id="74" svg:x="-4.311cm" svg:y="2.74cm"/>
          <draw:glue-point draw:id="75" svg:x="-4.562cm" svg:y="2.947cm"/>
          <draw:path draw:style-name="gr460" draw:text-style-name="P20" draw:layer="layout" svg:width="2.736cm" svg:height="0.735cm" draw:transform="rotate (0.523598775598299) translate (28.9002558100331cm 21.1277852941103cm)" svg:viewBox="0 0 2737 736" svg:d="M0 370c0-201 96-368 213-368 1552 0 758-2 2309-2 117 0 215 166 215 367s-98 368-215 368c-1551 0-757 2-2309 1-117 0-213-166-213-366z">
            <text:p text:style-name="P57"><text:span text:style-name="T1">PPPoE</text:span></text:p>
          </draw:path>
          <draw:path draw:style-name="gr461" draw:text-style-name="P21" draw:layer="layout" svg:width="1.525cm" svg:height="0.733cm" draw:transform="rotate (0.523598775598299) translate (28.9008965989816cm 21.1348693390584cm)" svg:viewBox="0 0 1526 734" svg:d="M0 368c0-201 97-368 214-368 116 0 213 167 214 367 0 201-98 367-215 367-116 0-212-166-213-366zM0 0zM1526 357z">
            <text:p/>
          </draw:path>
        </draw:g>
        <draw:g draw:style-name="gr3">
          <draw:path draw:style-name="gr462" draw:text-style-name="P4" draw:layer="layout" svg:width="0.97cm" svg:height="0.871cm" svg:x="29.227cm" svg:y="22.18cm" svg:viewBox="0 0 971 872" svg:d="M0 872c423 0 971-249 971-498s-16-374-324-374c0 267-647 515-647 872z">
            <text:p/>
          </draw:path>
          <draw:g draw:style-name="gr5">
            <draw:path draw:style-name="gr463" draw:text-style-name="P58" draw:layer="layout" svg:width="2.373cm" svg:height="1.495cm" svg:x="27.501cm" svg:y="21.619cm" svg:viewBox="0 0 2374 1496" svg:d="M2374 0c0 0 0 998-1 748 2 437-512 748-1185 748s-1187-311-1188-748c1 1 0-312 0-748 0 436 539 748 1187 748 649 0 1187-312 1187-748z">
              <text:p/>
            </draw:path>
            <draw:path draw:style-name="gr464" draw:text-style-name="P48" draw:layer="layout" svg:width="2.372cm" svg:height="1.494cm" svg:x="27.5cm" svg:y="20.871cm" svg:viewBox="0 0 2373 1495" svg:d="M1187 0c673 0 1186 323 1186 747s-513 748-1186 748-1187-324-1187-748 514-747 1187-747z">
              <text:p/>
            </draw:path>
            <draw:polygon draw:style-name="gr465" draw:text-style-name="P18" draw:layer="layout" svg:width="0.647cm" svg:height="0.373cm" svg:x="28.795cm" svg:y="21.681cm" svg:viewBox="0 0 648 374" draw:points="324,0 216,62 648,312 539,374 108,125 0,187 0,0">
              <text:p/>
            </draw:polygon>
            <draw:polygon draw:style-name="gr466" draw:text-style-name="P18" draw:layer="layout" svg:width="0.646cm" svg:height="0.373cm" svg:x="27.932cm" svg:y="21.183cm" svg:viewBox="0 0 647 374" draw:points="539,249 647,187 647,374 323,374 431,312 0,62 108,0">
              <text:p/>
            </draw:polygon>
            <draw:polygon draw:style-name="gr467" draw:text-style-name="P18" draw:layer="layout" svg:width="0.647cm" svg:height="0.373cm" svg:x="27.932cm" svg:y="21.681cm" svg:viewBox="0 0 648 374" draw:points="108,249 540,0 648,62 215,312 323,374 0,374 0,187">
              <text:p/>
            </draw:polygon>
            <draw:polygon draw:style-name="gr468" draw:text-style-name="P18" draw:layer="layout" svg:width="0.646cm" svg:height="0.373cm" svg:x="28.795cm" svg:y="21.183cm" svg:viewBox="0 0 647 374" draw:points="431,62 323,0 647,0 647,187 539,125 108,374 0,312">
              <text:p/>
            </draw:polygon>
            <draw:path draw:style-name="gr469" draw:text-style-name="P48" draw:layer="layout" svg:width="2.372cm" svg:height="0.747cm" svg:x="27.5cm" svg:y="21.868cm" svg:viewBox="0 0 2373 748" svg:d="M2373 0c0 424-513 748-1186 748s-1187-324-1187-748">
              <text:p/>
            </draw:path>
            <draw:line draw:style-name="gr470" draw:text-style-name="P59" draw:layer="layout" svg:x1="27.608cm" svg:y1="21.93cm" svg:x2="27.608cm" svg:y2="22.179cm">
              <text:p/>
            </draw:line>
            <draw:line draw:style-name="gr471" draw:text-style-name="P59" draw:layer="layout" svg:x1="27.824cm" svg:y1="22.117cm" svg:x2="27.824cm" svg:y2="22.366cm">
              <text:p/>
            </draw:line>
            <draw:line draw:style-name="gr472" draw:text-style-name="P59" draw:layer="layout" svg:x1="28.147cm" svg:y1="22.304cm" svg:x2="28.147cm" svg:y2="22.553cm">
              <text:p/>
            </draw:line>
            <draw:line draw:style-name="gr473" draw:text-style-name="P59" draw:layer="layout" svg:x1="28.471cm" svg:y1="22.367cm" svg:x2="28.471cm" svg:y2="22.616cm">
              <text:p/>
            </draw:line>
            <draw:line draw:style-name="gr474" draw:text-style-name="P59" draw:layer="layout" svg:x1="28.903cm" svg:y1="22.367cm" svg:x2="28.903cm" svg:y2="22.616cm">
              <text:p/>
            </draw:line>
            <draw:line draw:style-name="gr475" draw:text-style-name="P59" draw:layer="layout" svg:x1="29.227cm" svg:y1="22.304cm" svg:x2="29.227cm" svg:y2="22.553cm">
              <text:p/>
            </draw:line>
            <draw:line draw:style-name="gr476" draw:text-style-name="P59" draw:layer="layout" svg:x1="29.551cm" svg:y1="22.117cm" svg:x2="29.551cm" svg:y2="22.366cm">
              <text:p/>
            </draw:line>
            <draw:line draw:style-name="gr477" draw:text-style-name="P59" draw:layer="layout" svg:x1="29.766cm" svg:y1="21.93cm" svg:x2="29.766cm" svg:y2="22.179cm">
              <text:p/>
            </draw:line>
            <draw:line draw:style-name="gr478" draw:text-style-name="P59" draw:layer="layout" svg:x1="28.687cm" svg:y1="22.616cm" svg:x2="28.687cm" svg:y2="22.865cm">
              <text:p/>
            </draw:line>
            <draw:line draw:style-name="gr479" draw:text-style-name="P59" draw:layer="layout" svg:x1="29.119cm" svg:y1="22.554cm" svg:x2="29.119cm" svg:y2="22.803cm">
              <text:p/>
            </draw:line>
            <draw:line draw:style-name="gr480" draw:text-style-name="P59" draw:layer="layout" svg:x1="29.442cm" svg:y1="22.429cm" svg:x2="29.442cm" svg:y2="22.678cm">
              <text:p/>
            </draw:line>
            <draw:line draw:style-name="gr481" draw:text-style-name="P59" draw:layer="layout" svg:x1="29.659cm" svg:y1="22.304cm" svg:x2="29.659cm" svg:y2="22.553cm">
              <text:p/>
            </draw:line>
            <draw:line draw:style-name="gr482" draw:text-style-name="P59" draw:layer="layout" svg:x1="28.256cm" svg:y1="22.554cm" svg:x2="28.256cm" svg:y2="22.803cm">
              <text:p/>
            </draw:line>
            <draw:line draw:style-name="gr483" draw:text-style-name="P59" draw:layer="layout" svg:x1="27.932cm" svg:y1="22.429cm" svg:x2="27.932cm" svg:y2="22.678cm">
              <text:p/>
            </draw:line>
            <draw:line draw:style-name="gr484" draw:text-style-name="P59" draw:layer="layout" svg:x1="27.715cm" svg:y1="22.304cm" svg:x2="27.715cm" svg:y2="22.553cm">
              <text:p/>
            </draw:line>
            <draw:path draw:style-name="gr485" draw:text-style-name="P48" draw:layer="layout" svg:width="2.372cm" svg:height="0.747cm" svg:x="27.5cm" svg:y="22.117cm" svg:viewBox="0 0 2373 748" svg:d="M2373 0c0 424-513 748-1186 748s-1187-324-1187-748">
              <text:p/>
            </draw:path>
            <draw:line draw:style-name="gr486" draw:text-style-name="P59" draw:layer="layout" svg:x1="27.608cm" svg:y1="22.429cm" svg:x2="27.608cm" svg:y2="22.678cm">
              <text:p/>
            </draw:line>
            <draw:line draw:style-name="gr487" draw:text-style-name="P59" draw:layer="layout" svg:x1="27.824cm" svg:y1="22.616cm" svg:x2="27.824cm" svg:y2="22.865cm">
              <text:p/>
            </draw:line>
            <draw:line draw:style-name="gr488" draw:text-style-name="P59" draw:layer="layout" svg:x1="28.147cm" svg:y1="22.803cm" svg:x2="28.147cm" svg:y2="23.052cm">
              <text:p/>
            </draw:line>
            <draw:line draw:style-name="gr489" draw:text-style-name="P59" draw:layer="layout" svg:x1="28.471cm" svg:y1="22.865cm" svg:x2="28.471cm" svg:y2="23.114cm">
              <text:p/>
            </draw:line>
            <draw:line draw:style-name="gr490" draw:text-style-name="P59" draw:layer="layout" svg:x1="28.903cm" svg:y1="22.865cm" svg:x2="28.903cm" svg:y2="23.114cm">
              <text:p/>
            </draw:line>
            <draw:line draw:style-name="gr491" draw:text-style-name="P59" draw:layer="layout" svg:x1="29.227cm" svg:y1="22.803cm" svg:x2="29.227cm" svg:y2="23.052cm">
              <text:p/>
            </draw:line>
            <draw:line draw:style-name="gr492" draw:text-style-name="P59" draw:layer="layout" svg:x1="29.551cm" svg:y1="22.616cm" svg:x2="29.551cm" svg:y2="22.865cm">
              <text:p/>
            </draw:line>
            <draw:line draw:style-name="gr493" draw:text-style-name="P59" draw:layer="layout" svg:x1="29.766cm" svg:y1="22.429cm" svg:x2="29.766cm" svg:y2="22.678cm">
              <text:p/>
            </draw:line>
            <draw:path draw:style-name="gr494" draw:text-style-name="P39" draw:layer="layout" svg:width="2.374cm" svg:height="2.242cm" svg:x="27.5cm" svg:y="20.871cm" svg:viewBox="0 0 2375 2243" svg:d="M1187 0c673 0 1188 324 1188 748l-1 747c0 437-539 748-1187 748-647 0-1187-311-1187-748 0 0 1-747 0-748 0-424 514-747 1187-747z">
              <text:p/>
            </draw:path>
            <draw:polygon draw:style-name="gr495" draw:text-style-name="P26" draw:layer="layout" svg:width="0.215cm" svg:height="1.432cm" svg:x="28.579cm" svg:y="20.187cm" svg:viewBox="0 0 216 1433" draw:points="109,1433 109,249 0,125 109,0 216,125 109,249">
              <text:p/>
            </draw:polygon>
            <draw:path draw:style-name="gr496" draw:text-style-name="P28" draw:layer="layout" svg:width="0.161cm" svg:height="0.373cm" svg:x="28.903cm" svg:y="20.124cm" svg:viewBox="0 0 162 374" svg:d="M0 0c216 62 216 312 0 374">
              <text:p/>
            </draw:path>
            <draw:path draw:style-name="gr497" draw:text-style-name="P28" draw:layer="layout" svg:width="0.161cm" svg:height="0.373cm" svg:x="28.31cm" svg:y="20.124cm" svg:viewBox="0 0 162 374" svg:d="M162 0c-216 62-216 312 0 374">
              <text:p/>
            </draw:path>
            <draw:path draw:style-name="gr498" draw:text-style-name="P28" draw:layer="layout" svg:width="0.161cm" svg:height="0.622cm" svg:x="28.094cm" svg:y="20cm" svg:viewBox="0 0 162 623" svg:d="M162 0c-216 62-216 561 0 623">
              <text:p/>
            </draw:path>
            <draw:path draw:style-name="gr499" draw:text-style-name="P28" draw:layer="layout" svg:width="0.16cm" svg:height="0.622cm" svg:x="29.119cm" svg:y="20cm" svg:viewBox="0 0 161 623" svg:d="M0 0c215 62 215 561 0 623">
              <text:p/>
            </draw:path>
            <draw:path draw:style-name="gr500" draw:text-style-name="P28" draw:layer="layout" svg:width="0.161cm" svg:height="0.871cm" svg:x="27.878cm" svg:y="19.875cm" svg:viewBox="0 0 162 872" svg:d="M162 0c-216 62-216 810 0 872">
              <text:p/>
            </draw:path>
            <draw:path draw:style-name="gr501" draw:text-style-name="P28" draw:layer="layout" svg:width="0.158cm" svg:height="0.871cm" svg:x="29.335cm" svg:y="19.875cm" svg:viewBox="0 0 159 872" svg:d="M0 0c216 62 207 796 0 872">
              <text:p/>
            </draw:path>
            <draw:path draw:style-name="gr502" draw:text-style-name="P28" draw:layer="layout" svg:width="0.161cm" svg:height="1.121cm" svg:x="27.662cm" svg:y="19.75cm" svg:viewBox="0 0 162 1122" svg:d="M162 0c-216 62-216 1059 0 1122">
              <text:p/>
            </draw:path>
            <draw:path draw:style-name="gr503" draw:text-style-name="P28" draw:layer="layout" svg:width="0.16cm" svg:height="1.121cm" svg:x="29.551cm" svg:y="19.75cm" svg:viewBox="0 0 161 1122" svg:d="M0 0c215 62 215 1059 0 1122">
              <text:p/>
            </draw:path>
          </draw:g>
        </draw:g>
        <draw:custom-shape draw:style-name="gr504" draw:text-style-name="P61" draw:layer="layout" svg:width="4.865cm" svg:height="2.108cm" svg:x="35.385cm" svg:y="15.7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60"><text:span text:style-name="T2">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05" draw:text-style-name="P29" draw:layer="layout" svg:width="5.938cm" svg:height="0.962cm" svg:x="21.562cm" svg:y="6.75cm">
          <draw:text-box>
            <text:p>edward-desktop-01</text:p>
          </draw:text-box>
        </draw:frame>
        <draw:frame draw:style-name="gr506" draw:text-style-name="P3" draw:layer="layout" svg:width="1.348cm" svg:height="0.962cm" svg:x="12.5cm" svg:y="14.25cm">
          <draw:text-box>
            <text:p text:style-name="P2">srv</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BM Plex Sans SC" svg:font-family="'IBM Plex Sans SC'"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loext:gradient-stop svg:offset="0" loext:color-type="rgb" loext:color-value="#333333"/>
      <loext:gradient-stop svg:offset="1" loext:color-type="rgb" loext:color-value="#999999"/>
    </draw:gradient>
    <draw:gradient draw:name="Dark_20_Grey_20_Linear_20_T" draw:display-name="Dark Grey Linear T" draw:style="linear" draw:start-color="#333333" draw:end-color="#999999" draw:start-intensity="100%" draw:end-intensity="100%" draw:angle="0deg" draw:border="10%">
      <loext:gradient-stop svg:offset="0" loext:color-type="rgb" loext:color-value="#333333"/>
      <loext:gradient-stop svg:offset="1" loext:color-type="rgb" loext:color-value="#999999"/>
    </draw:gradient>
    <draw:gradient draw:name="Dark_20_Grey_20_Square_20_BR" draw:display-name="Dark Grey Square BR" draw:style="square" draw:cx="30%" draw:cy="30%" draw:start-color="#333333" draw:end-color="#999999" draw:start-intensity="100%" draw:end-intensity="100%" draw:angle="0deg" draw:border="0%">
      <loext:gradient-stop svg:offset="0" loext:color-type="rgb" loext:color-value="#333333"/>
      <loext:gradient-stop svg:offset="1" loext:color-type="rgb" loext:color-value="#999999"/>
    </draw:gradient>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1" draw:display-name="Gradient 11" draw:style="square" draw:cx="30%" draw:cy="30%" draw:start-color="#6f420d" draw:end-color="#a56313" draw:start-intensity="100%" draw:end-intensity="100%" draw:angle="0deg" draw:border="0%">
      <loext:gradient-stop svg:offset="0" loext:color-type="rgb" loext:color-value="#6f420d"/>
      <loext:gradient-stop svg:offset="1" loext:color-type="rgb" loext:color-value="#a56313"/>
    </draw:gradient>
    <draw:gradient draw:name="Light_20_Blue_20_Linear_20_L" draw:display-name="Light Blue Linear L" draw:style="linear" draw:start-color="#93d4f0" draw:end-color="#e9f6fc" draw:start-intensity="100%" draw:end-intensity="100%" draw:angle="180deg" draw:border="10%">
      <loext:gradient-stop svg:offset="0" loext:color-type="rgb" loext:color-value="#93d4f0"/>
      <loext:gradient-stop svg:offset="1" loext:color-type="rgb" loext:color-value="#e9f6fc"/>
    </draw:gradient>
    <draw:gradient draw:name="Light_20_Green_20_Axial_20_H" draw:display-name="Light Green Axial H" draw:style="axial" draw:start-color="#ebf7ec" draw:end-color="#c3e8c8" draw:start-intensity="100%" draw:end-intensity="100%" draw:angle="180deg" draw:border="0%">
      <loext:gradient-stop svg:offset="0" loext:color-type="rgb" loext:color-value="#ebf7ec"/>
      <loext:gradient-stop svg:offset="1" loext:color-type="rgb" loext:color-value="#c3e8c8"/>
    </draw:gradient>
    <draw:gradient draw:name="Light_20_Green_20_Linear_20_T" draw:display-name="Light Green Linear T" draw:style="linear" draw:start-color="#c3e8c8" draw:end-color="#ebf7ec" draw:start-intensity="100%" draw:end-intensity="100%" draw:angle="0deg" draw:border="10%">
      <loext:gradient-stop svg:offset="0" loext:color-type="rgb" loext:color-value="#c3e8c8"/>
      <loext:gradient-stop svg:offset="1" loext:color-type="rgb" loext:color-value="#ebf7ec"/>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Light_20_Orange_20_Square_20_BR" draw:display-name="Light Orange Square BR" draw:style="square" draw:cx="30%" draw:cy="30%" draw:start-color="#fbc98e" draw:end-color="#fef4e8" draw:start-intensity="100%" draw:end-intensity="100%" draw:angle="0deg" draw:border="0%">
      <loext:gradient-stop svg:offset="0" loext:color-type="rgb" loext:color-value="#fbc98e"/>
      <loext:gradient-stop svg:offset="1" loext:color-type="rgb" loext:color-value="#fef4e8"/>
    </draw:gradient>
    <draw:gradient draw:name="Light_20_Purple_20_Linear_20_B" draw:display-name="Light Purple Linear B" draw:style="linear" draw:start-color="#c893c7" draw:end-color="#f4e9f3" draw:start-intensity="100%" draw:end-intensity="100%" draw:angle="0deg" draw:border="10%">
      <loext:gradient-stop svg:offset="0" loext:color-type="rgb" loext:color-value="#c893c7"/>
      <loext:gradient-stop svg:offset="1" loext:color-type="rgb" loext:color-value="#f4e9f3"/>
    </draw:gradient>
    <draw:gradient draw:name="Light_20_Purple_20_Linear_20_L" draw:display-name="Light Purple Linear L" draw:style="linear" draw:start-color="#c893c7" draw:end-color="#f4e9f3" draw:start-intensity="100%" draw:end-intensity="100%" draw:angle="180deg" draw:border="10%">
      <loext:gradient-stop svg:offset="0" loext:color-type="rgb" loext:color-value="#c893c7"/>
      <loext:gradient-stop svg:offset="1" loext:color-type="rgb" loext:color-value="#f4e9f3"/>
    </draw:gradient>
    <draw:gradient draw:name="Light_20_Purple_20_Linear_20_T" draw:display-name="Light Purple Linear T" draw:style="linear" draw:start-color="#c893c7" draw:end-color="#f4e9f3" draw:start-intensity="100%" draw:end-intensity="100%" draw:angle="0deg" draw:border="10%">
      <loext:gradient-stop svg:offset="0" loext:color-type="rgb" loext:color-value="#c893c7"/>
      <loext:gradient-stop svg:offset="1" loext:color-type="rgb" loext:color-value="#f4e9f3"/>
    </draw:gradient>
    <draw:gradient draw:name="Light_20_Purple_20_Square_20_BR" draw:display-name="Light Purple Square BR" draw:style="square" draw:cx="30%" draw:cy="30%" draw:start-color="#c893c7" draw:end-color="#f4e9f3" draw:start-intensity="100%" draw:end-intensity="100%" draw:angle="0deg" draw:border="0%">
      <loext:gradient-stop svg:offset="0" loext:color-type="rgb" loext:color-value="#c893c7"/>
      <loext:gradient-stop svg:offset="1" loext:color-type="rgb" loext:color-value="#f4e9f3"/>
    </draw:gradient>
    <draw:gradient draw:name="Light_20_Red_20_Axial_20_H" draw:display-name="Light Red Axial H" draw:style="axial" draw:start-color="#f8e8ea" draw:end-color="#de8e96" draw:start-intensity="100%" draw:end-intensity="100%" draw:angle="180deg" draw:border="0%">
      <loext:gradient-stop svg:offset="0" loext:color-type="rgb" loext:color-value="#f8e8ea"/>
      <loext:gradient-stop svg:offset="1" loext:color-type="rgb" loext:color-value="#de8e96"/>
    </draw:gradient>
    <draw:gradient draw:name="Light_20_Red_20_Linear_20_L" draw:display-name="Light Red Linear L" draw:style="linear" draw:start-color="#de8e96" draw:end-color="#f8e8ea" draw:start-intensity="100%" draw:end-intensity="100%" draw:angle="180deg" draw:border="10%">
      <loext:gradient-stop svg:offset="0" loext:color-type="rgb" loext:color-value="#de8e96"/>
      <loext:gradient-stop svg:offset="1" loext:color-type="rgb" loext:color-value="#f8e8ea"/>
    </draw:gradient>
    <draw:gradient draw:name="Light_20_Red_20_Linear_20_T" draw:display-name="Light Red Linear T" draw:style="linear" draw:start-color="#de8e96" draw:end-color="#f8e8ea" draw:start-intensity="100%" draw:end-intensity="100%" draw:angle="0deg" draw:border="10%">
      <loext:gradient-stop svg:offset="0" loext:color-type="rgb" loext:color-value="#de8e96"/>
      <loext:gradient-stop svg:offset="1" loext:color-type="rgb" loext:color-value="#f8e8ea"/>
    </draw:gradient>
    <draw:gradient draw:name="Light_20_Red_20_Square_20_BR" draw:display-name="Light Red Square BR" draw:style="square" draw:cx="30%" draw:cy="30%" draw:start-color="#de8e96" draw:end-color="#f8e8ea" draw:start-intensity="100%" draw:end-intensity="100%" draw:angle="0deg" draw:border="0%">
      <loext:gradient-stop svg:offset="0" loext:color-type="rgb" loext:color-value="#de8e96"/>
      <loext:gradient-stop svg:offset="1" loext:color-type="rgb" loext:color-value="#f8e8e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VRT_20_Light_20_Axial_20_H" draw:display-name="VRT Light Axial H" draw:style="axial" draw:start-color="#7fb9dd" draw:end-color="#0073bc" draw:start-intensity="100%" draw:end-intensity="100%" draw:angle="180deg" draw:border="0%">
      <loext:gradient-stop svg:offset="0" loext:color-type="rgb" loext:color-value="#7fb9dd"/>
      <loext:gradient-stop svg:offset="1" loext:color-type="rgb" loext:color-value="#0073bc"/>
    </draw:gradient>
    <draw:gradient draw:name="VRT_20_Light_20_Axial_20_V" draw:display-name="VRT Light Axial V" draw:style="axial" draw:start-color="#7fb9dd" draw:end-color="#0073bc" draw:start-intensity="100%" draw:end-intensity="100%" draw:angle="0deg" draw:border="0%">
      <loext:gradient-stop svg:offset="0" loext:color-type="rgb" loext:color-value="#7fb9dd"/>
      <loext:gradient-stop svg:offset="1" loext:color-type="rgb" loext:color-value="#0073bc"/>
    </draw:gradient>
    <draw:gradient draw:name="VRT_20_Light_20_Linear_20_L" draw:display-name="VRT Light Linear L" draw:style="linear" draw:start-color="#0073bc" draw:end-color="#7fb9dd" draw:start-intensity="100%" draw:end-intensity="100%" draw:angle="180deg" draw:border="10%">
      <loext:gradient-stop svg:offset="0" loext:color-type="rgb" loext:color-value="#0073bc"/>
      <loext:gradient-stop svg:offset="1" loext:color-type="rgb" loext:color-value="#7fb9dd"/>
    </draw:gradient>
    <draw:gradient draw:name="VRT_20_Light_20_Linear_20_T" draw:display-name="VRT Light Linear T" draw:style="linear" draw:start-color="#0073bc" draw:end-color="#7fb9dd" draw:start-intensity="100%" draw:end-intensity="100%" draw:angle="0deg" draw:border="10%">
      <loext:gradient-stop svg:offset="0" loext:color-type="rgb" loext:color-value="#0073bc"/>
      <loext:gradient-stop svg:offset="1" loext:color-type="rgb" loext:color-value="#7fb9dd"/>
    </draw:gradient>
    <draw:gradient draw:name="VRT_20_Light_20_Linear_20_TR" draw:display-name="VRT Light Linear TR" draw:style="linear" draw:start-color="#0073bc" draw:end-color="#7fb9dd" draw:start-intensity="100%" draw:end-intensity="100%" draw:angle="270deg" draw:border="10%">
      <loext:gradient-stop svg:offset="0" loext:color-type="rgb" loext:color-value="#0073bc"/>
      <loext:gradient-stop svg:offset="1" loext:color-type="rgb" loext:color-value="#7fb9dd"/>
    </draw:gradient>
    <draw:gradient draw:name="VRT_20_Light_20_Radial" draw:display-name="VRT Light Radial" draw:style="radial" draw:cx="50%" draw:cy="50%" draw:start-color="#0073bc" draw:end-color="#7fb9dd" draw:start-intensity="100%" draw:end-intensity="100%" draw:border="0%">
      <loext:gradient-stop svg:offset="0" loext:color-type="rgb" loext:color-value="#0073bc"/>
      <loext:gradient-stop svg:offset="1" loext:color-type="rgb" loext:color-value="#7fb9dd"/>
    </draw:gradient>
    <draw:gradient draw:name="VRT_20_Light_20_Square_20_BR" draw:display-name="VRT Light Square BR" draw:style="square" draw:cx="30%" draw:cy="30%" draw:start-color="#0073bc" draw:end-color="#7fb9dd" draw:start-intensity="100%" draw:end-intensity="100%" draw:angle="0deg" draw:border="0%">
      <loext:gradient-stop svg:offset="0" loext:color-type="rgb" loext:color-value="#0073bc"/>
      <loext:gradient-stop svg:offset="1" loext:color-type="rgb" loext:color-value="#7fb9dd"/>
    </draw:gradient>
    <draw:fill-image draw:name="_35__20_Percent" draw:display-name="5 Percent" xlink:href="Pictures/1000000000000008000000083796B955.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BM Plex Sans SC" style:font-family-asian="'IBM Plex Sans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3T18:35:15.195984555</meta:creation-date>
    <meta:editing-duration>PT3H35M5S</meta:editing-duration>
    <meta:editing-cycles>99</meta:editing-cycles>
    <meta:generator>LibreOffice/25.2.3.2$Linux_X86_64 LibreOffice_project/520$Build-2</meta:generator>
    <dc:date>2025-10-04T00:52:16.565486029</dc:date>
    <meta:print-date>2025-10-03T19:52:24.532574984</meta:print-date>
    <meta:document-statistic meta:object-count="605"/>
  </office:meta>
</office:document-meta>
</file>